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style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1.9047in" svg:height="6.6961in" svg:x="5.665in" svg:y="0.4571in">
            <draw:object draw:notify-on-update-of-ranges="Sheet1.A2:Sheet1.A152 Sheet1.B2:Sheet1.B152 Sheet1.E1:Sheet1.E1 Sheet1.E2:Sheet1.E152 Sheet1.D2:Sheet1.D152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0.26265" calcext:value-type="float">
            <text:p>0.26265</text:p>
          </table:table-cell>
          <table:table-cell office:value-type="float" office:value="-0.425458" calcext:value-type="float">
            <text:p>-0.4254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8198" calcext:value-type="float">
            <text:p>-0.218198</text:p>
          </table:table-cell>
          <table:table-cell office:value-type="float" office:value="-0.449877" calcext:value-type="float">
            <text:p>-0.4498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4963" calcext:value-type="float">
            <text:p>-0.364963</text:p>
          </table:table-cell>
          <table:table-cell office:value-type="float" office:value="-0.341763" calcext:value-type="float">
            <text:p>-0.3417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02276" calcext:value-type="float">
            <text:p>0.102276</text:p>
          </table:table-cell>
          <table:table-cell office:value-type="float" office:value="0.489428" calcext:value-type="float">
            <text:p>0.4894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5443" calcext:value-type="float">
            <text:p>0.285443</text:p>
          </table:table-cell>
          <table:table-cell office:value-type="float" office:value="0.410515" calcext:value-type="float">
            <text:p>0.41051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1249" calcext:value-type="float">
            <text:p>0.191249</text:p>
          </table:table-cell>
          <table:table-cell office:value-type="float" office:value="0.461978" calcext:value-type="float">
            <text:p>0.4619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80253" calcext:value-type="float">
            <text:p>0.180253</text:p>
          </table:table-cell>
          <table:table-cell office:value-type="float" office:value="-0.466378" calcext:value-type="float">
            <text:p>-0.4663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25571" calcext:value-type="float">
            <text:p>-0.225571</text:p>
          </table:table-cell>
          <table:table-cell office:value-type="float" office:value="-0.446226" calcext:value-type="float">
            <text:p>-0.44622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53147" calcext:value-type="float">
            <text:p>-0.253147</text:p>
          </table:table-cell>
          <table:table-cell office:value-type="float" office:value="0.43118" calcext:value-type="float">
            <text:p>0.431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8944" calcext:value-type="float">
            <text:p>0.288944</text:p>
          </table:table-cell>
          <table:table-cell office:value-type="float" office:value="-0.408058" calcext:value-type="float">
            <text:p>-0.4080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0444965" calcext:value-type="float">
            <text:p>0.00444965</text:p>
          </table:table-cell>
          <table:table-cell office:value-type="float" office:value="0.49998" calcext:value-type="float">
            <text:p>0.499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806969" calcext:value-type="float">
            <text:p>-0.0806969</text:p>
          </table:table-cell>
          <table:table-cell office:value-type="float" office:value="0.493445" calcext:value-type="float">
            <text:p>0.4934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10919" calcext:value-type="float">
            <text:p>0.0710919</text:p>
          </table:table-cell>
          <table:table-cell office:value-type="float" office:value="-0.49492" calcext:value-type="float">
            <text:p>-0.494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8478" calcext:value-type="float">
            <text:p>-0.328478</text:p>
          </table:table-cell>
          <table:table-cell office:value-type="float" office:value="-0.376964" calcext:value-type="float">
            <text:p>-0.3769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549" calcext:value-type="float">
            <text:p>-0.11549</text:p>
          </table:table-cell>
          <table:table-cell office:value-type="float" office:value="0.486479" calcext:value-type="float">
            <text:p>0.4864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0261" calcext:value-type="float">
            <text:p>-0.230261</text:p>
          </table:table-cell>
          <table:table-cell office:value-type="float" office:value="-0.443824" calcext:value-type="float">
            <text:p>-0.4438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3153" calcext:value-type="float">
            <text:p>-0.363153</text:p>
          </table:table-cell>
          <table:table-cell office:value-type="float" office:value="-0.343686" calcext:value-type="float">
            <text:p>-0.3436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729399" calcext:value-type="float">
            <text:p>0.0729399</text:p>
          </table:table-cell>
          <table:table-cell office:value-type="float" office:value="0.494651" calcext:value-type="float">
            <text:p>0.49465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05999" calcext:value-type="float">
            <text:p>0.305999</text:p>
          </table:table-cell>
          <table:table-cell office:value-type="float" office:value="-0.39543" calcext:value-type="float">
            <text:p>-0.3954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08344" calcext:value-type="float">
            <text:p>-0.108344</text:p>
          </table:table-cell>
          <table:table-cell office:value-type="float" office:value="-0.48812" calcext:value-type="float">
            <text:p>-0.4881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0922" calcext:value-type="float">
            <text:p>0.410922</text:p>
          </table:table-cell>
          <table:table-cell office:value-type="float" office:value="0.284857" calcext:value-type="float">
            <text:p>0.2848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0502109" calcext:value-type="float">
            <text:p>-0.00502109</text:p>
          </table:table-cell>
          <table:table-cell office:value-type="float" office:value="0.499975" calcext:value-type="float">
            <text:p>0.4999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60468" calcext:value-type="float">
            <text:p>-0.160468</text:p>
          </table:table-cell>
          <table:table-cell office:value-type="float" office:value="0.47355" calcext:value-type="float">
            <text:p>0.4735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24583" calcext:value-type="float">
            <text:p>-0.0924583</text:p>
          </table:table-cell>
          <table:table-cell office:value-type="float" office:value="-0.491377" calcext:value-type="float">
            <text:p>-0.4913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3527" calcext:value-type="float">
            <text:p>-0.213527</text:p>
          </table:table-cell>
          <table:table-cell office:value-type="float" office:value="0.452113" calcext:value-type="float">
            <text:p>0.4521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17951" calcext:value-type="float">
            <text:p>0.417951</text:p>
          </table:table-cell>
          <table:table-cell office:value-type="float" office:value="-0.274439" calcext:value-type="float">
            <text:p>-0.2744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1836" calcext:value-type="float">
            <text:p>-0.041836</text:p>
          </table:table-cell>
          <table:table-cell office:value-type="float" office:value="0.498247" calcext:value-type="float">
            <text:p>0.4982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85619" calcext:value-type="float">
            <text:p>-0.385619</text:p>
          </table:table-cell>
          <table:table-cell office:value-type="float" office:value="0.318274" calcext:value-type="float">
            <text:p>0.3182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4982" calcext:value-type="float">
            <text:p>0.464982</text:p>
          </table:table-cell>
          <table:table-cell office:value-type="float" office:value="0.183825" calcext:value-type="float">
            <text:p>0.1838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52203" calcext:value-type="float">
            <text:p>0.152203</text:p>
          </table:table-cell>
          <table:table-cell office:value-type="float" office:value="-0.476271" calcext:value-type="float">
            <text:p>-0.4762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61559" calcext:value-type="float">
            <text:p>0.461559</text:p>
          </table:table-cell>
          <table:table-cell office:value-type="float" office:value="0.192258" calcext:value-type="float">
            <text:p>0.1922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638319" calcext:value-type="float">
            <text:p>0.0638319</text:p>
          </table:table-cell>
          <table:table-cell office:value-type="float" office:value="0.495909" calcext:value-type="float">
            <text:p>0.4959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80853" calcext:value-type="float">
            <text:p>0.280853</text:p>
          </table:table-cell>
          <table:table-cell office:value-type="float" office:value="0.413668" calcext:value-type="float">
            <text:p>0.4136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13151" calcext:value-type="float">
            <text:p>-0.413151</text:p>
          </table:table-cell>
          <table:table-cell office:value-type="float" office:value="0.281614" calcext:value-type="float">
            <text:p>0.2816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571784" calcext:value-type="float">
            <text:p>0.0571784</text:p>
          </table:table-cell>
          <table:table-cell office:value-type="float" office:value="0.49672" calcext:value-type="float">
            <text:p>0.496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22943" calcext:value-type="float">
            <text:p>0.222943</text:p>
          </table:table-cell>
          <table:table-cell office:value-type="float" office:value="-0.447545" calcext:value-type="float">
            <text:p>-0.4475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95814" calcext:value-type="float">
            <text:p>0.195814</text:p>
          </table:table-cell>
          <table:table-cell office:value-type="float" office:value="0.460062" calcext:value-type="float">
            <text:p>0.46006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84071" calcext:value-type="float">
            <text:p>0.384071</text:p>
          </table:table-cell>
          <table:table-cell office:value-type="float" office:value="0.32014" calcext:value-type="float">
            <text:p>0.320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50372" calcext:value-type="float">
            <text:p>-0.150372</text:p>
          </table:table-cell>
          <table:table-cell office:value-type="float" office:value="0.476852" calcext:value-type="float">
            <text:p>0.4768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9385" calcext:value-type="float">
            <text:p>-0.489385</text:p>
          </table:table-cell>
          <table:table-cell office:value-type="float" office:value="-0.10248" calcext:value-type="float">
            <text:p>-0.102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00656" calcext:value-type="float">
            <text:p>0.200656</text:p>
          </table:table-cell>
          <table:table-cell office:value-type="float" office:value="-0.457971" calcext:value-type="float">
            <text:p>-0.4579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7135" calcext:value-type="float">
            <text:p>-0.197135</text:p>
          </table:table-cell>
          <table:table-cell office:value-type="float" office:value="-0.459497" calcext:value-type="float">
            <text:p>-0.4594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20039" calcext:value-type="float">
            <text:p>0.120039</text:p>
          </table:table-cell>
          <table:table-cell office:value-type="float" office:value="-0.485377" calcext:value-type="float">
            <text:p>-0.4853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57091" calcext:value-type="float">
            <text:p>0.257091</text:p>
          </table:table-cell>
          <table:table-cell office:value-type="float" office:value="0.428841" calcext:value-type="float">
            <text:p>0.4288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98126" calcext:value-type="float">
            <text:p>0.398126</text:p>
          </table:table-cell>
          <table:table-cell office:value-type="float" office:value="0.302483" calcext:value-type="float">
            <text:p>0.3024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902951" calcext:value-type="float">
            <text:p>0.0902951</text:p>
          </table:table-cell>
          <table:table-cell office:value-type="float" office:value="0.491779" calcext:value-type="float">
            <text:p>0.49177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21974" calcext:value-type="float">
            <text:p>-0.321974</text:p>
          </table:table-cell>
          <table:table-cell office:value-type="float" office:value="0.382534" calcext:value-type="float">
            <text:p>0.3825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553061" calcext:value-type="float">
            <text:p>-0.0553061</text:p>
          </table:table-cell>
          <table:table-cell office:value-type="float" office:value="-0.496932" calcext:value-type="float">
            <text:p>-0.4969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1629" calcext:value-type="float">
            <text:p>-0.11629</text:p>
          </table:table-cell>
          <table:table-cell office:value-type="float" office:value="-0.486289" calcext:value-type="float">
            <text:p>-0.4862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3446" calcext:value-type="float">
            <text:p>-0.483446</text:p>
          </table:table-cell>
          <table:table-cell office:value-type="float" office:value="0.127592" calcext:value-type="float">
            <text:p>0.127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05865" calcext:value-type="float">
            <text:p>-7.05865</text:p>
          </table:table-cell>
          <table:table-cell office:value-type="float" office:value="-7.08346" calcext:value-type="float">
            <text:p>-7.0834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0717" calcext:value-type="float">
            <text:p>-1.0717</text:p>
          </table:table-cell>
          <table:table-cell office:value-type="float" office:value="9.94241" calcext:value-type="float">
            <text:p>9.9424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12466" calcext:value-type="float">
            <text:p>6.12466</text:p>
          </table:table-cell>
          <table:table-cell office:value-type="float" office:value="7.90497" calcext:value-type="float">
            <text:p>7.9049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02199" calcext:value-type="float">
            <text:p>8.02199</text:p>
          </table:table-cell>
          <table:table-cell office:value-type="float" office:value="-5.97056" calcext:value-type="float">
            <text:p>-5.9705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2752" calcext:value-type="float">
            <text:p>-6.32752</text:p>
          </table:table-cell>
          <table:table-cell office:value-type="float" office:value="7.74355" calcext:value-type="float">
            <text:p>7.7435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5613" calcext:value-type="float">
            <text:p>6.35613</text:p>
          </table:table-cell>
          <table:table-cell office:value-type="float" office:value="-7.72008" calcext:value-type="float">
            <text:p>-7.7200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38054" calcext:value-type="float">
            <text:p>9.38054</text:p>
          </table:table-cell>
          <table:table-cell office:value-type="float" office:value="3.46489" calcext:value-type="float">
            <text:p>3.4648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26526" calcext:value-type="float">
            <text:p>-4.26526</text:p>
          </table:table-cell>
          <table:table-cell office:value-type="float" office:value="-9.04475" calcext:value-type="float">
            <text:p>-9.044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17843" calcext:value-type="float">
            <text:p>-6.17843</text:p>
          </table:table-cell>
          <table:table-cell office:value-type="float" office:value="-7.86302" calcext:value-type="float">
            <text:p>-7.8630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14881" calcext:value-type="float">
            <text:p>4.14881</text:p>
          </table:table-cell>
          <table:table-cell office:value-type="float" office:value="-9.09876" calcext:value-type="float">
            <text:p>-9.0987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6739" calcext:value-type="float">
            <text:p>1.6739</text:p>
          </table:table-cell>
          <table:table-cell office:value-type="float" office:value="-9.85891" calcext:value-type="float">
            <text:p>-9.8589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4531" calcext:value-type="float">
            <text:p>5.94531</text:p>
          </table:table-cell>
          <table:table-cell office:value-type="float" office:value="8.04073" calcext:value-type="float">
            <text:p>8.0407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21603" calcext:value-type="float">
            <text:p>9.21603</text:p>
          </table:table-cell>
          <table:table-cell office:value-type="float" office:value="-3.88133" calcext:value-type="float">
            <text:p>-3.881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47909" calcext:value-type="float">
            <text:p>-3.47909</text:p>
          </table:table-cell>
          <table:table-cell office:value-type="float" office:value="9.37528" calcext:value-type="float">
            <text:p>9.375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9024" calcext:value-type="float">
            <text:p>5.19024</text:p>
          </table:table-cell>
          <table:table-cell office:value-type="float" office:value="-8.54759" calcext:value-type="float">
            <text:p>-8.5475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.13058" calcext:value-type="float">
            <text:p>9.13058</text:p>
          </table:table-cell>
          <table:table-cell office:value-type="float" office:value="4.0783" calcext:value-type="float">
            <text:p>4.07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27468" calcext:value-type="float">
            <text:p>0.27468</text:p>
          </table:table-cell>
          <table:table-cell office:value-type="float" office:value="9.99623" calcext:value-type="float">
            <text:p>9.9962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90512" calcext:value-type="float">
            <text:p>5.90512</text:p>
          </table:table-cell>
          <table:table-cell office:value-type="float" office:value="8.07029" calcext:value-type="float">
            <text:p>8.070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92337" calcext:value-type="float">
            <text:p>-1.92337</text:p>
          </table:table-cell>
          <table:table-cell office:value-type="float" office:value="9.81329" calcext:value-type="float">
            <text:p>9.8132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89548" calcext:value-type="float">
            <text:p>-9.89548</text:p>
          </table:table-cell>
          <table:table-cell office:value-type="float" office:value="1.44205" calcext:value-type="float">
            <text:p>1.4420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78738" calcext:value-type="float">
            <text:p>0.978738</text:p>
          </table:table-cell>
          <table:table-cell office:value-type="float" office:value="-9.95199" calcext:value-type="float">
            <text:p>-9.951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68171" calcext:value-type="float">
            <text:p>-8.68171</text:p>
          </table:table-cell>
          <table:table-cell office:value-type="float" office:value="-4.96265" calcext:value-type="float">
            <text:p>-4.9626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7988" calcext:value-type="float">
            <text:p>-0.577988</text:p>
          </table:table-cell>
          <table:table-cell office:value-type="float" office:value="-9.98328" calcext:value-type="float">
            <text:p>-9.9832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89738" calcext:value-type="float">
            <text:p>1.89738</text:p>
          </table:table-cell>
          <table:table-cell office:value-type="float" office:value="-9.81835" calcext:value-type="float">
            <text:p>-9.8183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9083" calcext:value-type="float">
            <text:p>-5.9083</text:p>
          </table:table-cell>
          <table:table-cell office:value-type="float" office:value="-8.06796" calcext:value-type="float">
            <text:p>-8.0679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2923" calcext:value-type="float">
            <text:p>3.92923</text:p>
          </table:table-cell>
          <table:table-cell office:value-type="float" office:value="9.19572" calcext:value-type="float">
            <text:p>9.1957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9767" calcext:value-type="float">
            <text:p>4.89767</text:p>
          </table:table-cell>
          <table:table-cell office:value-type="float" office:value="8.71853" calcext:value-type="float">
            <text:p>8.7185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88782" calcext:value-type="float">
            <text:p>-3.88782</text:p>
          </table:table-cell>
          <table:table-cell office:value-type="float" office:value="9.2133" calcext:value-type="float">
            <text:p>9.213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3594" calcext:value-type="float">
            <text:p>7.13594</text:p>
          </table:table-cell>
          <table:table-cell office:value-type="float" office:value="-7.0056" calcext:value-type="float">
            <text:p>-7.005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61737" calcext:value-type="float">
            <text:p>-9.61737</text:p>
          </table:table-cell>
          <table:table-cell office:value-type="float" office:value="-2.73975" calcext:value-type="float">
            <text:p>-2.7397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40113" calcext:value-type="float">
            <text:p>-7.40113</text:p>
          </table:table-cell>
          <table:table-cell office:value-type="float" office:value="-6.72483" calcext:value-type="float">
            <text:p>-6.7248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09087" calcext:value-type="float">
            <text:p>1.09087</text:p>
          </table:table-cell>
          <table:table-cell office:value-type="float" office:value="-9.94032" calcext:value-type="float">
            <text:p>-9.9403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5904" calcext:value-type="float">
            <text:p>-6.35904</text:p>
          </table:table-cell>
          <table:table-cell office:value-type="float" office:value="7.71768" calcext:value-type="float">
            <text:p>7.7176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0001" calcext:value-type="float">
            <text:p>2.30001</text:p>
          </table:table-cell>
          <table:table-cell office:value-type="float" office:value="-9.7319" calcext:value-type="float">
            <text:p>-9.731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05693" calcext:value-type="float">
            <text:p>0.0205693</text:p>
          </table:table-cell>
          <table:table-cell office:value-type="float" office:value="9.99998" calcext:value-type="float">
            <text:p>9.9999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3821" calcext:value-type="float">
            <text:p>6.3821</text:p>
          </table:table-cell>
          <table:table-cell office:value-type="float" office:value="7.69862" calcext:value-type="float">
            <text:p>7.6986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20459" calcext:value-type="float">
            <text:p>-9.20459</text:p>
          </table:table-cell>
          <table:table-cell office:value-type="float" office:value="3.90839" calcext:value-type="float">
            <text:p>3.9083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4424" calcext:value-type="float">
            <text:p>1.4424</text:p>
          </table:table-cell>
          <table:table-cell office:value-type="float" office:value="-9.89543" calcext:value-type="float">
            <text:p>-9.8954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65748" calcext:value-type="float">
            <text:p>8.65748</text:p>
          </table:table-cell>
          <table:table-cell office:value-type="float" office:value="-5.0048" calcext:value-type="float">
            <text:p>-5.004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9334" calcext:value-type="float">
            <text:p>5.39334</text:p>
          </table:table-cell>
          <table:table-cell office:value-type="float" office:value="8.42092" calcext:value-type="float">
            <text:p>8.4209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.78626" calcext:value-type="float">
            <text:p>1.78626</text:p>
          </table:table-cell>
          <table:table-cell office:value-type="float" office:value="-9.83917" calcext:value-type="float">
            <text:p>-9.8391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0056" calcext:value-type="float">
            <text:p>3.0056</text:p>
          </table:table-cell>
          <table:table-cell office:value-type="float" office:value="9.53763" calcext:value-type="float">
            <text:p>9.53763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70891" calcext:value-type="float">
            <text:p>0.870891</text:p>
          </table:table-cell>
          <table:table-cell office:value-type="float" office:value="-9.96201" calcext:value-type="float">
            <text:p>-9.962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34106" calcext:value-type="float">
            <text:p>5.34106</text:p>
          </table:table-cell>
          <table:table-cell office:value-type="float" office:value="-8.45418" calcext:value-type="float">
            <text:p>-8.4541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31449" calcext:value-type="float">
            <text:p>4.31449</text:p>
          </table:table-cell>
          <table:table-cell office:value-type="float" office:value="-9.02137" calcext:value-type="float">
            <text:p>-9.0213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81442" calcext:value-type="float">
            <text:p>-0.181442</text:p>
          </table:table-cell>
          <table:table-cell office:value-type="float" office:value="-9.99835" calcext:value-type="float">
            <text:p>-9.9983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1252" calcext:value-type="float">
            <text:p>7.1252</text:p>
          </table:table-cell>
          <table:table-cell office:value-type="float" office:value="7.01652" calcext:value-type="float">
            <text:p>7.0165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44328" calcext:value-type="float">
            <text:p>-8.44328</text:p>
          </table:table-cell>
          <table:table-cell office:value-type="float" office:value="-5.35826" calcext:value-type="float">
            <text:p>-5.35826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73695" calcext:value-type="float">
            <text:p>-1.73695</text:p>
          </table:table-cell>
          <table:table-cell office:value-type="float" office:value="-9.84799" calcext:value-type="float">
            <text:p>-9.8479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19778" calcext:value-type="float">
            <text:p>-5.19778</text:p>
          </table:table-cell>
          <table:table-cell office:value-type="float" office:value="-8.54301" calcext:value-type="float">
            <text:p>-8.5430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802" calcext:value-type="float">
            <text:p>22.0802</text:p>
          </table:table-cell>
          <table:table-cell office:value-type="float" office:value="22.266" calcext:value-type="float">
            <text:p>22.2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304" calcext:value-type="float">
            <text:p>24.6304</text:p>
          </table:table-cell>
          <table:table-cell office:value-type="float" office:value="21.0171" calcext:value-type="float">
            <text:p>21.017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7172" calcext:value-type="float">
            <text:p>23.7172</text:p>
          </table:table-cell>
          <table:table-cell office:value-type="float" office:value="21.2113" calcext:value-type="float">
            <text:p>21.211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205" calcext:value-type="float">
            <text:p>21.1205</text:p>
          </table:table-cell>
          <table:table-cell office:value-type="float" office:value="25.9743" calcext:value-type="float">
            <text:p>25.974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928" calcext:value-type="float">
            <text:p>21.1928</text:p>
          </table:table-cell>
          <table:table-cell office:value-type="float" office:value="26.2268" calcext:value-type="float">
            <text:p>26.226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4714" calcext:value-type="float">
            <text:p>22.4714</text:p>
          </table:table-cell>
          <table:table-cell office:value-type="float" office:value="21.9006" calcext:value-type="float">
            <text:p>21.90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2294" calcext:value-type="float">
            <text:p>25.2294</text:p>
          </table:table-cell>
          <table:table-cell office:value-type="float" office:value="21.0066" calcext:value-type="float">
            <text:p>21.00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088" calcext:value-type="float">
            <text:p>24.7088</text:p>
          </table:table-cell>
          <table:table-cell office:value-type="float" office:value="28.9894" calcext:value-type="float">
            <text:p>28.989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798" calcext:value-type="float">
            <text:p>23.5798</text:p>
          </table:table-cell>
          <table:table-cell office:value-type="float" office:value="21.2606" calcext:value-type="float">
            <text:p>21.26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2167" calcext:value-type="float">
            <text:p>21.2167</text:p>
          </table:table-cell>
          <table:table-cell office:value-type="float" office:value="26.2987" calcext:value-type="float">
            <text:p>26.298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555" calcext:value-type="float">
            <text:p>24.4555</text:p>
          </table:table-cell>
          <table:table-cell office:value-type="float" office:value="21.0372" calcext:value-type="float">
            <text:p>21.037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1122" calcext:value-type="float">
            <text:p>21.1122</text:p>
          </table:table-cell>
          <table:table-cell office:value-type="float" office:value="25.9406" calcext:value-type="float">
            <text:p>25.940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267" calcext:value-type="float">
            <text:p>25.3267</text:p>
          </table:table-cell>
          <table:table-cell office:value-type="float" office:value="28.9866" calcext:value-type="float">
            <text:p>28.98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957" calcext:value-type="float">
            <text:p>23.5957</text:p>
          </table:table-cell>
          <table:table-cell office:value-type="float" office:value="21.2546" calcext:value-type="float">
            <text:p>21.254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7755" calcext:value-type="float">
            <text:p>24.7755</text:p>
          </table:table-cell>
          <table:table-cell office:value-type="float" office:value="21.0063" calcext:value-type="float">
            <text:p>21.006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1448" calcext:value-type="float">
            <text:p>28.1448</text:p>
          </table:table-cell>
          <table:table-cell office:value-type="float" office:value="22.5281" calcext:value-type="float">
            <text:p>22.52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558" calcext:value-type="float">
            <text:p>21.558</text:p>
          </table:table-cell>
          <table:table-cell office:value-type="float" office:value="27.0378" calcext:value-type="float">
            <text:p>27.037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2852" calcext:value-type="float">
            <text:p>24.2852</text:p>
          </table:table-cell>
          <table:table-cell office:value-type="float" office:value="21.0644" calcext:value-type="float">
            <text:p>21.064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3585" calcext:value-type="float">
            <text:p>28.3585</text:p>
          </table:table-cell>
          <table:table-cell office:value-type="float" office:value="22.8274" calcext:value-type="float">
            <text:p>22.827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645" calcext:value-type="float">
            <text:p>21.6645</text:p>
          </table:table-cell>
          <table:table-cell office:value-type="float" office:value="22.7922" calcext:value-type="float">
            <text:p>22.792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2211" calcext:value-type="float">
            <text:p>27.2211</text:p>
          </table:table-cell>
          <table:table-cell office:value-type="float" office:value="21.6733" calcext:value-type="float">
            <text:p>21.673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094" calcext:value-type="float">
            <text:p>25.3094</text:p>
          </table:table-cell>
          <table:table-cell office:value-type="float" office:value="21.012" calcext:value-type="float">
            <text:p>21.01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0659" calcext:value-type="float">
            <text:p>26.0659</text:p>
          </table:table-cell>
          <table:table-cell office:value-type="float" office:value="21.1446" calcext:value-type="float">
            <text:p>21.144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4862" calcext:value-type="float">
            <text:p>23.4862</text:p>
          </table:table-cell>
          <table:table-cell office:value-type="float" office:value="21.2975" calcext:value-type="float">
            <text:p>21.297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6253" calcext:value-type="float">
            <text:p>28.6253</text:p>
          </table:table-cell>
          <table:table-cell office:value-type="float" office:value="26.6904" calcext:value-type="float">
            <text:p>26.690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6435" calcext:value-type="float">
            <text:p>24.6435</text:p>
          </table:table-cell>
          <table:table-cell office:value-type="float" office:value="21.0159" calcext:value-type="float">
            <text:p>21.015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5388" calcext:value-type="float">
            <text:p>26.5388</text:p>
          </table:table-cell>
          <table:table-cell office:value-type="float" office:value="28.6921" calcext:value-type="float">
            <text:p>28.69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9926" calcext:value-type="float">
            <text:p>26.9926</text:p>
          </table:table-cell>
          <table:table-cell office:value-type="float" office:value="28.4684" calcext:value-type="float">
            <text:p>28.468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5809" calcext:value-type="float">
            <text:p>28.5809</text:p>
          </table:table-cell>
          <table:table-cell office:value-type="float" office:value="23.2175" calcext:value-type="float">
            <text:p>23.217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494" calcext:value-type="float">
            <text:p>25.3494</text:p>
          </table:table-cell>
          <table:table-cell office:value-type="float" office:value="28.9847" calcext:value-type="float">
            <text:p>28.98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7979" calcext:value-type="float">
            <text:p>21.7979</text:p>
          </table:table-cell>
          <table:table-cell office:value-type="float" office:value="22.6028" calcext:value-type="float">
            <text:p>22.602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688" calcext:value-type="float">
            <text:p>21.4688</text:p>
          </table:table-cell>
          <table:table-cell office:value-type="float" office:value="23.121" calcext:value-type="float">
            <text:p>23.1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074" calcext:value-type="float">
            <text:p>24.3074</text:p>
          </table:table-cell>
          <table:table-cell office:value-type="float" office:value="28.9396" calcext:value-type="float">
            <text:p>28.93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5178" calcext:value-type="float">
            <text:p>25.5178</text:p>
          </table:table-cell>
          <table:table-cell office:value-type="float" office:value="21.0337" calcext:value-type="float">
            <text:p>21.03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9522" calcext:value-type="float">
            <text:p>25.9522</text:p>
          </table:table-cell>
          <table:table-cell office:value-type="float" office:value="28.885" calcext:value-type="float">
            <text:p>28.88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882" calcext:value-type="float">
            <text:p>22.3882</text:p>
          </table:table-cell>
          <table:table-cell office:value-type="float" office:value="28.0296" calcext:value-type="float">
            <text:p>28.02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667" calcext:value-type="float">
            <text:p>22.8667</text:p>
          </table:table-cell>
          <table:table-cell office:value-type="float" office:value="21.6164" calcext:value-type="float">
            <text:p>21.616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428" calcext:value-type="float">
            <text:p>25.8428</text:p>
          </table:table-cell>
          <table:table-cell office:value-type="float" office:value="28.9102" calcext:value-type="float">
            <text:p>28.910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4236" calcext:value-type="float">
            <text:p>28.4236</text:p>
          </table:table-cell>
          <table:table-cell office:value-type="float" office:value="22.9314" calcext:value-type="float">
            <text:p>22.931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3086" calcext:value-type="float">
            <text:p>25.3086</text:p>
          </table:table-cell>
          <table:table-cell office:value-type="float" office:value="28.9881" calcext:value-type="float">
            <text:p>28.988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485" calcext:value-type="float">
            <text:p>25.8485</text:p>
          </table:table-cell>
          <table:table-cell office:value-type="float" office:value="28.909" calcext:value-type="float">
            <text:p>28.90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806" calcext:value-type="float">
            <text:p>22.5806</text:p>
          </table:table-cell>
          <table:table-cell office:value-type="float" office:value="21.8147" calcext:value-type="float">
            <text:p>21.81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4445" calcext:value-type="float">
            <text:p>23.4445</text:p>
          </table:table-cell>
          <table:table-cell office:value-type="float" office:value="28.6852" calcext:value-type="float">
            <text:p>28.685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93" calcext:value-type="float">
            <text:p>24.393</text:p>
          </table:table-cell>
          <table:table-cell office:value-type="float" office:value="28.9537" calcext:value-type="float">
            <text:p>28.953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1738" calcext:value-type="float">
            <text:p>25.1738</text:p>
          </table:table-cell>
          <table:table-cell office:value-type="float" office:value="21.0038" calcext:value-type="float">
            <text:p>21.003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7343" calcext:value-type="float">
            <text:p>28.7343</text:p>
          </table:table-cell>
          <table:table-cell office:value-type="float" office:value="26.4336" calcext:value-type="float">
            <text:p>26.433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376" calcext:value-type="float">
            <text:p>26.1376</text:p>
          </table:table-cell>
          <table:table-cell office:value-type="float" office:value="28.8348" calcext:value-type="float">
            <text:p>28.834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427" calcext:value-type="float">
            <text:p>24.4427</text:p>
          </table:table-cell>
          <table:table-cell office:value-type="float" office:value="21.039" calcext:value-type="float">
            <text:p>21.03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9976" calcext:value-type="float">
            <text:p>27.9976</text:p>
          </table:table-cell>
          <table:table-cell office:value-type="float" office:value="22.3515" calcext:value-type="float">
            <text:p>22.351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0368" calcext:value-type="float">
            <text:p>25.0368</text:p>
          </table:table-cell>
          <table:table-cell office:value-type="float" office:value="21.0002" calcext:value-type="float">
            <text:p>21.000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Лист2" table:style-name="ta1">
        <table:shapes>
          <draw:frame draw:z-index="0" draw:style-name="gr1" draw:text-style-name="P1" svg:width="12.9819in" svg:height="7.302in" svg:x="8.961in" svg:y="1.7335in">
            <draw:object draw:notify-on-update-of-ranges="Лист2.A1:Лист2.A1 Лист2.A2:Лист2.A202 Лист2.B1:Лист2.B1 Лист2.B2:Лист2.B202 Лист2.E1:Лист2.E1 Лист2.E2:Лист2.E202 Лист2.D2:Лист2.D202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-75.6343" calcext:value-type="float">
            <text:p>-75.6343</text:p>
          </table:table-cell>
          <table:table-cell office:value-type="float" office:value="-30.054" calcext:value-type="float">
            <text:p>-30.0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8.5967" calcext:value-type="float">
            <text:p>-88.5967</text:p>
          </table:table-cell>
          <table:table-cell office:value-type="float" office:value="-4.21491" calcext:value-type="float">
            <text:p>-4.2149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7318" calcext:value-type="float">
            <text:p>42.7318</text:p>
          </table:table-cell>
          <table:table-cell office:value-type="float" office:value="4.72559" calcext:value-type="float">
            <text:p>4.7255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7832" calcext:value-type="float">
            <text:p>54.7832</text:p>
          </table:table-cell>
          <table:table-cell office:value-type="float" office:value="52.1888" calcext:value-type="float">
            <text:p>52.188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.7704" calcext:value-type="float">
            <text:p>-16.7704</text:p>
          </table:table-cell>
          <table:table-cell office:value-type="float" office:value="44.2336" calcext:value-type="float">
            <text:p>44.233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5.8686" calcext:value-type="float">
            <text:p>15.8686</text:p>
          </table:table-cell>
          <table:table-cell office:value-type="float" office:value="83.08" calcext:value-type="float">
            <text:p>83.0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8.0358" calcext:value-type="float">
            <text:p>98.0358</text:p>
          </table:table-cell>
          <table:table-cell office:value-type="float" office:value="78.4924" calcext:value-type="float">
            <text:p>78.49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7.3821" calcext:value-type="float">
            <text:p>37.3821</text:p>
          </table:table-cell>
          <table:table-cell office:value-type="float" office:value="-21.9477" calcext:value-type="float">
            <text:p>-21.94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309" calcext:value-type="float">
            <text:p>75.8309</text:p>
          </table:table-cell>
          <table:table-cell office:value-type="float" office:value="-38.7403" calcext:value-type="float">
            <text:p>-38.740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3218" calcext:value-type="float">
            <text:p>69.3218</text:p>
          </table:table-cell>
          <table:table-cell office:value-type="float" office:value="-52.1246" calcext:value-type="float">
            <text:p>-52.124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.4136" calcext:value-type="float">
            <text:p>-24.4136</text:p>
          </table:table-cell>
          <table:table-cell office:value-type="float" office:value="43.5368" calcext:value-type="float">
            <text:p>43.53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005" calcext:value-type="float">
            <text:p>22.0005</text:p>
          </table:table-cell>
          <table:table-cell office:value-type="float" office:value="-27.4708" calcext:value-type="float">
            <text:p>-27.470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6456" calcext:value-type="float">
            <text:p>-97.6456</text:p>
          </table:table-cell>
          <table:table-cell office:value-type="float" office:value="-40.0361" calcext:value-type="float">
            <text:p>-40.03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.0622" calcext:value-type="float">
            <text:p>-92.0622</text:p>
          </table:table-cell>
          <table:table-cell office:value-type="float" office:value="-44.4207" calcext:value-type="float">
            <text:p>-44.42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3925" calcext:value-type="float">
            <text:p>-58.3925</text:p>
          </table:table-cell>
          <table:table-cell office:value-type="float" office:value="-44.6745" calcext:value-type="float">
            <text:p>-44.67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7971" calcext:value-type="float">
            <text:p>-45.7971</text:p>
          </table:table-cell>
          <table:table-cell office:value-type="float" office:value="-74.6223" calcext:value-type="float">
            <text:p>-74.62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0.0829" calcext:value-type="float">
            <text:p>60.0829</text:p>
          </table:table-cell>
          <table:table-cell office:value-type="float" office:value="-36.623" calcext:value-type="float">
            <text:p>-36.6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2343" calcext:value-type="float">
            <text:p>-55.2343</text:p>
          </table:table-cell>
          <table:table-cell office:value-type="float" office:value="22.2682" calcext:value-type="float">
            <text:p>22.26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7843" calcext:value-type="float">
            <text:p>72.7843</text:p>
          </table:table-cell>
          <table:table-cell office:value-type="float" office:value="12.3683" calcext:value-type="float">
            <text:p>12.36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6477" calcext:value-type="float">
            <text:p>53.6477</text:p>
          </table:table-cell>
          <table:table-cell office:value-type="float" office:value="64.7338" calcext:value-type="float">
            <text:p>64.733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9.0985" calcext:value-type="float">
            <text:p>-69.0985</text:p>
          </table:table-cell>
          <table:table-cell office:value-type="float" office:value="-3.97628" calcext:value-type="float">
            <text:p>-3.976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2.3518" calcext:value-type="float">
            <text:p>42.3518</text:p>
          </table:table-cell>
          <table:table-cell office:value-type="float" office:value="-6.35938" calcext:value-type="float">
            <text:p>-6.35938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1.5381" calcext:value-type="float">
            <text:p>11.5381</text:p>
          </table:table-cell>
          <table:table-cell office:value-type="float" office:value="81.9717" calcext:value-type="float">
            <text:p>81.971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821" calcext:value-type="float">
            <text:p>22.5821</text:p>
          </table:table-cell>
          <table:table-cell office:value-type="float" office:value="-91.6367" calcext:value-type="float">
            <text:p>-91.63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25241" calcext:value-type="float">
            <text:p>-3.25241</text:p>
          </table:table-cell>
          <table:table-cell office:value-type="float" office:value="-77.9206" calcext:value-type="float">
            <text:p>-77.920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948" calcext:value-type="float">
            <text:p>53.4948</text:p>
          </table:table-cell>
          <table:table-cell office:value-type="float" office:value="-36.9009" calcext:value-type="float">
            <text:p>-36.90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.5717" calcext:value-type="float">
            <text:p>43.5717</text:p>
          </table:table-cell>
          <table:table-cell office:value-type="float" office:value="88.0037" calcext:value-type="float">
            <text:p>88.003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6.7839" calcext:value-type="float">
            <text:p>-46.7839</text:p>
          </table:table-cell>
          <table:table-cell office:value-type="float" office:value="6.39777" calcext:value-type="float">
            <text:p>6.397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4.327" calcext:value-type="float">
            <text:p>54.327</text:p>
          </table:table-cell>
          <table:table-cell office:value-type="float" office:value="69.729" calcext:value-type="float">
            <text:p>69.7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8853" calcext:value-type="float">
            <text:p>53.8853</text:p>
          </table:table-cell>
          <table:table-cell office:value-type="float" office:value="-81.182" calcext:value-type="float">
            <text:p>-81.1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1.6007" calcext:value-type="float">
            <text:p>-81.6007</text:p>
          </table:table-cell>
          <table:table-cell office:value-type="float" office:value="77.583" calcext:value-type="float">
            <text:p>77.5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4.3477" calcext:value-type="float">
            <text:p>-84.3477</text:p>
          </table:table-cell>
          <table:table-cell office:value-type="float" office:value="35.0341" calcext:value-type="float">
            <text:p>35.03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.962" calcext:value-type="float">
            <text:p>-64.962</text:p>
          </table:table-cell>
          <table:table-cell office:value-type="float" office:value="-71.256" calcext:value-type="float">
            <text:p>-71.2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9492" calcext:value-type="float">
            <text:p>-96.9492</text:p>
          </table:table-cell>
          <table:table-cell office:value-type="float" office:value="48.9232" calcext:value-type="float">
            <text:p>48.92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656" calcext:value-type="float">
            <text:p>84.656</text:p>
          </table:table-cell>
          <table:table-cell office:value-type="float" office:value="-68.5775" calcext:value-type="float">
            <text:p>-68.57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3009" calcext:value-type="float">
            <text:p>-97.3009</text:p>
          </table:table-cell>
          <table:table-cell office:value-type="float" office:value="-77.9574" calcext:value-type="float">
            <text:p>-77.957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72027" calcext:value-type="float">
            <text:p>-8.72027</text:p>
          </table:table-cell>
          <table:table-cell office:value-type="float" office:value="75.9481" calcext:value-type="float">
            <text:p>75.94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4.9639" calcext:value-type="float">
            <text:p>64.9639</text:p>
          </table:table-cell>
          <table:table-cell office:value-type="float" office:value="-46.5123" calcext:value-type="float">
            <text:p>-46.51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0027" calcext:value-type="float">
            <text:p>69.0027</text:p>
          </table:table-cell>
          <table:table-cell office:value-type="float" office:value="-18.4754" calcext:value-type="float">
            <text:p>-18.47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0.1721" calcext:value-type="float">
            <text:p>80.1721</text:p>
          </table:table-cell>
          <table:table-cell office:value-type="float" office:value="-6.31489" calcext:value-type="float">
            <text:p>-6.314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1168" calcext:value-type="float">
            <text:p>19.1168</text:p>
          </table:table-cell>
          <table:table-cell office:value-type="float" office:value="63.4558" calcext:value-type="float">
            <text:p>63.45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8429" calcext:value-type="float">
            <text:p>-55.8429</text:p>
          </table:table-cell>
          <table:table-cell office:value-type="float" office:value="-4.07381" calcext:value-type="float">
            <text:p>-4.073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7.5872" calcext:value-type="float">
            <text:p>67.5872</text:p>
          </table:table-cell>
          <table:table-cell office:value-type="float" office:value="82.2795" calcext:value-type="float">
            <text:p>82.27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4333" calcext:value-type="float">
            <text:p>-34.4333</text:p>
          </table:table-cell>
          <table:table-cell office:value-type="float" office:value="64.1781" calcext:value-type="float">
            <text:p>64.17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3798" calcext:value-type="float">
            <text:p>-95.3798</text:p>
          </table:table-cell>
          <table:table-cell office:value-type="float" office:value="-10.2547" calcext:value-type="float">
            <text:p>-10.25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.077" calcext:value-type="float">
            <text:p>93.077</text:p>
          </table:table-cell>
          <table:table-cell office:value-type="float" office:value="65.684" calcext:value-type="float">
            <text:p>65.68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8314" calcext:value-type="float">
            <text:p>51.8314</text:p>
          </table:table-cell>
          <table:table-cell office:value-type="float" office:value="-10.3185" calcext:value-type="float">
            <text:p>-10.318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2447" calcext:value-type="float">
            <text:p>-31.2447</text:p>
          </table:table-cell>
          <table:table-cell office:value-type="float" office:value="35.6582" calcext:value-type="float">
            <text:p>35.65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90857" calcext:value-type="float">
            <text:p>6.90857</text:p>
          </table:table-cell>
          <table:table-cell office:value-type="float" office:value="-3.16338" calcext:value-type="float">
            <text:p>-3.1633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5711" calcext:value-type="float">
            <text:p>41.5711</text:p>
          </table:table-cell>
          <table:table-cell office:value-type="float" office:value="31.7047" calcext:value-type="float">
            <text:p>31.70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8844" calcext:value-type="float">
            <text:p>-50.8844</text:p>
          </table:table-cell>
          <table:table-cell office:value-type="float" office:value="89.4095" calcext:value-type="float">
            <text:p>89.40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7497" calcext:value-type="float">
            <text:p>-20.7497</text:p>
          </table:table-cell>
          <table:table-cell office:value-type="float" office:value="50.8262" calcext:value-type="float">
            <text:p>50.826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0454" calcext:value-type="float">
            <text:p>-51.0454</text:p>
          </table:table-cell>
          <table:table-cell office:value-type="float" office:value="88.5709" calcext:value-type="float">
            <text:p>88.57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4.6803" calcext:value-type="float">
            <text:p>-64.6803</text:p>
          </table:table-cell>
          <table:table-cell office:value-type="float" office:value="42.313" calcext:value-type="float">
            <text:p>42.3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5219" calcext:value-type="float">
            <text:p>-51.5219</text:p>
          </table:table-cell>
          <table:table-cell office:value-type="float" office:value="3.21572" calcext:value-type="float">
            <text:p>3.215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4.073" calcext:value-type="float">
            <text:p>94.073</text:p>
          </table:table-cell>
          <table:table-cell office:value-type="float" office:value="85.4145" calcext:value-type="float">
            <text:p>85.414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6313" calcext:value-type="float">
            <text:p>-60.6313</text:p>
          </table:table-cell>
          <table:table-cell office:value-type="float" office:value="28.7435" calcext:value-type="float">
            <text:p>28.74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3.7064" calcext:value-type="float">
            <text:p>-53.7064</text:p>
          </table:table-cell>
          <table:table-cell office:value-type="float" office:value="2.252" calcext:value-type="float">
            <text:p>2.2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1.8685" calcext:value-type="float">
            <text:p>51.8685</text:p>
          </table:table-cell>
          <table:table-cell office:value-type="float" office:value="-71.9299" calcext:value-type="float">
            <text:p>-71.929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0999" calcext:value-type="float">
            <text:p>-6.30999</text:p>
          </table:table-cell>
          <table:table-cell office:value-type="float" office:value="10.4581" calcext:value-type="float">
            <text:p>10.45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6101" calcext:value-type="float">
            <text:p>-96.6101</text:p>
          </table:table-cell>
          <table:table-cell office:value-type="float" office:value="66.2837" calcext:value-type="float">
            <text:p>66.283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3.3451" calcext:value-type="float">
            <text:p>-83.3451</text:p>
          </table:table-cell>
          <table:table-cell office:value-type="float" office:value="17.4156" calcext:value-type="float">
            <text:p>17.41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.7235" calcext:value-type="float">
            <text:p>76.7235</text:p>
          </table:table-cell>
          <table:table-cell office:value-type="float" office:value="-3.70717" calcext:value-type="float">
            <text:p>-3.7071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2073" calcext:value-type="float">
            <text:p>30.2073</text:p>
          </table:table-cell>
          <table:table-cell office:value-type="float" office:value="-0.303495" calcext:value-type="float">
            <text:p>-0.303495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3.5481" calcext:value-type="float">
            <text:p>93.5481</text:p>
          </table:table-cell>
          <table:table-cell office:value-type="float" office:value="13.6366" calcext:value-type="float">
            <text:p>13.63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.3316" calcext:value-type="float">
            <text:p>78.3316</text:p>
          </table:table-cell>
          <table:table-cell office:value-type="float" office:value="97.8421" calcext:value-type="float">
            <text:p>97.842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8572" calcext:value-type="float">
            <text:p>21.8572</text:p>
          </table:table-cell>
          <table:table-cell office:value-type="float" office:value="59.4241" calcext:value-type="float">
            <text:p>59.42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6.5526" calcext:value-type="float">
            <text:p>-56.5526</text:p>
          </table:table-cell>
          <table:table-cell office:value-type="float" office:value="-19.4578" calcext:value-type="float">
            <text:p>-19.45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0564" calcext:value-type="float">
            <text:p>-38.0564</text:p>
          </table:table-cell>
          <table:table-cell office:value-type="float" office:value="12.4632" calcext:value-type="float">
            <text:p>12.46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3292" calcext:value-type="float">
            <text:p>84.3292</text:p>
          </table:table-cell>
          <table:table-cell office:value-type="float" office:value="-79.4087" calcext:value-type="float">
            <text:p>-79.40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9.9209" calcext:value-type="float">
            <text:p>-99.9209</text:p>
          </table:table-cell>
          <table:table-cell office:value-type="float" office:value="-63.0009" calcext:value-type="float">
            <text:p>-63.000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3407" calcext:value-type="float">
            <text:p>32.3407</text:p>
          </table:table-cell>
          <table:table-cell office:value-type="float" office:value="45.3128" calcext:value-type="float">
            <text:p>45.31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2487" calcext:value-type="float">
            <text:p>41.2487</text:p>
          </table:table-cell>
          <table:table-cell office:value-type="float" office:value="5.70782" calcext:value-type="float">
            <text:p>5.7078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16477" calcext:value-type="float">
            <text:p>-3.16477</text:p>
          </table:table-cell>
          <table:table-cell office:value-type="float" office:value="-9.29461" calcext:value-type="float">
            <text:p>-9.294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8.0003" calcext:value-type="float">
            <text:p>-78.0003</text:p>
          </table:table-cell>
          <table:table-cell office:value-type="float" office:value="-14.657" calcext:value-type="float">
            <text:p>-14.6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8079" calcext:value-type="float">
            <text:p>32.8079</text:p>
          </table:table-cell>
          <table:table-cell office:value-type="float" office:value="20.317" calcext:value-type="float">
            <text:p>20.31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4892" calcext:value-type="float">
            <text:p>-20.4892</text:p>
          </table:table-cell>
          <table:table-cell office:value-type="float" office:value="62.262" calcext:value-type="float">
            <text:p>62.26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8.238" calcext:value-type="float">
            <text:p>-38.238</text:p>
          </table:table-cell>
          <table:table-cell office:value-type="float" office:value="75.4289" calcext:value-type="float">
            <text:p>75.42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6.3487" calcext:value-type="float">
            <text:p>-76.3487</text:p>
          </table:table-cell>
          <table:table-cell office:value-type="float" office:value="87.9595" calcext:value-type="float">
            <text:p>87.95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6669" calcext:value-type="float">
            <text:p>-60.6669</text:p>
          </table:table-cell>
          <table:table-cell office:value-type="float" office:value="-59.8272" calcext:value-type="float">
            <text:p>-59.82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3.4712" calcext:value-type="float">
            <text:p>-13.4712</text:p>
          </table:table-cell>
          <table:table-cell office:value-type="float" office:value="91.6177" calcext:value-type="float">
            <text:p>91.61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169" calcext:value-type="float">
            <text:p>-95.169</text:p>
          </table:table-cell>
          <table:table-cell office:value-type="float" office:value="68.748" calcext:value-type="float">
            <text:p>68.7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1.9831" calcext:value-type="float">
            <text:p>-61.9831</text:p>
          </table:table-cell>
          <table:table-cell office:value-type="float" office:value="17.6036" calcext:value-type="float">
            <text:p>17.603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4122" calcext:value-type="float">
            <text:p>16.4122</text:p>
          </table:table-cell>
          <table:table-cell office:value-type="float" office:value="87.9636" calcext:value-type="float">
            <text:p>87.963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8823" calcext:value-type="float">
            <text:p>79.8823</text:p>
          </table:table-cell>
          <table:table-cell office:value-type="float" office:value="-14.0651" calcext:value-type="float">
            <text:p>-14.065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61248" calcext:value-type="float">
            <text:p>5.61248</text:p>
          </table:table-cell>
          <table:table-cell office:value-type="float" office:value="-47.543" calcext:value-type="float">
            <text:p>-47.54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8053" calcext:value-type="float">
            <text:p>55.8053</text:p>
          </table:table-cell>
          <table:table-cell office:value-type="float" office:value="50.1859" calcext:value-type="float">
            <text:p>50.18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4439" calcext:value-type="float">
            <text:p>-14.4439</text:p>
          </table:table-cell>
          <table:table-cell office:value-type="float" office:value="33.8425" calcext:value-type="float">
            <text:p>33.84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7461" calcext:value-type="float">
            <text:p>63.7461</text:p>
          </table:table-cell>
          <table:table-cell office:value-type="float" office:value="-37.3244" calcext:value-type="float">
            <text:p>-37.324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2809" calcext:value-type="float">
            <text:p>-11.2809</text:p>
          </table:table-cell>
          <table:table-cell office:value-type="float" office:value="-11.4814" calcext:value-type="float">
            <text:p>-11.48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1757" calcext:value-type="float">
            <text:p>30.1757</text:p>
          </table:table-cell>
          <table:table-cell office:value-type="float" office:value="82.9237" calcext:value-type="float">
            <text:p>82.923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2.2103" calcext:value-type="float">
            <text:p>-42.2103</text:p>
          </table:table-cell>
          <table:table-cell office:value-type="float" office:value="84.8413" calcext:value-type="float">
            <text:p>84.84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3682" calcext:value-type="float">
            <text:p>-70.3682</text:p>
          </table:table-cell>
          <table:table-cell office:value-type="float" office:value="-26.9307" calcext:value-type="float">
            <text:p>-26.93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18843" calcext:value-type="float">
            <text:p>-9.18843</text:p>
          </table:table-cell>
          <table:table-cell office:value-type="float" office:value="-22.7622" calcext:value-type="float">
            <text:p>-22.76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6.2859" calcext:value-type="float">
            <text:p>-56.2859</text:p>
          </table:table-cell>
          <table:table-cell office:value-type="float" office:value="64.3856" calcext:value-type="float">
            <text:p>64.38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446" calcext:value-type="float">
            <text:p>75.8446</text:p>
          </table:table-cell>
          <table:table-cell office:value-type="float" office:value="-32.5332" calcext:value-type="float">
            <text:p>-32.53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5.8266" calcext:value-type="float">
            <text:p>75.8266</text:p>
          </table:table-cell>
          <table:table-cell office:value-type="float" office:value="3.71033" calcext:value-type="float">
            <text:p>3.7103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0368" calcext:value-type="float">
            <text:p>4.90368</text:p>
          </table:table-cell>
          <table:table-cell office:value-type="float" office:value="91.9323" calcext:value-type="float">
            <text:p>91.93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3.4988" calcext:value-type="float">
            <text:p>53.4988</text:p>
          </table:table-cell>
          <table:table-cell office:value-type="float" office:value="-58.3132" calcext:value-type="float">
            <text:p>-58.31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8865" calcext:value-type="float">
            <text:p>99.8865</text:p>
          </table:table-cell>
          <table:table-cell office:value-type="float" office:value="79.6218" calcext:value-type="float">
            <text:p>79.62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7.3747" calcext:value-type="float">
            <text:p>-27.3747</text:p>
          </table:table-cell>
          <table:table-cell office:value-type="float" office:value="-27.124" calcext:value-type="float">
            <text:p>-27.1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4.3673" calcext:value-type="float">
            <text:p>74.3673</text:p>
          </table:table-cell>
          <table:table-cell office:value-type="float" office:value="-72.6209" calcext:value-type="float">
            <text:p>-72.62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7646" calcext:value-type="float">
            <text:p>71.7646</text:p>
          </table:table-cell>
          <table:table-cell office:value-type="float" office:value="-55.8889" calcext:value-type="float">
            <text:p>-55.88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5243" calcext:value-type="float">
            <text:p>-48.5243</text:p>
          </table:table-cell>
          <table:table-cell office:value-type="float" office:value="67.4084" calcext:value-type="float">
            <text:p>67.408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1.8157" calcext:value-type="float">
            <text:p>71.8157</text:p>
          </table:table-cell>
          <table:table-cell office:value-type="float" office:value="2.25903" calcext:value-type="float">
            <text:p>2.2590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8043" calcext:value-type="float">
            <text:p>-55.8043</text:p>
          </table:table-cell>
          <table:table-cell office:value-type="float" office:value="-93.3446" calcext:value-type="float">
            <text:p>-93.344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5.5741" calcext:value-type="float">
            <text:p>55.5741</text:p>
          </table:table-cell>
          <table:table-cell office:value-type="float" office:value="37.7057" calcext:value-type="float">
            <text:p>37.70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4" calcext:value-type="float">
            <text:p>-96.4</text:p>
          </table:table-cell>
          <table:table-cell office:value-type="float" office:value="-74.2876" calcext:value-type="float">
            <text:p>-74.287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9876" calcext:value-type="float">
            <text:p>72.9876</text:p>
          </table:table-cell>
          <table:table-cell office:value-type="float" office:value="-39.1868" calcext:value-type="float">
            <text:p>-39.18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7.2046" calcext:value-type="float">
            <text:p>-67.2046</text:p>
          </table:table-cell>
          <table:table-cell office:value-type="float" office:value="6.3187" calcext:value-type="float">
            <text:p>6.31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7.4009" calcext:value-type="float">
            <text:p>77.4009</text:p>
          </table:table-cell>
          <table:table-cell office:value-type="float" office:value="-17.5477" calcext:value-type="float">
            <text:p>-17.54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553" calcext:value-type="float">
            <text:p>22.8553</text:p>
          </table:table-cell>
          <table:table-cell office:value-type="float" office:value="-4.01976" calcext:value-type="float">
            <text:p>-4.019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5137" calcext:value-type="float">
            <text:p>63.5137</text:p>
          </table:table-cell>
          <table:table-cell office:value-type="float" office:value="-96.9889" calcext:value-type="float">
            <text:p>-96.988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3581" calcext:value-type="float">
            <text:p>49.3581</text:p>
          </table:table-cell>
          <table:table-cell office:value-type="float" office:value="52.5176" calcext:value-type="float">
            <text:p>52.51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356" calcext:value-type="float">
            <text:p>-58.356</text:p>
          </table:table-cell>
          <table:table-cell office:value-type="float" office:value="-46.7481" calcext:value-type="float">
            <text:p>-46.74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7.1637" calcext:value-type="float">
            <text:p>-87.1637</text:p>
          </table:table-cell>
          <table:table-cell office:value-type="float" office:value="90.0614" calcext:value-type="float">
            <text:p>90.06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3813" calcext:value-type="float">
            <text:p>62.3813</text:p>
          </table:table-cell>
          <table:table-cell office:value-type="float" office:value="28.8582" calcext:value-type="float">
            <text:p>28.85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8304" calcext:value-type="float">
            <text:p>-85.8304</text:p>
          </table:table-cell>
          <table:table-cell office:value-type="float" office:value="26.1691" calcext:value-type="float">
            <text:p>26.169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9.862" calcext:value-type="float">
            <text:p>69.862</text:p>
          </table:table-cell>
          <table:table-cell office:value-type="float" office:value="-59.4031" calcext:value-type="float">
            <text:p>-59.403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.9567" calcext:value-type="float">
            <text:p>-68.9567</text:p>
          </table:table-cell>
          <table:table-cell office:value-type="float" office:value="49.6359" calcext:value-type="float">
            <text:p>49.63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7.7157" calcext:value-type="float">
            <text:p>57.7157</text:p>
          </table:table-cell>
          <table:table-cell office:value-type="float" office:value="-75.7976" calcext:value-type="float">
            <text:p>-75.79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3.3225" calcext:value-type="float">
            <text:p>-63.3225</text:p>
          </table:table-cell>
          <table:table-cell office:value-type="float" office:value="-59.5941" calcext:value-type="float">
            <text:p>-59.59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1.4448" calcext:value-type="float">
            <text:p>-71.4448</text:p>
          </table:table-cell>
          <table:table-cell office:value-type="float" office:value="61.2166" calcext:value-type="float">
            <text:p>61.21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87804" calcext:value-type="float">
            <text:p>6.87804</text:p>
          </table:table-cell>
          <table:table-cell office:value-type="float" office:value="-2.40767" calcext:value-type="float">
            <text:p>-2.407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7064" calcext:value-type="float">
            <text:p>48.7064</text:p>
          </table:table-cell>
          <table:table-cell office:value-type="float" office:value="71.2884" calcext:value-type="float">
            <text:p>71.288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4278" calcext:value-type="float">
            <text:p>6.54278</text:p>
          </table:table-cell>
          <table:table-cell office:value-type="float" office:value="26.7464" calcext:value-type="float">
            <text:p>26.74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6382" calcext:value-type="float">
            <text:p>12.6382</text:p>
          </table:table-cell>
          <table:table-cell office:value-type="float" office:value="80.5877" calcext:value-type="float">
            <text:p>80.58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1317" calcext:value-type="float">
            <text:p>-48.1317</text:p>
          </table:table-cell>
          <table:table-cell office:value-type="float" office:value="7.05197" calcext:value-type="float">
            <text:p>7.051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5.4427" calcext:value-type="float">
            <text:p>-55.4427</text:p>
          </table:table-cell>
          <table:table-cell office:value-type="float" office:value="19.8239" calcext:value-type="float">
            <text:p>19.82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8.1598" calcext:value-type="float">
            <text:p>-68.1598</text:p>
          </table:table-cell>
          <table:table-cell office:value-type="float" office:value="26.6402" calcext:value-type="float">
            <text:p>26.640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6582" calcext:value-type="float">
            <text:p>-35.6582</text:p>
          </table:table-cell>
          <table:table-cell office:value-type="float" office:value="-57.8886" calcext:value-type="float">
            <text:p>-57.88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6291" calcext:value-type="float">
            <text:p>25.6291</text:p>
          </table:table-cell>
          <table:table-cell office:value-type="float" office:value="51.1315" calcext:value-type="float">
            <text:p>51.131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5333" calcext:value-type="float">
            <text:p>-48.5333</text:p>
          </table:table-cell>
          <table:table-cell office:value-type="float" office:value="-63.1828" calcext:value-type="float">
            <text:p>-63.18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8.1927" calcext:value-type="float">
            <text:p>-98.1927</text:p>
          </table:table-cell>
          <table:table-cell office:value-type="float" office:value="29.4687" calcext:value-type="float">
            <text:p>29.46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2708" calcext:value-type="float">
            <text:p>-96.2708</text:p>
          </table:table-cell>
          <table:table-cell office:value-type="float" office:value="-49.2677" calcext:value-type="float">
            <text:p>-49.267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9.7294" calcext:value-type="float">
            <text:p>39.7294</text:p>
          </table:table-cell>
          <table:table-cell office:value-type="float" office:value="-6.88339" calcext:value-type="float">
            <text:p>-6.88339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1.2321" calcext:value-type="float">
            <text:p>-31.2321</text:p>
          </table:table-cell>
          <table:table-cell office:value-type="float" office:value="-91.7083" calcext:value-type="float">
            <text:p>-91.70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3.6635" calcext:value-type="float">
            <text:p>63.6635</text:p>
          </table:table-cell>
          <table:table-cell office:value-type="float" office:value="35.6197" calcext:value-type="float">
            <text:p>35.61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7.4903" calcext:value-type="float">
            <text:p>97.4903</text:p>
          </table:table-cell>
          <table:table-cell office:value-type="float" office:value="-6.05514" calcext:value-type="float">
            <text:p>-6.055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7.0994" calcext:value-type="float">
            <text:p>-47.0994</text:p>
          </table:table-cell>
          <table:table-cell office:value-type="float" office:value="88.6869" calcext:value-type="float">
            <text:p>88.686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7.8532" calcext:value-type="float">
            <text:p>-87.8532</text:p>
          </table:table-cell>
          <table:table-cell office:value-type="float" office:value="74.0318" calcext:value-type="float">
            <text:p>74.03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3.249" calcext:value-type="float">
            <text:p>-73.249</text:p>
          </table:table-cell>
          <table:table-cell office:value-type="float" office:value="-58.3028" calcext:value-type="float">
            <text:p>-58.30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8.8013" calcext:value-type="float">
            <text:p>-48.8013</text:p>
          </table:table-cell>
          <table:table-cell office:value-type="float" office:value="-51.4172" calcext:value-type="float">
            <text:p>-51.41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0808" calcext:value-type="float">
            <text:p>-86.0808</text:p>
          </table:table-cell>
          <table:table-cell office:value-type="float" office:value="-50.1261" calcext:value-type="float">
            <text:p>-50.126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736" calcext:value-type="float">
            <text:p>-40.9736</text:p>
          </table:table-cell>
          <table:table-cell office:value-type="float" office:value="55.1867" calcext:value-type="float">
            <text:p>55.18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1.2489" calcext:value-type="float">
            <text:p>-51.2489</text:p>
          </table:table-cell>
          <table:table-cell office:value-type="float" office:value="-37.4811" calcext:value-type="float">
            <text:p>-37.48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3.1113" calcext:value-type="float">
            <text:p>-23.1113</text:p>
          </table:table-cell>
          <table:table-cell office:value-type="float" office:value="13.5875" calcext:value-type="float">
            <text:p>13.58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3.0247" calcext:value-type="float">
            <text:p>-23.0247</text:p>
          </table:table-cell>
          <table:table-cell office:value-type="float" office:value="85.7664" calcext:value-type="float">
            <text:p>85.76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2111" calcext:value-type="float">
            <text:p>-35.2111</text:p>
          </table:table-cell>
          <table:table-cell office:value-type="float" office:value="84.7019" calcext:value-type="float">
            <text:p>84.701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8.5095" calcext:value-type="float">
            <text:p>78.5095</text:p>
          </table:table-cell>
          <table:table-cell office:value-type="float" office:value="-43.3994" calcext:value-type="float">
            <text:p>-43.39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0.6063" calcext:value-type="float">
            <text:p>-50.6063</text:p>
          </table:table-cell>
          <table:table-cell office:value-type="float" office:value="51.3839" calcext:value-type="float">
            <text:p>51.38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9.6878" calcext:value-type="float">
            <text:p>99.6878</text:p>
          </table:table-cell>
          <table:table-cell office:value-type="float" office:value="-73.7248" calcext:value-type="float">
            <text:p>-73.72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6.4917" calcext:value-type="float">
            <text:p>-36.4917</text:p>
          </table:table-cell>
          <table:table-cell office:value-type="float" office:value="-7.94873" calcext:value-type="float">
            <text:p>-7.9487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5.6513" calcext:value-type="float">
            <text:p>45.6513</text:p>
          </table:table-cell>
          <table:table-cell office:value-type="float" office:value="46.3461" calcext:value-type="float">
            <text:p>46.34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2.6293" calcext:value-type="float">
            <text:p>52.6293</text:p>
          </table:table-cell>
          <table:table-cell office:value-type="float" office:value="88.2223" calcext:value-type="float">
            <text:p>88.22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1.3784" calcext:value-type="float">
            <text:p>61.3784</text:p>
          </table:table-cell>
          <table:table-cell office:value-type="float" office:value="-8.9226" calcext:value-type="float">
            <text:p>-8.922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6.0765" calcext:value-type="float">
            <text:p>-76.0765</text:p>
          </table:table-cell>
          <table:table-cell office:value-type="float" office:value="-75.7966" calcext:value-type="float">
            <text:p>-75.79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0.9802" calcext:value-type="float">
            <text:p>-30.9802</text:p>
          </table:table-cell>
          <table:table-cell office:value-type="float" office:value="-86.0607" calcext:value-type="float">
            <text:p>-86.06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4.906" calcext:value-type="float">
            <text:p>-84.906</text:p>
          </table:table-cell>
          <table:table-cell office:value-type="float" office:value="-89.0393" calcext:value-type="float">
            <text:p>-89.03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0888" calcext:value-type="float">
            <text:p>59.0888</text:p>
          </table:table-cell>
          <table:table-cell office:value-type="float" office:value="-22.3039" calcext:value-type="float">
            <text:p>-22.30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5.5848" calcext:value-type="float">
            <text:p>-95.5848</text:p>
          </table:table-cell>
          <table:table-cell office:value-type="float" office:value="81.707" calcext:value-type="float">
            <text:p>81.7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6.2205" calcext:value-type="float">
            <text:p>46.2205</text:p>
          </table:table-cell>
          <table:table-cell office:value-type="float" office:value="-1.62202" calcext:value-type="float">
            <text:p>-1.62202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1.0353" calcext:value-type="float">
            <text:p>-41.0353</text:p>
          </table:table-cell>
          <table:table-cell office:value-type="float" office:value="40.3124" calcext:value-type="float">
            <text:p>40.31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0.3245" calcext:value-type="float">
            <text:p>-70.3245</text:p>
          </table:table-cell>
          <table:table-cell office:value-type="float" office:value="-42.3465" calcext:value-type="float">
            <text:p>-42.346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6322" calcext:value-type="float">
            <text:p>62.6322</text:p>
          </table:table-cell>
          <table:table-cell office:value-type="float" office:value="-24.367" calcext:value-type="float">
            <text:p>-24.3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8638" calcext:value-type="float">
            <text:p>59.8638</text:p>
          </table:table-cell>
          <table:table-cell office:value-type="float" office:value="-97.173" calcext:value-type="float">
            <text:p>-97.17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2.5026" calcext:value-type="float">
            <text:p>-92.5026</text:p>
          </table:table-cell>
          <table:table-cell office:value-type="float" office:value="-31.4318" calcext:value-type="float">
            <text:p>-31.431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0398" calcext:value-type="float">
            <text:p>25.0398</text:p>
          </table:table-cell>
          <table:table-cell office:value-type="float" office:value="-6.80521" calcext:value-type="float">
            <text:p>-6.8052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9564" calcext:value-type="float">
            <text:p>38.9564</text:p>
          </table:table-cell>
          <table:table-cell office:value-type="float" office:value="65.8432" calcext:value-type="float">
            <text:p>65.84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4.4224" calcext:value-type="float">
            <text:p>-24.4224</text:p>
          </table:table-cell>
          <table:table-cell office:value-type="float" office:value="33.5476" calcext:value-type="float">
            <text:p>33.54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87825" calcext:value-type="float">
            <text:p>-1.87825</text:p>
          </table:table-cell>
          <table:table-cell office:value-type="float" office:value="2.6188" calcext:value-type="float">
            <text:p>2.618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5655" calcext:value-type="float">
            <text:p>13.5655</text:p>
          </table:table-cell>
          <table:table-cell office:value-type="float" office:value="80.138" calcext:value-type="float">
            <text:p>80.13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6441" calcext:value-type="float">
            <text:p>-3.6441</text:p>
          </table:table-cell>
          <table:table-cell office:value-type="float" office:value="-73.7083" calcext:value-type="float">
            <text:p>-73.70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3.1135" calcext:value-type="float">
            <text:p>-83.1135</text:p>
          </table:table-cell>
          <table:table-cell office:value-type="float" office:value="89.5775" calcext:value-type="float">
            <text:p>89.57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1.0855" calcext:value-type="float">
            <text:p>-81.0855</text:p>
          </table:table-cell>
          <table:table-cell office:value-type="float" office:value="76.0216" calcext:value-type="float">
            <text:p>76.02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41696" calcext:value-type="float">
            <text:p>-6.41696</text:p>
          </table:table-cell>
          <table:table-cell office:value-type="float" office:value="18.9748" calcext:value-type="float">
            <text:p>18.97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944" calcext:value-type="float">
            <text:p>-96.944</text:p>
          </table:table-cell>
          <table:table-cell office:value-type="float" office:value="47.7807" calcext:value-type="float">
            <text:p>47.78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9965" calcext:value-type="float">
            <text:p>48.9965</text:p>
          </table:table-cell>
          <table:table-cell office:value-type="float" office:value="-59.8763" calcext:value-type="float">
            <text:p>-59.87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6.0648" calcext:value-type="float">
            <text:p>-96.0648</text:p>
          </table:table-cell>
          <table:table-cell office:value-type="float" office:value="95.0661" calcext:value-type="float">
            <text:p>95.06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9.9136" calcext:value-type="float">
            <text:p>-19.9136</text:p>
          </table:table-cell>
          <table:table-cell office:value-type="float" office:value="-67.3655" calcext:value-type="float">
            <text:p>-67.365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8.1322" calcext:value-type="float">
            <text:p>38.1322</text:p>
          </table:table-cell>
          <table:table-cell office:value-type="float" office:value="19.0111" calcext:value-type="float">
            <text:p>19.0111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2925" calcext:value-type="float">
            <text:p>-11.2925</text:p>
          </table:table-cell>
          <table:table-cell office:value-type="float" office:value="40.8916" calcext:value-type="float">
            <text:p>40.89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6.2688" calcext:value-type="float">
            <text:p>-86.2688</text:p>
          </table:table-cell>
          <table:table-cell office:value-type="float" office:value="63.7594" calcext:value-type="float">
            <text:p>63.75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9729" calcext:value-type="float">
            <text:p>-97.9729</text:p>
          </table:table-cell>
          <table:table-cell office:value-type="float" office:value="-98.6316" calcext:value-type="float">
            <text:p>-98.63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1198" calcext:value-type="float">
            <text:p>84.1198</text:p>
          </table:table-cell>
          <table:table-cell office:value-type="float" office:value="-98.7832" calcext:value-type="float">
            <text:p>-98.78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5.3297" calcext:value-type="float">
            <text:p>-85.3297</text:p>
          </table:table-cell>
          <table:table-cell office:value-type="float" office:value="25.7693" calcext:value-type="float">
            <text:p>25.76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7.4517" calcext:value-type="float">
            <text:p>-97.4517</text:p>
          </table:table-cell>
          <table:table-cell office:value-type="float" office:value="17.0347" calcext:value-type="float">
            <text:p>17.03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7673" calcext:value-type="float">
            <text:p>-1.37673</text:p>
          </table:table-cell>
          <table:table-cell office:value-type="float" office:value="33.6488" calcext:value-type="float">
            <text:p>33.648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51312" calcext:value-type="float">
            <text:p>-7.51312</text:p>
          </table:table-cell>
          <table:table-cell office:value-type="float" office:value="5.96654" calcext:value-type="float">
            <text:p>5.966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2.5068" calcext:value-type="float">
            <text:p>32.5068</text:p>
          </table:table-cell>
          <table:table-cell office:value-type="float" office:value="47.8211" calcext:value-type="float">
            <text:p>47.82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4.3454" calcext:value-type="float">
            <text:p>-34.3454</text:p>
          </table:table-cell>
          <table:table-cell office:value-type="float" office:value="-63.5758" calcext:value-type="float">
            <text:p>-63.57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531" calcext:value-type="float">
            <text:p>49.531</text:p>
          </table:table-cell>
          <table:table-cell office:value-type="float" office:value="91.8561" calcext:value-type="float">
            <text:p>91.85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4.5376" calcext:value-type="float">
            <text:p>84.5376</text:p>
          </table:table-cell>
          <table:table-cell office:value-type="float" office:value="54.3429" calcext:value-type="float">
            <text:p>54.34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03141" calcext:value-type="float">
            <text:p>-2.03141</text:p>
          </table:table-cell>
          <table:table-cell office:value-type="float" office:value="42.2034" calcext:value-type="float">
            <text:p>42.20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34741" calcext:value-type="float">
            <text:p>-1.34741</text:p>
          </table:table-cell>
          <table:table-cell office:value-type="float" office:value="96.9382" calcext:value-type="float">
            <text:p>96.93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94832" calcext:value-type="float">
            <text:p>-2.94832</text:p>
          </table:table-cell>
          <table:table-cell office:value-type="float" office:value="54.6552" calcext:value-type="float">
            <text:p>54.655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7.8147" calcext:value-type="float">
            <text:p>-17.8147</text:p>
          </table:table-cell>
          <table:table-cell office:value-type="float" office:value="-40.0525" calcext:value-type="float">
            <text:p>-40.05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9262" calcext:value-type="float">
            <text:p>35.9262</text:p>
          </table:table-cell>
          <table:table-cell office:value-type="float" office:value="-46.9728" calcext:value-type="float">
            <text:p>-46.97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0.8313" calcext:value-type="float">
            <text:p>40.8313</text:p>
          </table:table-cell>
          <table:table-cell office:value-type="float" office:value="-81.4462" calcext:value-type="float">
            <text:p>-81.446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43539" calcext:value-type="float">
            <text:p>-6.43539</text:p>
          </table:table-cell>
          <table:table-cell office:value-type="float" office:value="-21.8222" calcext:value-type="float">
            <text:p>-21.82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</table:table-row>
      </table:table>
      <table:table table:name="Лист3" table:style-name="ta1">
        <table:shapes>
          <draw:frame draw:z-index="0" draw:style-name="gr1" draw:text-style-name="P1" svg:width="11.9028in" svg:height="8.2008in" svg:x="8.7008in" svg:y="2.1311in">
            <draw:object draw:notify-on-update-of-ranges="Лист3.A1:Лист3.A1 Лист3.A2:Лист3.A352 Лист3.B1:Лист3.B1 Лист3.B2:Лист3.B352 Лист3.E1:Лист3.E1 Лист3.E2:Лист3.E352 Лист3.D2:Лист3.D352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class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ize</text:p>
          </table:table-cell>
        </table:table-row>
        <table:table-row table:style-name="ro1">
          <table:table-cell office:value-type="float" office:value="0.187988" calcext:value-type="float">
            <text:p>0.187988</text:p>
          </table:table-cell>
          <table:table-cell office:value-type="float" office:value="0.982171" calcext:value-type="float">
            <text:p>0.98217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05668" calcext:value-type="float">
            <text:p>-0.405668</text:p>
          </table:table-cell>
          <table:table-cell office:value-type="float" office:value="-0.91402" calcext:value-type="float">
            <text:p>-0.9140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45769" calcext:value-type="float">
            <text:p>-0.745769</text:p>
          </table:table-cell>
          <table:table-cell office:value-type="float" office:value="-0.666204" calcext:value-type="float">
            <text:p>-0.66620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02372" calcext:value-type="float">
            <text:p>-0.702372</text:p>
          </table:table-cell>
          <table:table-cell office:value-type="float" office:value="0.71181" calcext:value-type="float">
            <text:p>0.7118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34638" calcext:value-type="float">
            <text:p>-0.734638</text:p>
          </table:table-cell>
          <table:table-cell office:value-type="float" office:value="-0.678459" calcext:value-type="float">
            <text:p>-0.6784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119469" calcext:value-type="float">
            <text:p>0.119469</text:p>
          </table:table-cell>
          <table:table-cell office:value-type="float" office:value="-0.992838" calcext:value-type="float">
            <text:p>-0.99283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66682" calcext:value-type="float">
            <text:p>0.666682</text:p>
          </table:table-cell>
          <table:table-cell office:value-type="float" office:value="0.745342" calcext:value-type="float">
            <text:p>0.74534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67684" calcext:value-type="float">
            <text:p>-0.767684</text:p>
          </table:table-cell>
          <table:table-cell office:value-type="float" office:value="-0.640828" calcext:value-type="float">
            <text:p>-0.6408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89819" calcext:value-type="float">
            <text:p>-0.489819</text:p>
          </table:table-cell>
          <table:table-cell office:value-type="float" office:value="0.871824" calcext:value-type="float">
            <text:p>0.87182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30534" calcext:value-type="float">
            <text:p>-0.230534</text:p>
          </table:table-cell>
          <table:table-cell office:value-type="float" office:value="0.973064" calcext:value-type="float">
            <text:p>0.97306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5139" calcext:value-type="float">
            <text:p>0.705139</text:p>
          </table:table-cell>
          <table:table-cell office:value-type="float" office:value="0.70907" calcext:value-type="float">
            <text:p>0.7090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38889" calcext:value-type="float">
            <text:p>0.838889</text:p>
          </table:table-cell>
          <table:table-cell office:value-type="float" office:value="0.544303" calcext:value-type="float">
            <text:p>0.54430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68572" calcext:value-type="float">
            <text:p>-0.368572</text:p>
          </table:table-cell>
          <table:table-cell office:value-type="float" office:value="-0.929599" calcext:value-type="float">
            <text:p>-0.92959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9233" calcext:value-type="float">
            <text:p>-0.89233</text:p>
          </table:table-cell>
          <table:table-cell office:value-type="float" office:value="-0.451383" calcext:value-type="float">
            <text:p>-0.4513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88188" calcext:value-type="float">
            <text:p>-0.388188</text:p>
          </table:table-cell>
          <table:table-cell office:value-type="float" office:value="0.92158" calcext:value-type="float">
            <text:p>0.921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93425" calcext:value-type="float">
            <text:p>0.893425</text:p>
          </table:table-cell>
          <table:table-cell office:value-type="float" office:value="0.449212" calcext:value-type="float">
            <text:p>0.44921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802542" calcext:value-type="float">
            <text:p>-0.802542</text:p>
          </table:table-cell>
          <table:table-cell office:value-type="float" office:value="-0.596596" calcext:value-type="float">
            <text:p>-0.5965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9243" calcext:value-type="float">
            <text:p>0.719243</text:p>
          </table:table-cell>
          <table:table-cell office:value-type="float" office:value="-0.694759" calcext:value-type="float">
            <text:p>-0.6947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26652" calcext:value-type="float">
            <text:p>-0.726652</text:p>
          </table:table-cell>
          <table:table-cell office:value-type="float" office:value="-0.687005" calcext:value-type="float">
            <text:p>-0.68700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59098" calcext:value-type="float">
            <text:p>0.959098</text:p>
          </table:table-cell>
          <table:table-cell office:value-type="float" office:value="0.283074" calcext:value-type="float">
            <text:p>0.2830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922594" calcext:value-type="float">
            <text:p>-0.0922594</text:p>
          </table:table-cell>
          <table:table-cell office:value-type="float" office:value="0.995735" calcext:value-type="float">
            <text:p>0.9957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940037" calcext:value-type="float">
            <text:p>0.940037</text:p>
          </table:table-cell>
          <table:table-cell office:value-type="float" office:value="-0.341074" calcext:value-type="float">
            <text:p>-0.3410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88531" calcext:value-type="float">
            <text:p>0.588531</text:p>
          </table:table-cell>
          <table:table-cell office:value-type="float" office:value="0.808475" calcext:value-type="float">
            <text:p>0.80847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89041" calcext:value-type="float">
            <text:p>-0.289041</text:p>
          </table:table-cell>
          <table:table-cell office:value-type="float" office:value="-0.957317" calcext:value-type="float">
            <text:p>-0.95731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73968" calcext:value-type="float">
            <text:p>-0.573968</text:p>
          </table:table-cell>
          <table:table-cell office:value-type="float" office:value="-0.818878" calcext:value-type="float">
            <text:p>-0.8188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15743" calcext:value-type="float">
            <text:p>0.615743</text:p>
          </table:table-cell>
          <table:table-cell office:value-type="float" office:value="-0.787947" calcext:value-type="float">
            <text:p>-0.7879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03239" calcext:value-type="float">
            <text:p>-0.203239</text:p>
          </table:table-cell>
          <table:table-cell office:value-type="float" office:value="-0.979129" calcext:value-type="float">
            <text:p>-0.9791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04044" calcext:value-type="float">
            <text:p>0.404044</text:p>
          </table:table-cell>
          <table:table-cell office:value-type="float" office:value="0.914739" calcext:value-type="float">
            <text:p>0.9147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92459" calcext:value-type="float">
            <text:p>-0.592459</text:p>
          </table:table-cell>
          <table:table-cell office:value-type="float" office:value="0.805601" calcext:value-type="float">
            <text:p>0.80560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51415" calcext:value-type="float">
            <text:p>-0.751415</text:p>
          </table:table-cell>
          <table:table-cell office:value-type="float" office:value="-0.65983" calcext:value-type="float">
            <text:p>-0.6598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82922" calcext:value-type="float">
            <text:p>-0.582922</text:p>
          </table:table-cell>
          <table:table-cell office:value-type="float" office:value="-0.812528" calcext:value-type="float">
            <text:p>-0.8125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06715" calcext:value-type="float">
            <text:p>0.706715</text:p>
          </table:table-cell>
          <table:table-cell office:value-type="float" office:value="-0.707499" calcext:value-type="float">
            <text:p>-0.70749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64589" calcext:value-type="float">
            <text:p>-0.464589</text:p>
          </table:table-cell>
          <table:table-cell office:value-type="float" office:value="-0.885527" calcext:value-type="float">
            <text:p>-0.88552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19306" calcext:value-type="float">
            <text:p>0.719306</text:p>
          </table:table-cell>
          <table:table-cell office:value-type="float" office:value="0.694694" calcext:value-type="float">
            <text:p>0.6946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31762" calcext:value-type="float">
            <text:p>-0.731762</text:p>
          </table:table-cell>
          <table:table-cell office:value-type="float" office:value="0.681561" calcext:value-type="float">
            <text:p>0.6815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523533" calcext:value-type="float">
            <text:p>-0.523533</text:p>
          </table:table-cell>
          <table:table-cell office:value-type="float" office:value="-0.852005" calcext:value-type="float">
            <text:p>-0.85200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96411" calcext:value-type="float">
            <text:p>-0.196411</text:p>
          </table:table-cell>
          <table:table-cell office:value-type="float" office:value="-0.980522" calcext:value-type="float">
            <text:p>-0.9805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37025" calcext:value-type="float">
            <text:p>-0.337025</text:p>
          </table:table-cell>
          <table:table-cell office:value-type="float" office:value="0.941496" calcext:value-type="float">
            <text:p>0.9414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372587" calcext:value-type="float">
            <text:p>0.372587</text:p>
          </table:table-cell>
          <table:table-cell office:value-type="float" office:value="0.927997" calcext:value-type="float">
            <text:p>0.92799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0270914" calcext:value-type="float">
            <text:p>0.0270914</text:p>
          </table:table-cell>
          <table:table-cell office:value-type="float" office:value="0.999633" calcext:value-type="float">
            <text:p>0.99963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4515" calcext:value-type="float">
            <text:p>-0.14515</text:p>
          </table:table-cell>
          <table:table-cell office:value-type="float" office:value="0.98941" calcext:value-type="float">
            <text:p>0.989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379081" calcext:value-type="float">
            <text:p>-0.379081</text:p>
          </table:table-cell>
          <table:table-cell office:value-type="float" office:value="-0.925363" calcext:value-type="float">
            <text:p>-0.9253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0400503" calcext:value-type="float">
            <text:p>-0.0400503</text:p>
          </table:table-cell>
          <table:table-cell office:value-type="float" office:value="0.999198" calcext:value-type="float">
            <text:p>0.9991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372" calcext:value-type="float">
            <text:p>-0.4372</text:p>
          </table:table-cell>
          <table:table-cell office:value-type="float" office:value="-0.899365" calcext:value-type="float">
            <text:p>-0.89936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814298" calcext:value-type="float">
            <text:p>0.814298</text:p>
          </table:table-cell>
          <table:table-cell office:value-type="float" office:value="0.580447" calcext:value-type="float">
            <text:p>0.5804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678734" calcext:value-type="float">
            <text:p>-0.678734</text:p>
          </table:table-cell>
          <table:table-cell office:value-type="float" office:value="-0.734385" calcext:value-type="float">
            <text:p>-0.73438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23969" calcext:value-type="float">
            <text:p>0.723969</text:p>
          </table:table-cell>
          <table:table-cell office:value-type="float" office:value="0.689832" calcext:value-type="float">
            <text:p>0.6898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218686" calcext:value-type="float">
            <text:p>-0.218686</text:p>
          </table:table-cell>
          <table:table-cell office:value-type="float" office:value="0.975795" calcext:value-type="float">
            <text:p>0.9757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44029" calcext:value-type="float">
            <text:p>-0.44029</text:p>
          </table:table-cell>
          <table:table-cell office:value-type="float" office:value="-0.897856" calcext:value-type="float">
            <text:p>-0.8978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124212" calcext:value-type="float">
            <text:p>-0.124212</text:p>
          </table:table-cell>
          <table:table-cell office:value-type="float" office:value="0.992256" calcext:value-type="float">
            <text:p>0.9922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15263" calcext:value-type="float">
            <text:p>5.15263</text:p>
          </table:table-cell>
          <table:table-cell office:value-type="float" office:value="14.0872" calcext:value-type="float">
            <text:p>14.08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0.6457" calcext:value-type="float">
            <text:p>-10.6457</text:p>
          </table:table-cell>
          <table:table-cell office:value-type="float" office:value="10.5674" calcext:value-type="float">
            <text:p>10.567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1006" calcext:value-type="float">
            <text:p>-11.1006</text:p>
          </table:table-cell>
          <table:table-cell office:value-type="float" office:value="-10.0884" calcext:value-type="float">
            <text:p>-10.088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0.709258" calcext:value-type="float">
            <text:p>-0.709258</text:p>
          </table:table-cell>
          <table:table-cell office:value-type="float" office:value="-14.9832" calcext:value-type="float">
            <text:p>-14.983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74563" calcext:value-type="float">
            <text:p>5.74563</text:p>
          </table:table-cell>
          <table:table-cell office:value-type="float" office:value="-13.856" calcext:value-type="float">
            <text:p>-13.8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63574" calcext:value-type="float">
            <text:p>-8.63574</text:p>
          </table:table-cell>
          <table:table-cell office:value-type="float" office:value="-12.2647" calcext:value-type="float">
            <text:p>-12.264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.14886" calcext:value-type="float">
            <text:p>-3.14886</text:p>
          </table:table-cell>
          <table:table-cell office:value-type="float" office:value="-14.6658" calcext:value-type="float">
            <text:p>-14.66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5173" calcext:value-type="float">
            <text:p>-11.5173</text:p>
          </table:table-cell>
          <table:table-cell office:value-type="float" office:value="9.60996" calcext:value-type="float">
            <text:p>9.609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.82509" calcext:value-type="float">
            <text:p>-1.82509</text:p>
          </table:table-cell>
          <table:table-cell office:value-type="float" office:value="-14.8886" calcext:value-type="float">
            <text:p>-14.888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0359" calcext:value-type="float">
            <text:p>12.0359</text:p>
          </table:table-cell>
          <table:table-cell office:value-type="float" office:value="8.95199" calcext:value-type="float">
            <text:p>8.9519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5804" calcext:value-type="float">
            <text:p>5.5804</text:p>
          </table:table-cell>
          <table:table-cell office:value-type="float" office:value="-13.9233" calcext:value-type="float">
            <text:p>-13.923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81351" calcext:value-type="float">
            <text:p>-8.81351</text:p>
          </table:table-cell>
          <table:table-cell office:value-type="float" office:value="-12.1376" calcext:value-type="float">
            <text:p>-12.13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433506" calcext:value-type="float">
            <text:p>0.433506</text:p>
          </table:table-cell>
          <table:table-cell office:value-type="float" office:value="-14.9937" calcext:value-type="float">
            <text:p>-14.993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91123" calcext:value-type="float">
            <text:p>-5.91123</text:p>
          </table:table-cell>
          <table:table-cell office:value-type="float" office:value="-13.7861" calcext:value-type="float">
            <text:p>-13.786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8327" calcext:value-type="float">
            <text:p>7.8327</text:p>
          </table:table-cell>
          <table:table-cell office:value-type="float" office:value="12.7925" calcext:value-type="float">
            <text:p>12.79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34253" calcext:value-type="float">
            <text:p>7.34253</text:p>
          </table:table-cell>
          <table:table-cell office:value-type="float" office:value="13.08" calcext:value-type="float">
            <text:p>13.0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75193" calcext:value-type="float">
            <text:p>-8.75193</text:p>
          </table:table-cell>
          <table:table-cell office:value-type="float" office:value="12.1821" calcext:value-type="float">
            <text:p>12.182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2.7461" calcext:value-type="float">
            <text:p>12.7461</text:p>
          </table:table-cell>
          <table:table-cell office:value-type="float" office:value="7.90811" calcext:value-type="float">
            <text:p>7.908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8173" calcext:value-type="float">
            <text:p>4.8173</text:p>
          </table:table-cell>
          <table:table-cell office:value-type="float" office:value="-14.2054" calcext:value-type="float">
            <text:p>-14.20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20657" calcext:value-type="float">
            <text:p>-7.20657</text:p>
          </table:table-cell>
          <table:table-cell office:value-type="float" office:value="-13.1554" calcext:value-type="float">
            <text:p>-13.155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05021" calcext:value-type="float">
            <text:p>-6.05021</text:p>
          </table:table-cell>
          <table:table-cell office:value-type="float" office:value="13.7257" calcext:value-type="float">
            <text:p>13.725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6605" calcext:value-type="float">
            <text:p>-14.6605</text:p>
          </table:table-cell>
          <table:table-cell office:value-type="float" office:value="3.17334" calcext:value-type="float">
            <text:p>3.173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06121" calcext:value-type="float">
            <text:p>6.06121</text:p>
          </table:table-cell>
          <table:table-cell office:value-type="float" office:value="13.7209" calcext:value-type="float">
            <text:p>13.72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681" calcext:value-type="float">
            <text:p>13.6681</text:p>
          </table:table-cell>
          <table:table-cell office:value-type="float" office:value="6.17913" calcext:value-type="float">
            <text:p>6.1791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65581" calcext:value-type="float">
            <text:p>6.65581</text:p>
          </table:table-cell>
          <table:table-cell office:value-type="float" office:value="13.4425" calcext:value-type="float">
            <text:p>13.44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61452" calcext:value-type="float">
            <text:p>-2.61452</text:p>
          </table:table-cell>
          <table:table-cell office:value-type="float" office:value="14.7704" calcext:value-type="float">
            <text:p>14.770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.65545" calcext:value-type="float">
            <text:p>-5.65545</text:p>
          </table:table-cell>
          <table:table-cell office:value-type="float" office:value="13.893" calcext:value-type="float">
            <text:p>13.8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17429" calcext:value-type="float">
            <text:p>2.17429</text:p>
          </table:table-cell>
          <table:table-cell office:value-type="float" office:value="14.8416" calcext:value-type="float">
            <text:p>14.841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.38582" calcext:value-type="float">
            <text:p>2.38582</text:p>
          </table:table-cell>
          <table:table-cell office:value-type="float" office:value="14.809" calcext:value-type="float">
            <text:p>14.8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.77051" calcext:value-type="float">
            <text:p>8.77051</text:p>
          </table:table-cell>
          <table:table-cell office:value-type="float" office:value="-12.1687" calcext:value-type="float">
            <text:p>-12.16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.271" calcext:value-type="float">
            <text:p>5.271</text:p>
          </table:table-cell>
          <table:table-cell office:value-type="float" office:value="-14.0434" calcext:value-type="float">
            <text:p>-14.04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17482" calcext:value-type="float">
            <text:p>-6.17482</text:p>
          </table:table-cell>
          <table:table-cell office:value-type="float" office:value="-13.6701" calcext:value-type="float">
            <text:p>-13.670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.52435" calcext:value-type="float">
            <text:p>-7.52435</text:p>
          </table:table-cell>
          <table:table-cell office:value-type="float" office:value="12.9763" calcext:value-type="float">
            <text:p>12.97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56388" calcext:value-type="float">
            <text:p>0.56388</text:p>
          </table:table-cell>
          <table:table-cell office:value-type="float" office:value="14.9894" calcext:value-type="float">
            <text:p>14.98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24043" calcext:value-type="float">
            <text:p>3.24043</text:p>
          </table:table-cell>
          <table:table-cell office:value-type="float" office:value="-14.6458" calcext:value-type="float">
            <text:p>-14.64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4556" calcext:value-type="float">
            <text:p>-14.4556</text:p>
          </table:table-cell>
          <table:table-cell office:value-type="float" office:value="4.00453" calcext:value-type="float">
            <text:p>4.0045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9.68087" calcext:value-type="float">
            <text:p>-9.68087</text:p>
          </table:table-cell>
          <table:table-cell office:value-type="float" office:value="11.4578" calcext:value-type="float">
            <text:p>11.457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.96055" calcext:value-type="float">
            <text:p>4.96055</text:p>
          </table:table-cell>
          <table:table-cell office:value-type="float" office:value="14.156" calcext:value-type="float">
            <text:p>14.15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33193" calcext:value-type="float">
            <text:p>-2.33193</text:p>
          </table:table-cell>
          <table:table-cell office:value-type="float" office:value="-14.8176" calcext:value-type="float">
            <text:p>-14.81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1588" calcext:value-type="float">
            <text:p>-14.1588</text:p>
          </table:table-cell>
          <table:table-cell office:value-type="float" office:value="4.9527" calcext:value-type="float">
            <text:p>4.952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92883" calcext:value-type="float">
            <text:p>-8.92883</text:p>
          </table:table-cell>
          <table:table-cell office:value-type="float" office:value="-12.0531" calcext:value-type="float">
            <text:p>-12.053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1.0359" calcext:value-type="float">
            <text:p>-11.0359</text:p>
          </table:table-cell>
          <table:table-cell office:value-type="float" office:value="10.1592" calcext:value-type="float">
            <text:p>10.1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.63933" calcext:value-type="float">
            <text:p>-2.63933</text:p>
          </table:table-cell>
          <table:table-cell office:value-type="float" office:value="-14.766" calcext:value-type="float">
            <text:p>-14.76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627539" calcext:value-type="float">
            <text:p>0.627539</text:p>
          </table:table-cell>
          <table:table-cell office:value-type="float" office:value="-14.9869" calcext:value-type="float">
            <text:p>-14.986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88341" calcext:value-type="float">
            <text:p>-4.88341</text:p>
          </table:table-cell>
          <table:table-cell office:value-type="float" office:value="14.1828" calcext:value-type="float">
            <text:p>14.182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.75365" calcext:value-type="float">
            <text:p>-8.75365</text:p>
          </table:table-cell>
          <table:table-cell office:value-type="float" office:value="12.1809" calcext:value-type="float">
            <text:p>12.180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0.767983" calcext:value-type="float">
            <text:p>0.767983</text:p>
          </table:table-cell>
          <table:table-cell office:value-type="float" office:value="-14.9803" calcext:value-type="float">
            <text:p>-14.980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2591" calcext:value-type="float">
            <text:p>-14.2591</text:p>
          </table:table-cell>
          <table:table-cell office:value-type="float" office:value="4.65592" calcext:value-type="float">
            <text:p>4.6559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.575" calcext:value-type="float">
            <text:p>6.575</text:p>
          </table:table-cell>
          <table:table-cell office:value-type="float" office:value="13.4822" calcext:value-type="float">
            <text:p>13.48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3.6908" calcext:value-type="float">
            <text:p>13.6908</text:p>
          </table:table-cell>
          <table:table-cell office:value-type="float" office:value="6.1287" calcext:value-type="float">
            <text:p>6.128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2472" calcext:value-type="float">
            <text:p>26.2472</text:p>
          </table:table-cell>
          <table:table-cell office:value-type="float" office:value="29.842" calcext:value-type="float">
            <text:p>29.84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3099" calcext:value-type="float">
            <text:p>24.3099</text:p>
          </table:table-cell>
          <table:table-cell office:value-type="float" office:value="20.0479" calcext:value-type="float">
            <text:p>20.047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9932" calcext:value-type="float">
            <text:p>21.9932</text:p>
          </table:table-cell>
          <table:table-cell office:value-type="float" office:value="28.9949" calcext:value-type="float">
            <text:p>28.994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398" calcext:value-type="float">
            <text:p>25.7398</text:p>
          </table:table-cell>
          <table:table-cell office:value-type="float" office:value="29.945" calcext:value-type="float">
            <text:p>29.94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844" calcext:value-type="float">
            <text:p>25.7844</text:p>
          </table:table-cell>
          <table:table-cell office:value-type="float" office:value="20.0619" calcext:value-type="float">
            <text:p>20.061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8363" calcext:value-type="float">
            <text:p>26.8363</text:p>
          </table:table-cell>
          <table:table-cell office:value-type="float" office:value="20.3494" calcext:value-type="float">
            <text:p>20.349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4.4726" calcext:value-type="float">
            <text:p>24.4726</text:p>
          </table:table-cell>
          <table:table-cell office:value-type="float" office:value="20.0279" calcext:value-type="float">
            <text:p>20.027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432" calcext:value-type="float">
            <text:p>26.1432</text:p>
          </table:table-cell>
          <table:table-cell office:value-type="float" office:value="20.1324" calcext:value-type="float">
            <text:p>20.132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1628" calcext:value-type="float">
            <text:p>22.1628</text:p>
          </table:table-cell>
          <table:table-cell office:value-type="float" office:value="20.8829" calcext:value-type="float">
            <text:p>20.8829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5381" calcext:value-type="float">
            <text:p>27.5381</text:p>
          </table:table-cell>
          <table:table-cell office:value-type="float" office:value="20.6921" calcext:value-type="float">
            <text:p>20.692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7721" calcext:value-type="float">
            <text:p>27.7721</text:p>
          </table:table-cell>
          <table:table-cell office:value-type="float" office:value="29.1612" calcext:value-type="float">
            <text:p>29.161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9582" calcext:value-type="float">
            <text:p>28.9582</text:p>
          </table:table-cell>
          <table:table-cell office:value-type="float" office:value="21.9451" calcext:value-type="float">
            <text:p>21.945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8454" calcext:value-type="float">
            <text:p>27.8454</text:p>
          </table:table-cell>
          <table:table-cell office:value-type="float" office:value="20.8886" calcext:value-type="float">
            <text:p>20.888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5202" calcext:value-type="float">
            <text:p>28.5202</text:p>
          </table:table-cell>
          <table:table-cell office:value-type="float" office:value="21.4492" calcext:value-type="float">
            <text:p>21.449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8922" calcext:value-type="float">
            <text:p>22.8922</text:p>
          </table:table-cell>
          <table:table-cell office:value-type="float" office:value="20.466" calcext:value-type="float">
            <text:p>20.46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8931" calcext:value-type="float">
            <text:p>28.8931</text:p>
          </table:table-cell>
          <table:table-cell office:value-type="float" office:value="21.8625" calcext:value-type="float">
            <text:p>21.862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679" calcext:value-type="float">
            <text:p>25.679</text:p>
          </table:table-cell>
          <table:table-cell office:value-type="float" office:value="20.0463" calcext:value-type="float">
            <text:p>20.046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4436" calcext:value-type="float">
            <text:p>21.4436</text:p>
          </table:table-cell>
          <table:table-cell office:value-type="float" office:value="21.4854" calcext:value-type="float">
            <text:p>21.485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1324" calcext:value-type="float">
            <text:p>29.1324</text:p>
          </table:table-cell>
          <table:table-cell office:value-type="float" office:value="27.8148" calcext:value-type="float">
            <text:p>27.814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1.607" calcext:value-type="float">
            <text:p>21.607</text:p>
          </table:table-cell>
          <table:table-cell office:value-type="float" office:value="21.3275" calcext:value-type="float">
            <text:p>21.327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3806" calcext:value-type="float">
            <text:p>23.3806</text:p>
          </table:table-cell>
          <table:table-cell office:value-type="float" office:value="20.2695" calcext:value-type="float">
            <text:p>20.269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7549" calcext:value-type="float">
            <text:p>23.7549</text:p>
          </table:table-cell>
          <table:table-cell office:value-type="float" office:value="29.8425" calcext:value-type="float">
            <text:p>29.842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744" calcext:value-type="float">
            <text:p>25.744</text:p>
          </table:table-cell>
          <table:table-cell office:value-type="float" office:value="20.0557" calcext:value-type="float">
            <text:p>20.055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0202" calcext:value-type="float">
            <text:p>26.0202</text:p>
          </table:table-cell>
          <table:table-cell office:value-type="float" office:value="20.1052" calcext:value-type="float">
            <text:p>20.105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9941" calcext:value-type="float">
            <text:p>23.9941</text:p>
          </table:table-cell>
          <table:table-cell office:value-type="float" office:value="29.8978" calcext:value-type="float">
            <text:p>29.897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327" calcext:value-type="float">
            <text:p>23.5327</text:p>
          </table:table-cell>
          <table:table-cell office:value-type="float" office:value="20.2202" calcext:value-type="float">
            <text:p>20.220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6.1921" calcext:value-type="float">
            <text:p>26.1921</text:p>
          </table:table-cell>
          <table:table-cell office:value-type="float" office:value="29.8558" calcext:value-type="float">
            <text:p>29.855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7.5351" calcext:value-type="float">
            <text:p>27.5351</text:p>
          </table:table-cell>
          <table:table-cell office:value-type="float" office:value="29.3097" calcext:value-type="float">
            <text:p>29.309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9892" calcext:value-type="float">
            <text:p>29.9892</text:p>
          </table:table-cell>
          <table:table-cell office:value-type="float" office:value="25.3292" calcext:value-type="float">
            <text:p>25.329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6725" calcext:value-type="float">
            <text:p>28.6725</text:p>
          </table:table-cell>
          <table:table-cell office:value-type="float" office:value="21.607" calcext:value-type="float">
            <text:p>21.60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9764" calcext:value-type="float">
            <text:p>22.9764</text:p>
          </table:table-cell>
          <table:table-cell office:value-type="float" office:value="29.5722" calcext:value-type="float">
            <text:p>29.572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8733" calcext:value-type="float">
            <text:p>29.8733</text:p>
          </table:table-cell>
          <table:table-cell office:value-type="float" office:value="26.1186" calcext:value-type="float">
            <text:p>26.118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869" calcext:value-type="float">
            <text:p>25.869</text:p>
          </table:table-cell>
          <table:table-cell office:value-type="float" office:value="20.0761" calcext:value-type="float">
            <text:p>20.076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0232" calcext:value-type="float">
            <text:p>23.0232</text:p>
          </table:table-cell>
          <table:table-cell office:value-type="float" office:value="20.4074" calcext:value-type="float">
            <text:p>20.407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0.9541" calcext:value-type="float">
            <text:p>20.9541</text:p>
          </table:table-cell>
          <table:table-cell office:value-type="float" office:value="22.0623" calcext:value-type="float">
            <text:p>22.062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8134" calcext:value-type="float">
            <text:p>29.8134</text:p>
          </table:table-cell>
          <table:table-cell office:value-type="float" office:value="23.6467" calcext:value-type="float">
            <text:p>23.646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493" calcext:value-type="float">
            <text:p>22.5493</text:p>
          </table:table-cell>
          <table:table-cell office:value-type="float" office:value="29.3582" calcext:value-type="float">
            <text:p>29.358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9222" calcext:value-type="float">
            <text:p>29.9222</text:p>
          </table:table-cell>
          <table:table-cell office:value-type="float" office:value="24.1214" calcext:value-type="float">
            <text:p>24.121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7421" calcext:value-type="float">
            <text:p>29.7421</text:p>
          </table:table-cell>
          <table:table-cell office:value-type="float" office:value="26.5852" calcext:value-type="float">
            <text:p>26.585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0343" calcext:value-type="float">
            <text:p>28.0343</text:p>
          </table:table-cell>
          <table:table-cell office:value-type="float" office:value="28.974" calcext:value-type="float">
            <text:p>28.974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6887" calcext:value-type="float">
            <text:p>22.6887</text:p>
          </table:table-cell>
          <table:table-cell office:value-type="float" office:value="20.5663" calcext:value-type="float">
            <text:p>20.5663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994" calcext:value-type="float">
            <text:p>22.5994</text:p>
          </table:table-cell>
          <table:table-cell office:value-type="float" office:value="29.386" calcext:value-type="float">
            <text:p>29.38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9097" calcext:value-type="float">
            <text:p>25.9097</text:p>
          </table:table-cell>
          <table:table-cell office:value-type="float" office:value="20.0835" calcext:value-type="float">
            <text:p>20.0835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3.5205" calcext:value-type="float">
            <text:p>23.5205</text:p>
          </table:table-cell>
          <table:table-cell office:value-type="float" office:value="29.7761" calcext:value-type="float">
            <text:p>29.776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3394" calcext:value-type="float">
            <text:p>22.3394</text:p>
          </table:table-cell>
          <table:table-cell office:value-type="float" office:value="20.7667" calcext:value-type="float">
            <text:p>20.766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9.7231" calcext:value-type="float">
            <text:p>29.7231</text:p>
          </table:table-cell>
          <table:table-cell office:value-type="float" office:value="23.3592" calcext:value-type="float">
            <text:p>23.3592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5.1034" calcext:value-type="float">
            <text:p>25.1034</text:p>
          </table:table-cell>
          <table:table-cell office:value-type="float" office:value="20.0011" calcext:value-type="float">
            <text:p>20.0011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8.9227" calcext:value-type="float">
            <text:p>28.9227</text:p>
          </table:table-cell>
          <table:table-cell office:value-type="float" office:value="21.8996" calcext:value-type="float">
            <text:p>21.8996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0056" calcext:value-type="float">
            <text:p>22.0056</text:p>
          </table:table-cell>
          <table:table-cell office:value-type="float" office:value="20.9958" calcext:value-type="float">
            <text:p>20.9958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2.5441" calcext:value-type="float">
            <text:p>22.5441</text:p>
          </table:table-cell>
          <table:table-cell office:value-type="float" office:value="20.6447" calcext:value-type="float">
            <text:p>20.6447</text:p>
          </table:table-cell>
          <table:table-cell office:value-type="float" office:value="1" calcext:value-type="float">
            <text:p>1</text:p>
          </table:table-cell>
          <table:table-cell office:value-type="float" office:value="65280" calcext:value-type="float">
            <text:p>652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3.1162" calcext:value-type="float">
            <text:p>-33.1162</text:p>
          </table:table-cell>
          <table:table-cell office:value-type="float" office:value="33.1096" calcext:value-type="float">
            <text:p>33.10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6.8912" calcext:value-type="float">
            <text:p>-16.8912</text:p>
          </table:table-cell>
          <table:table-cell office:value-type="float" office:value="-90.1667" calcext:value-type="float">
            <text:p>-90.16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9.7287" calcext:value-type="float">
            <text:p>-29.7287</text:p>
          </table:table-cell>
          <table:table-cell office:value-type="float" office:value="94.6834" calcext:value-type="float">
            <text:p>94.68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961" calcext:value-type="float">
            <text:p>49.961</text:p>
          </table:table-cell>
          <table:table-cell office:value-type="float" office:value="-58.2593" calcext:value-type="float">
            <text:p>-58.259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5.1354" calcext:value-type="float">
            <text:p>-45.1354</text:p>
          </table:table-cell>
          <table:table-cell office:value-type="float" office:value="-24.9776" calcext:value-type="float">
            <text:p>-24.97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.47514" calcext:value-type="float">
            <text:p>-4.47514</text:p>
          </table:table-cell>
          <table:table-cell office:value-type="float" office:value="42.4077" calcext:value-type="float">
            <text:p>42.40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9.3534" calcext:value-type="float">
            <text:p>49.3534</text:p>
          </table:table-cell>
          <table:table-cell office:value-type="float" office:value="19.9611" calcext:value-type="float">
            <text:p>19.961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6.6329" calcext:value-type="float">
            <text:p>-66.6329</text:p>
          </table:table-cell>
          <table:table-cell office:value-type="float" office:value="-39.1663" calcext:value-type="float">
            <text:p>-39.166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6.958" calcext:value-type="float">
            <text:p>66.958</text:p>
          </table:table-cell>
          <table:table-cell office:value-type="float" office:value="9.27035" calcext:value-type="float">
            <text:p>9.270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4.2633" calcext:value-type="float">
            <text:p>-14.2633</text:p>
          </table:table-cell>
          <table:table-cell office:value-type="float" office:value="-35.2048" calcext:value-type="float">
            <text:p>-35.204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8.967" calcext:value-type="float">
            <text:p>-58.967</text:p>
          </table:table-cell>
          <table:table-cell office:value-type="float" office:value="-55.8467" calcext:value-type="float">
            <text:p>-55.846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6.9212" calcext:value-type="float">
            <text:p>16.9212</text:p>
          </table:table-cell>
          <table:table-cell office:value-type="float" office:value="-25.4125" calcext:value-type="float">
            <text:p>-25.41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.34261" calcext:value-type="float">
            <text:p>-6.34261</text:p>
          </table:table-cell>
          <table:table-cell office:value-type="float" office:value="68.1189" calcext:value-type="float">
            <text:p>68.1189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8.2361" calcext:value-type="float">
            <text:p>-28.2361</text:p>
          </table:table-cell>
          <table:table-cell office:value-type="float" office:value="32.798" calcext:value-type="float">
            <text:p>32.7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91.1713" calcext:value-type="float">
            <text:p>91.1713</text:p>
          </table:table-cell>
          <table:table-cell office:value-type="float" office:value="-44.4122" calcext:value-type="float">
            <text:p>-44.412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0.9534" calcext:value-type="float">
            <text:p>-40.9534</text:p>
          </table:table-cell>
          <table:table-cell office:value-type="float" office:value="-33.6535" calcext:value-type="float">
            <text:p>-33.653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9433" calcext:value-type="float">
            <text:p>59.9433</text:p>
          </table:table-cell>
          <table:table-cell office:value-type="float" office:value="56.1225" calcext:value-type="float">
            <text:p>56.122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9.0307" calcext:value-type="float">
            <text:p>59.0307</text:p>
          </table:table-cell>
          <table:table-cell office:value-type="float" office:value="-8.40658" calcext:value-type="float">
            <text:p>-8.4065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2.2634" calcext:value-type="float">
            <text:p>72.2634</text:p>
          </table:table-cell>
          <table:table-cell office:value-type="float" office:value="56.6434" calcext:value-type="float">
            <text:p>56.643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9.2577" calcext:value-type="float">
            <text:p>79.2577</text:p>
          </table:table-cell>
          <table:table-cell office:value-type="float" office:value="29.6541" calcext:value-type="float">
            <text:p>29.6541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159" calcext:value-type="float">
            <text:p>-20.159</text:p>
          </table:table-cell>
          <table:table-cell office:value-type="float" office:value="73.4952" calcext:value-type="float">
            <text:p>73.495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7.9449" calcext:value-type="float">
            <text:p>-67.9449</text:p>
          </table:table-cell>
          <table:table-cell office:value-type="float" office:value="-96.607" calcext:value-type="float">
            <text:p>-96.607</text:p>
          </table:table-cell>
          <table:table-cell office:value-type="float" office:value="2" calcext:value-type="float">
            <text:p>2</text:p>
          </table:table-cell>
          <table:table-cell office:value-type="float" office:value="255" calcext:value-type="float">
            <text:p>25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6.715" calcext:value-type="float">
            <text:p>76.715</text:p>
          </table:table-cell>
          <table:table-cell office:value-type="float" office:value="-14.196" calcext:value-type="float">
            <text:p>-14.19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8.8606" calcext:value-type="float">
            <text:p>48.8606</text:p>
          </table:table-cell>
          <table:table-cell office:value-type="float" office:value="-6.27077" calcext:value-type="float">
            <text:p>-6.270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89.3027" calcext:value-type="float">
            <text:p>-89.3027</text:p>
          </table:table-cell>
          <table:table-cell office:value-type="float" office:value="-21.3798" calcext:value-type="float">
            <text:p>-21.379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7.7405" calcext:value-type="float">
            <text:p>87.7405</text:p>
          </table:table-cell>
          <table:table-cell office:value-type="float" office:value="40.494" calcext:value-type="float">
            <text:p>40.49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3.9729" calcext:value-type="float">
            <text:p>33.9729</text:p>
          </table:table-cell>
          <table:table-cell office:value-type="float" office:value="-35.6759" calcext:value-type="float">
            <text:p>-35.675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5.8298" calcext:value-type="float">
            <text:p>35.8298</text:p>
          </table:table-cell>
          <table:table-cell office:value-type="float" office:value="-94.6153" calcext:value-type="float">
            <text:p>-94.615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4.2563" calcext:value-type="float">
            <text:p>-74.2563</text:p>
          </table:table-cell>
          <table:table-cell office:value-type="float" office:value="-19.4714" calcext:value-type="float">
            <text:p>-19.4714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.90239" calcext:value-type="float">
            <text:p>3.90239</text:p>
          </table:table-cell>
          <table:table-cell office:value-type="float" office:value="59.0677" calcext:value-type="float">
            <text:p>59.06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2.9476" calcext:value-type="float">
            <text:p>-52.9476</text:p>
          </table:table-cell>
          <table:table-cell office:value-type="float" office:value="1.43453" calcext:value-type="float">
            <text:p>1.4345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8787" calcext:value-type="float">
            <text:p>-44.8787</text:p>
          </table:table-cell>
          <table:table-cell office:value-type="float" office:value="-40.3877" calcext:value-type="float">
            <text:p>-40.387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9.5578" calcext:value-type="float">
            <text:p>-29.5578</text:p>
          </table:table-cell>
          <table:table-cell office:value-type="float" office:value="45.7195" calcext:value-type="float">
            <text:p>45.7195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1.9921" calcext:value-type="float">
            <text:p>41.9921</text:p>
          </table:table-cell>
          <table:table-cell office:value-type="float" office:value="-75.8236" calcext:value-type="float">
            <text:p>-75.823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19.7425" calcext:value-type="float">
            <text:p>-19.7425</text:p>
          </table:table-cell>
          <table:table-cell office:value-type="float" office:value="-92.3876" calcext:value-type="float">
            <text:p>-92.387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59.0026" calcext:value-type="float">
            <text:p>-59.0026</text:p>
          </table:table-cell>
          <table:table-cell office:value-type="float" office:value="-38.2872" calcext:value-type="float">
            <text:p>-38.287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4.4089" calcext:value-type="float">
            <text:p>44.4089</text:p>
          </table:table-cell>
          <table:table-cell office:value-type="float" office:value="69.2746" calcext:value-type="float">
            <text:p>69.274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.507" calcext:value-type="float">
            <text:p>19.507</text:p>
          </table:table-cell>
          <table:table-cell office:value-type="float" office:value="-84.1323" calcext:value-type="float">
            <text:p>-84.13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3.3943" calcext:value-type="float">
            <text:p>-73.3943</text:p>
          </table:table-cell>
          <table:table-cell office:value-type="float" office:value="-58.636" calcext:value-type="float">
            <text:p>-58.63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44.8357" calcext:value-type="float">
            <text:p>-44.8357</text:p>
          </table:table-cell>
          <table:table-cell office:value-type="float" office:value="88.6329" calcext:value-type="float">
            <text:p>88.632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35.5565" calcext:value-type="float">
            <text:p>-35.5565</text:p>
          </table:table-cell>
          <table:table-cell office:value-type="float" office:value="16.8182" calcext:value-type="float">
            <text:p>16.8182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60.5279" calcext:value-type="float">
            <text:p>-60.5279</text:p>
          </table:table-cell>
          <table:table-cell office:value-type="float" office:value="80.1653" calcext:value-type="float">
            <text:p>80.165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7.42106" calcext:value-type="float">
            <text:p>7.42106</text:p>
          </table:table-cell>
          <table:table-cell office:value-type="float" office:value="8.09768" calcext:value-type="float">
            <text:p>8.097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78.0224" calcext:value-type="float">
            <text:p>-78.0224</text:p>
          </table:table-cell>
          <table:table-cell office:value-type="float" office:value="88.7437" calcext:value-type="float">
            <text:p>88.7437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0.3395" calcext:value-type="float">
            <text:p>30.3395</text:p>
          </table:table-cell>
          <table:table-cell office:value-type="float" office:value="-10.1773" calcext:value-type="float">
            <text:p>-10.177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36.938" calcext:value-type="float">
            <text:p>36.938</text:p>
          </table:table-cell>
          <table:table-cell office:value-type="float" office:value="24.6039" calcext:value-type="float">
            <text:p>24.6039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2.1767" calcext:value-type="float">
            <text:p>62.1767</text:p>
          </table:table-cell>
          <table:table-cell office:value-type="float" office:value="-80.9023" calcext:value-type="float">
            <text:p>-80.9023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89.8158" calcext:value-type="float">
            <text:p>89.8158</text:p>
          </table:table-cell>
          <table:table-cell office:value-type="float" office:value="7.75246" calcext:value-type="float">
            <text:p>7.75246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3.7182" calcext:value-type="float">
            <text:p>43.7182</text:p>
          </table:table-cell>
          <table:table-cell office:value-type="float" office:value="-89.4768" calcext:value-type="float">
            <text:p>-89.4768</text:p>
          </table:table-cell>
          <table:table-cell office:value-type="float" office:value="0" calcext:value-type="float">
            <text:p>0</text:p>
          </table:table-cell>
          <table:table-cell office:value-type="float" office:value="16711680" calcext:value-type="float">
            <text:p>1671168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-20.2465" calcext:value-type="float">
            <text:p>-20.2465</text:p>
          </table:table-cell>
          <table:table-cell office:value-type="float" office:value="61.9781" calcext:value-type="float">
            <text:p>61.978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 office:value-type="float" office:value="200" calcext:value-type="float">
            <text:p>200</text:p>
          </table:table-cell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02">00/00/0000</text:date>, <text:time style:data-style-name="N2" text:time-value="22:23:56.1344162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1-31T18:17:32.922809287</meta:creation-date>
    <dc:date>2020-02-02T01:49:35.190794423</dc:date>
    <meta:editing-duration>PT3H3M28S</meta:editing-duration>
    <meta:editing-cycles>8</meta:editing-cycles>
    <meta:generator>LibreOffice/6.3.4.2$Linux_X86_64 LibreOffice_project/30$Build-2</meta:generator>
    <meta:document-statistic meta:table-count="3" meta:cell-count="2780" meta:object-count="3"/>
  </office:meta>
</office:document-meta>
</file>

<file path=Object 1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20" chart:maximum="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chart-properties chart:solid-type="cuboid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30.239cm" svg:height="17.009cm" xlink:href=".." xlink:type="simple" chart:class="chart:bubble" chart:style-name="ch1">
        <chart:legend chart:legend-position="end" svg:x="28.849cm" svg:y="8.205cm" style:legend-expansion="high" chart:style-name="ch2"/>
        <chart:plot-area chart:style-name="ch3" table:cell-range-address="Sheet1.A2:Sheet1.B152 Sheet1.E1:Sheet1.E152 Sheet1.D2:Sheet1.D152" chart:data-source-has-labels="row" svg:x="0.604cm" svg:y="0.34cm" svg:width="27.641cm" svg:height="16.329cm">
          <chartooo:coordinate-region svg:x="0.842cm" svg:y="0.539cm" svg:width="27.216cm" svg:height="15.93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E2:Sheet1.E152" chart:label-cell-address="Sheet1.E1:Sheet1.E1" chart:class="chart:bubble">
            <chart:domain table:cell-range-address="Sheet1.B2:Sheet1.B152"/>
            <chart:domain table:cell-range-address="Sheet1.A2:Sheet1.A152"/>
            <chart:data-point chart:repeated="69"/>
            <chart:data-point chart:style-name="ch8"/>
            <chart:data-point chart:repeated="16"/>
            <chart:data-point chart:style-name="ch8"/>
            <chart:data-point chart:repeated="64"/>
            <loext:propertry-mapping loext:property="FillColor" loext:cell-range-address="Sheet1.D2:Sheet1.D15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size</text:p>
                <draw:g>
                  <svg:desc>Sheet1.E1:Sheet1.E1</svg:desc>
                </draw:g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26265">
                <text:p>0.26265</text:p>
                <draw:g>
                  <svg:desc>Sheet1.A2:Sheet1.A152</svg:desc>
                </draw:g>
              </table:table-cell>
              <table:table-cell office:value-type="float" office:value="-0.425458">
                <text:p>-0.425458</text:p>
                <draw:g>
                  <svg:desc>Sheet1.B2:Sheet1.B152</svg:desc>
                </draw:g>
              </table:table-cell>
              <table:table-cell office:value-type="float" office:value="1">
                <text:p>1</text:p>
                <draw:g>
                  <svg:desc>Sheet1.E2:Sheet1.E152</svg:desc>
                </draw:g>
              </table:table-cell>
              <table:table-cell office:value-type="float" office:value="16711680">
                <text:p>16711680</text:p>
                <draw:g>
                  <svg:desc>Sheet1.D2:Sheet1.D1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218198">
                <text:p>-0.218198</text:p>
              </table:table-cell>
              <table:table-cell office:value-type="float" office:value="-0.449877">
                <text:p>-0.4498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364963">
                <text:p>-0.364963</text:p>
              </table:table-cell>
              <table:table-cell office:value-type="float" office:value="-0.341763">
                <text:p>-0.3417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02276">
                <text:p>0.102276</text:p>
              </table:table-cell>
              <table:table-cell office:value-type="float" office:value="0.489428">
                <text:p>0.4894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85443">
                <text:p>0.285443</text:p>
              </table:table-cell>
              <table:table-cell office:value-type="float" office:value="0.410515">
                <text:p>0.41051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91249">
                <text:p>0.191249</text:p>
              </table:table-cell>
              <table:table-cell office:value-type="float" office:value="0.461978">
                <text:p>0.4619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180253">
                <text:p>0.180253</text:p>
              </table:table-cell>
              <table:table-cell office:value-type="float" office:value="-0.466378">
                <text:p>-0.4663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225571">
                <text:p>-0.225571</text:p>
              </table:table-cell>
              <table:table-cell office:value-type="float" office:value="-0.446226">
                <text:p>-0.44622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253147">
                <text:p>-0.253147</text:p>
              </table:table-cell>
              <table:table-cell office:value-type="float" office:value="0.43118">
                <text:p>0.431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288944">
                <text:p>0.288944</text:p>
              </table:table-cell>
              <table:table-cell office:value-type="float" office:value="-0.408058">
                <text:p>-0.4080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0444965">
                <text:p>0.00444965</text:p>
              </table:table-cell>
              <table:table-cell office:value-type="float" office:value="0.49998">
                <text:p>0.499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0806969">
                <text:p>-0.0806969</text:p>
              </table:table-cell>
              <table:table-cell office:value-type="float" office:value="0.493445">
                <text:p>0.4934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710919">
                <text:p>0.0710919</text:p>
              </table:table-cell>
              <table:table-cell office:value-type="float" office:value="-0.49492">
                <text:p>-0.494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328478">
                <text:p>-0.328478</text:p>
              </table:table-cell>
              <table:table-cell office:value-type="float" office:value="-0.376964">
                <text:p>-0.3769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11549">
                <text:p>-0.11549</text:p>
              </table:table-cell>
              <table:table-cell office:value-type="float" office:value="0.486479">
                <text:p>0.4864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230261">
                <text:p>-0.230261</text:p>
              </table:table-cell>
              <table:table-cell office:value-type="float" office:value="-0.443824">
                <text:p>-0.4438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363153">
                <text:p>-0.363153</text:p>
              </table:table-cell>
              <table:table-cell office:value-type="float" office:value="-0.343686">
                <text:p>-0.3436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729399">
                <text:p>0.0729399</text:p>
              </table:table-cell>
              <table:table-cell office:value-type="float" office:value="0.494651">
                <text:p>0.49465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305999">
                <text:p>0.305999</text:p>
              </table:table-cell>
              <table:table-cell office:value-type="float" office:value="-0.39543">
                <text:p>-0.3954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108344">
                <text:p>-0.108344</text:p>
              </table:table-cell>
              <table:table-cell office:value-type="float" office:value="-0.48812">
                <text:p>-0.4881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10922">
                <text:p>0.410922</text:p>
              </table:table-cell>
              <table:table-cell office:value-type="float" office:value="0.284857">
                <text:p>0.2848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00502109">
                <text:p>-0.00502109</text:p>
              </table:table-cell>
              <table:table-cell office:value-type="float" office:value="0.499975">
                <text:p>0.4999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160468">
                <text:p>-0.160468</text:p>
              </table:table-cell>
              <table:table-cell office:value-type="float" office:value="0.47355">
                <text:p>0.4735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0924583">
                <text:p>-0.0924583</text:p>
              </table:table-cell>
              <table:table-cell office:value-type="float" office:value="-0.491377">
                <text:p>-0.4913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213527">
                <text:p>-0.213527</text:p>
              </table:table-cell>
              <table:table-cell office:value-type="float" office:value="0.452113">
                <text:p>0.4521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417951">
                <text:p>0.417951</text:p>
              </table:table-cell>
              <table:table-cell office:value-type="float" office:value="-0.274439">
                <text:p>-0.2744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041836">
                <text:p>-0.041836</text:p>
              </table:table-cell>
              <table:table-cell office:value-type="float" office:value="0.498247">
                <text:p>0.4982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85619">
                <text:p>-0.385619</text:p>
              </table:table-cell>
              <table:table-cell office:value-type="float" office:value="0.318274">
                <text:p>0.3182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0.464982">
                <text:p>0.464982</text:p>
              </table:table-cell>
              <table:table-cell office:value-type="float" office:value="0.183825">
                <text:p>0.1838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0.152203">
                <text:p>0.152203</text:p>
              </table:table-cell>
              <table:table-cell office:value-type="float" office:value="-0.476271">
                <text:p>-0.47627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0.461559">
                <text:p>0.461559</text:p>
              </table:table-cell>
              <table:table-cell office:value-type="float" office:value="0.192258">
                <text:p>0.1922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0638319">
                <text:p>0.0638319</text:p>
              </table:table-cell>
              <table:table-cell office:value-type="float" office:value="0.495909">
                <text:p>0.4959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0.280853">
                <text:p>0.280853</text:p>
              </table:table-cell>
              <table:table-cell office:value-type="float" office:value="0.413668">
                <text:p>0.4136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413151">
                <text:p>-0.413151</text:p>
              </table:table-cell>
              <table:table-cell office:value-type="float" office:value="0.281614">
                <text:p>0.2816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0.0571784">
                <text:p>0.0571784</text:p>
              </table:table-cell>
              <table:table-cell office:value-type="float" office:value="0.49672">
                <text:p>0.496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0.222943">
                <text:p>0.222943</text:p>
              </table:table-cell>
              <table:table-cell office:value-type="float" office:value="-0.447545">
                <text:p>-0.4475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0.195814">
                <text:p>0.195814</text:p>
              </table:table-cell>
              <table:table-cell office:value-type="float" office:value="0.460062">
                <text:p>0.46006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384071">
                <text:p>0.384071</text:p>
              </table:table-cell>
              <table:table-cell office:value-type="float" office:value="0.32014">
                <text:p>0.320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150372">
                <text:p>-0.150372</text:p>
              </table:table-cell>
              <table:table-cell office:value-type="float" office:value="0.476852">
                <text:p>0.4768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489385">
                <text:p>-0.489385</text:p>
              </table:table-cell>
              <table:table-cell office:value-type="float" office:value="-0.10248">
                <text:p>-0.102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0.200656">
                <text:p>0.200656</text:p>
              </table:table-cell>
              <table:table-cell office:value-type="float" office:value="-0.457971">
                <text:p>-0.45797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197135">
                <text:p>-0.197135</text:p>
              </table:table-cell>
              <table:table-cell office:value-type="float" office:value="-0.459497">
                <text:p>-0.4594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120039">
                <text:p>0.120039</text:p>
              </table:table-cell>
              <table:table-cell office:value-type="float" office:value="-0.485377">
                <text:p>-0.4853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257091">
                <text:p>0.257091</text:p>
              </table:table-cell>
              <table:table-cell office:value-type="float" office:value="0.428841">
                <text:p>0.4288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398126">
                <text:p>0.398126</text:p>
              </table:table-cell>
              <table:table-cell office:value-type="float" office:value="0.302483">
                <text:p>0.3024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0902951">
                <text:p>0.0902951</text:p>
              </table:table-cell>
              <table:table-cell office:value-type="float" office:value="0.491779">
                <text:p>0.49177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-0.321974">
                <text:p>-0.321974</text:p>
              </table:table-cell>
              <table:table-cell office:value-type="float" office:value="0.382534">
                <text:p>0.3825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0553061">
                <text:p>-0.0553061</text:p>
              </table:table-cell>
              <table:table-cell office:value-type="float" office:value="-0.496932">
                <text:p>-0.4969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11629">
                <text:p>-0.11629</text:p>
              </table:table-cell>
              <table:table-cell office:value-type="float" office:value="-0.486289">
                <text:p>-0.4862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483446">
                <text:p>-0.483446</text:p>
              </table:table-cell>
              <table:table-cell office:value-type="float" office:value="0.127592">
                <text:p>0.127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7.05865">
                <text:p>-7.05865</text:p>
              </table:table-cell>
              <table:table-cell office:value-type="float" office:value="-7.08346">
                <text:p>-7.0834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0717">
                <text:p>-1.0717</text:p>
              </table:table-cell>
              <table:table-cell office:value-type="float" office:value="9.94241">
                <text:p>9.9424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12466">
                <text:p>6.12466</text:p>
              </table:table-cell>
              <table:table-cell office:value-type="float" office:value="7.90497">
                <text:p>7.9049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.02199">
                <text:p>8.02199</text:p>
              </table:table-cell>
              <table:table-cell office:value-type="float" office:value="-5.97056">
                <text:p>-5.9705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6.32752">
                <text:p>-6.32752</text:p>
              </table:table-cell>
              <table:table-cell office:value-type="float" office:value="7.74355">
                <text:p>7.7435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6.35613">
                <text:p>6.35613</text:p>
              </table:table-cell>
              <table:table-cell office:value-type="float" office:value="-7.72008">
                <text:p>-7.7200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9.38054">
                <text:p>9.38054</text:p>
              </table:table-cell>
              <table:table-cell office:value-type="float" office:value="3.46489">
                <text:p>3.4648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4.26526">
                <text:p>-4.26526</text:p>
              </table:table-cell>
              <table:table-cell office:value-type="float" office:value="-9.04475">
                <text:p>-9.044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6.17843">
                <text:p>-6.17843</text:p>
              </table:table-cell>
              <table:table-cell office:value-type="float" office:value="-7.86302">
                <text:p>-7.8630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4.14881">
                <text:p>4.14881</text:p>
              </table:table-cell>
              <table:table-cell office:value-type="float" office:value="-9.09876">
                <text:p>-9.0987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6739">
                <text:p>1.6739</text:p>
              </table:table-cell>
              <table:table-cell office:value-type="float" office:value="-9.85891">
                <text:p>-9.8589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5.94531">
                <text:p>5.94531</text:p>
              </table:table-cell>
              <table:table-cell office:value-type="float" office:value="8.04073">
                <text:p>8.0407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.21603">
                <text:p>9.21603</text:p>
              </table:table-cell>
              <table:table-cell office:value-type="float" office:value="-3.88133">
                <text:p>-3.881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3.47909">
                <text:p>-3.47909</text:p>
              </table:table-cell>
              <table:table-cell office:value-type="float" office:value="9.37528">
                <text:p>9.375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5.19024">
                <text:p>5.19024</text:p>
              </table:table-cell>
              <table:table-cell office:value-type="float" office:value="-8.54759">
                <text:p>-8.5475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.13058">
                <text:p>9.13058</text:p>
              </table:table-cell>
              <table:table-cell office:value-type="float" office:value="4.0783">
                <text:p>4.07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27468">
                <text:p>0.27468</text:p>
              </table:table-cell>
              <table:table-cell office:value-type="float" office:value="9.99623">
                <text:p>9.9962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5.90512">
                <text:p>5.90512</text:p>
              </table:table-cell>
              <table:table-cell office:value-type="float" office:value="8.07029">
                <text:p>8.070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1.92337">
                <text:p>-1.92337</text:p>
              </table:table-cell>
              <table:table-cell office:value-type="float" office:value="9.81329">
                <text:p>9.8132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9.89548">
                <text:p>-9.89548</text:p>
              </table:table-cell>
              <table:table-cell office:value-type="float" office:value="1.44205">
                <text:p>1.4420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978738">
                <text:p>0.978738</text:p>
              </table:table-cell>
              <table:table-cell office:value-type="float" office:value="-9.95199">
                <text:p>-9.951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8.68171">
                <text:p>-8.68171</text:p>
              </table:table-cell>
              <table:table-cell office:value-type="float" office:value="-4.96265">
                <text:p>-4.9626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-0.577988">
                <text:p>-0.577988</text:p>
              </table:table-cell>
              <table:table-cell office:value-type="float" office:value="-9.98328">
                <text:p>-9.9832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.89738">
                <text:p>1.89738</text:p>
              </table:table-cell>
              <table:table-cell office:value-type="float" office:value="-9.81835">
                <text:p>-9.8183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5.9083">
                <text:p>-5.9083</text:p>
              </table:table-cell>
              <table:table-cell office:value-type="float" office:value="-8.06796">
                <text:p>-8.0679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.92923">
                <text:p>3.92923</text:p>
              </table:table-cell>
              <table:table-cell office:value-type="float" office:value="9.19572">
                <text:p>9.1957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4.89767">
                <text:p>4.89767</text:p>
              </table:table-cell>
              <table:table-cell office:value-type="float" office:value="8.71853">
                <text:p>8.7185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.88782">
                <text:p>-3.88782</text:p>
              </table:table-cell>
              <table:table-cell office:value-type="float" office:value="9.2133">
                <text:p>9.213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13594">
                <text:p>7.13594</text:p>
              </table:table-cell>
              <table:table-cell office:value-type="float" office:value="-7.0056">
                <text:p>-7.005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9.61737">
                <text:p>-9.61737</text:p>
              </table:table-cell>
              <table:table-cell office:value-type="float" office:value="-2.73975">
                <text:p>-2.7397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7.40113">
                <text:p>-7.40113</text:p>
              </table:table-cell>
              <table:table-cell office:value-type="float" office:value="-6.72483">
                <text:p>-6.7248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.09087">
                <text:p>1.09087</text:p>
              </table:table-cell>
              <table:table-cell office:value-type="float" office:value="-9.94032">
                <text:p>-9.9403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.35904">
                <text:p>-6.35904</text:p>
              </table:table-cell>
              <table:table-cell office:value-type="float" office:value="7.71768">
                <text:p>7.7176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.30001">
                <text:p>2.30001</text:p>
              </table:table-cell>
              <table:table-cell office:value-type="float" office:value="-9.7319">
                <text:p>-9.731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0.0205693">
                <text:p>0.0205693</text:p>
              </table:table-cell>
              <table:table-cell office:value-type="float" office:value="9.99998">
                <text:p>9.9999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6.3821">
                <text:p>6.3821</text:p>
              </table:table-cell>
              <table:table-cell office:value-type="float" office:value="7.69862">
                <text:p>7.6986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.20459">
                <text:p>-9.20459</text:p>
              </table:table-cell>
              <table:table-cell office:value-type="float" office:value="3.90839">
                <text:p>3.9083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.4424">
                <text:p>1.4424</text:p>
              </table:table-cell>
              <table:table-cell office:value-type="float" office:value="-9.89543">
                <text:p>-9.8954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.65748">
                <text:p>8.65748</text:p>
              </table:table-cell>
              <table:table-cell office:value-type="float" office:value="-5.0048">
                <text:p>-5.004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5.39334">
                <text:p>5.39334</text:p>
              </table:table-cell>
              <table:table-cell office:value-type="float" office:value="8.42092">
                <text:p>8.4209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.78626">
                <text:p>1.78626</text:p>
              </table:table-cell>
              <table:table-cell office:value-type="float" office:value="-9.83917">
                <text:p>-9.8391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3.0056">
                <text:p>3.0056</text:p>
              </table:table-cell>
              <table:table-cell office:value-type="float" office:value="9.53763">
                <text:p>9.53763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0.870891">
                <text:p>0.870891</text:p>
              </table:table-cell>
              <table:table-cell office:value-type="float" office:value="-9.96201">
                <text:p>-9.9620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5.34106">
                <text:p>5.34106</text:p>
              </table:table-cell>
              <table:table-cell office:value-type="float" office:value="-8.45418">
                <text:p>-8.4541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4.31449">
                <text:p>4.31449</text:p>
              </table:table-cell>
              <table:table-cell office:value-type="float" office:value="-9.02137">
                <text:p>-9.0213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0.181442">
                <text:p>-0.181442</text:p>
              </table:table-cell>
              <table:table-cell office:value-type="float" office:value="-9.99835">
                <text:p>-9.9983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1252">
                <text:p>7.1252</text:p>
              </table:table-cell>
              <table:table-cell office:value-type="float" office:value="7.01652">
                <text:p>7.0165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8.44328">
                <text:p>-8.44328</text:p>
              </table:table-cell>
              <table:table-cell office:value-type="float" office:value="-5.35826">
                <text:p>-5.35826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-1.73695">
                <text:p>-1.73695</text:p>
              </table:table-cell>
              <table:table-cell office:value-type="float" office:value="-9.84799">
                <text:p>-9.8479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-5.19778">
                <text:p>-5.19778</text:p>
              </table:table-cell>
              <table:table-cell office:value-type="float" office:value="-8.54301">
                <text:p>-8.5430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2.0802">
                <text:p>22.0802</text:p>
              </table:table-cell>
              <table:table-cell office:value-type="float" office:value="22.266">
                <text:p>22.2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6304">
                <text:p>24.6304</text:p>
              </table:table-cell>
              <table:table-cell office:value-type="float" office:value="21.0171">
                <text:p>21.017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3.7172">
                <text:p>23.7172</text:p>
              </table:table-cell>
              <table:table-cell office:value-type="float" office:value="21.2113">
                <text:p>21.211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1.1205">
                <text:p>21.1205</text:p>
              </table:table-cell>
              <table:table-cell office:value-type="float" office:value="25.9743">
                <text:p>25.974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1.1928">
                <text:p>21.1928</text:p>
              </table:table-cell>
              <table:table-cell office:value-type="float" office:value="26.2268">
                <text:p>26.226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2.4714">
                <text:p>22.4714</text:p>
              </table:table-cell>
              <table:table-cell office:value-type="float" office:value="21.9006">
                <text:p>21.90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5.2294">
                <text:p>25.2294</text:p>
              </table:table-cell>
              <table:table-cell office:value-type="float" office:value="21.0066">
                <text:p>21.00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4.7088">
                <text:p>24.7088</text:p>
              </table:table-cell>
              <table:table-cell office:value-type="float" office:value="28.9894">
                <text:p>28.989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3.5798">
                <text:p>23.5798</text:p>
              </table:table-cell>
              <table:table-cell office:value-type="float" office:value="21.2606">
                <text:p>21.26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1.2167">
                <text:p>21.2167</text:p>
              </table:table-cell>
              <table:table-cell office:value-type="float" office:value="26.2987">
                <text:p>26.298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4.4555">
                <text:p>24.4555</text:p>
              </table:table-cell>
              <table:table-cell office:value-type="float" office:value="21.0372">
                <text:p>21.037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1.1122">
                <text:p>21.1122</text:p>
              </table:table-cell>
              <table:table-cell office:value-type="float" office:value="25.9406">
                <text:p>25.940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5.3267">
                <text:p>25.3267</text:p>
              </table:table-cell>
              <table:table-cell office:value-type="float" office:value="28.9866">
                <text:p>28.98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3.5957">
                <text:p>23.5957</text:p>
              </table:table-cell>
              <table:table-cell office:value-type="float" office:value="21.2546">
                <text:p>21.254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4.7755">
                <text:p>24.7755</text:p>
              </table:table-cell>
              <table:table-cell office:value-type="float" office:value="21.0063">
                <text:p>21.006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1448">
                <text:p>28.1448</text:p>
              </table:table-cell>
              <table:table-cell office:value-type="float" office:value="22.5281">
                <text:p>22.52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1.558">
                <text:p>21.558</text:p>
              </table:table-cell>
              <table:table-cell office:value-type="float" office:value="27.0378">
                <text:p>27.037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4.2852">
                <text:p>24.2852</text:p>
              </table:table-cell>
              <table:table-cell office:value-type="float" office:value="21.0644">
                <text:p>21.064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8.3585">
                <text:p>28.3585</text:p>
              </table:table-cell>
              <table:table-cell office:value-type="float" office:value="22.8274">
                <text:p>22.827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6645">
                <text:p>21.6645</text:p>
              </table:table-cell>
              <table:table-cell office:value-type="float" office:value="22.7922">
                <text:p>22.792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7.2211">
                <text:p>27.2211</text:p>
              </table:table-cell>
              <table:table-cell office:value-type="float" office:value="21.6733">
                <text:p>21.673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5.3094">
                <text:p>25.3094</text:p>
              </table:table-cell>
              <table:table-cell office:value-type="float" office:value="21.012">
                <text:p>21.01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6.0659">
                <text:p>26.0659</text:p>
              </table:table-cell>
              <table:table-cell office:value-type="float" office:value="21.1446">
                <text:p>21.144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3.4862">
                <text:p>23.4862</text:p>
              </table:table-cell>
              <table:table-cell office:value-type="float" office:value="21.2975">
                <text:p>21.297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8.6253">
                <text:p>28.6253</text:p>
              </table:table-cell>
              <table:table-cell office:value-type="float" office:value="26.6904">
                <text:p>26.690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4.6435">
                <text:p>24.6435</text:p>
              </table:table-cell>
              <table:table-cell office:value-type="float" office:value="21.0159">
                <text:p>21.015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5388">
                <text:p>26.5388</text:p>
              </table:table-cell>
              <table:table-cell office:value-type="float" office:value="28.6921">
                <text:p>28.69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6.9926">
                <text:p>26.9926</text:p>
              </table:table-cell>
              <table:table-cell office:value-type="float" office:value="28.4684">
                <text:p>28.468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8.5809">
                <text:p>28.5809</text:p>
              </table:table-cell>
              <table:table-cell office:value-type="float" office:value="23.2175">
                <text:p>23.217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5.3494">
                <text:p>25.3494</text:p>
              </table:table-cell>
              <table:table-cell office:value-type="float" office:value="28.9847">
                <text:p>28.98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1.7979">
                <text:p>21.7979</text:p>
              </table:table-cell>
              <table:table-cell office:value-type="float" office:value="22.6028">
                <text:p>22.602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.4688">
                <text:p>21.4688</text:p>
              </table:table-cell>
              <table:table-cell office:value-type="float" office:value="23.121">
                <text:p>23.1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4.3074">
                <text:p>24.3074</text:p>
              </table:table-cell>
              <table:table-cell office:value-type="float" office:value="28.9396">
                <text:p>28.93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5.5178">
                <text:p>25.5178</text:p>
              </table:table-cell>
              <table:table-cell office:value-type="float" office:value="21.0337">
                <text:p>21.03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5.9522">
                <text:p>25.9522</text:p>
              </table:table-cell>
              <table:table-cell office:value-type="float" office:value="28.885">
                <text:p>28.88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2.3882">
                <text:p>22.3882</text:p>
              </table:table-cell>
              <table:table-cell office:value-type="float" office:value="28.0296">
                <text:p>28.02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8667">
                <text:p>22.8667</text:p>
              </table:table-cell>
              <table:table-cell office:value-type="float" office:value="21.6164">
                <text:p>21.616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5.8428">
                <text:p>25.8428</text:p>
              </table:table-cell>
              <table:table-cell office:value-type="float" office:value="28.9102">
                <text:p>28.910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8.4236">
                <text:p>28.4236</text:p>
              </table:table-cell>
              <table:table-cell office:value-type="float" office:value="22.9314">
                <text:p>22.931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5.3086">
                <text:p>25.3086</text:p>
              </table:table-cell>
              <table:table-cell office:value-type="float" office:value="28.9881">
                <text:p>28.988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5.8485">
                <text:p>25.8485</text:p>
              </table:table-cell>
              <table:table-cell office:value-type="float" office:value="28.909">
                <text:p>28.90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806">
                <text:p>22.5806</text:p>
              </table:table-cell>
              <table:table-cell office:value-type="float" office:value="21.8147">
                <text:p>21.81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3.4445">
                <text:p>23.4445</text:p>
              </table:table-cell>
              <table:table-cell office:value-type="float" office:value="28.6852">
                <text:p>28.685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4.393">
                <text:p>24.393</text:p>
              </table:table-cell>
              <table:table-cell office:value-type="float" office:value="28.9537">
                <text:p>28.953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5.1738">
                <text:p>25.1738</text:p>
              </table:table-cell>
              <table:table-cell office:value-type="float" office:value="21.0038">
                <text:p>21.003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8.7343">
                <text:p>28.7343</text:p>
              </table:table-cell>
              <table:table-cell office:value-type="float" office:value="26.4336">
                <text:p>26.433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6.1376">
                <text:p>26.1376</text:p>
              </table:table-cell>
              <table:table-cell office:value-type="float" office:value="28.8348">
                <text:p>28.834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4.4427">
                <text:p>24.4427</text:p>
              </table:table-cell>
              <table:table-cell office:value-type="float" office:value="21.039">
                <text:p>21.03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7.9976">
                <text:p>27.9976</text:p>
              </table:table-cell>
              <table:table-cell office:value-type="float" office:value="22.3515">
                <text:p>22.351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5.0368">
                <text:p>25.0368</text:p>
              </table:table-cell>
              <table:table-cell office:value-type="float" office:value="21.0002">
                <text:p>21.000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1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2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110" chart:maximum="110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75cm" svg:height="18.548cm" xlink:href=".." xlink:type="simple" chart:class="chart:bubble" chart:style-name="ch1">
        <chart:legend chart:legend-position="end" svg:x="31.585cm" svg:y="8.975cm" style:legend-expansion="high" chart:style-name="ch2"/>
        <chart:plot-area chart:style-name="ch3" table:cell-range-address="Лист2.A1:Лист2.B202 Лист2.E1:Лист2.E202 Лист2.D2:Лист2.D202" chart:data-source-has-labels="row" svg:x="0.659cm" svg:y="0.37cm" svg:width="30.267cm" svg:height="17.808cm">
          <chartooo:coordinate-region svg:x="0.99cm" svg:y="0.37cm" svg:width="29.936cm" svg:height="17.609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Лист2.E2:Лист2.E202" chart:label-cell-address="Лист2.E1:Лист2.E1" chart:class="chart:bubble">
            <chart:domain table:cell-range-address="Лист2.B2:Лист2.B202"/>
            <chart:domain table:cell-range-address="Лист2.A2:Лист2.A202"/>
            <chart:data-point chart:repeated="201"/>
            <loext:propertry-mapping loext:property="FillColor" loext:cell-range-address="Лист2.D2:Лист2.D20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size</text:p>
                <draw:g>
                  <svg:desc>Лист2.E1:Лист2.E1</svg:desc>
                </draw:g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75.6343">
                <text:p>-75.6343</text:p>
                <draw:g>
                  <svg:desc>Лист2.A2:Лист2.A202</svg:desc>
                </draw:g>
              </table:table-cell>
              <table:table-cell office:value-type="float" office:value="-30.054">
                <text:p>-30.054</text:p>
                <draw:g>
                  <svg:desc>Лист2.B2:Лист2.B202</svg:desc>
                </draw:g>
              </table:table-cell>
              <table:table-cell office:value-type="float" office:value="1">
                <text:p>1</text:p>
                <draw:g>
                  <svg:desc>Лист2.E2:Лист2.E202</svg:desc>
                </draw:g>
              </table:table-cell>
              <table:table-cell office:value-type="float" office:value="16711680">
                <text:p>16711680</text:p>
                <draw:g>
                  <svg:desc>Лист2.D2:Лист2.D20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88.5967">
                <text:p>-88.5967</text:p>
              </table:table-cell>
              <table:table-cell office:value-type="float" office:value="-4.21491">
                <text:p>-4.2149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2.7318">
                <text:p>42.7318</text:p>
              </table:table-cell>
              <table:table-cell office:value-type="float" office:value="4.72559">
                <text:p>4.7255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4.7832">
                <text:p>54.7832</text:p>
              </table:table-cell>
              <table:table-cell office:value-type="float" office:value="52.1888">
                <text:p>52.188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16.7704">
                <text:p>-16.7704</text:p>
              </table:table-cell>
              <table:table-cell office:value-type="float" office:value="44.2336">
                <text:p>44.233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.8686">
                <text:p>15.8686</text:p>
              </table:table-cell>
              <table:table-cell office:value-type="float" office:value="83.08">
                <text:p>83.0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98.0358">
                <text:p>98.0358</text:p>
              </table:table-cell>
              <table:table-cell office:value-type="float" office:value="78.4924">
                <text:p>78.49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7.3821">
                <text:p>37.3821</text:p>
              </table:table-cell>
              <table:table-cell office:value-type="float" office:value="-21.9477">
                <text:p>-21.94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5.8309">
                <text:p>75.8309</text:p>
              </table:table-cell>
              <table:table-cell office:value-type="float" office:value="-38.7403">
                <text:p>-38.740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69.3218">
                <text:p>69.3218</text:p>
              </table:table-cell>
              <table:table-cell office:value-type="float" office:value="-52.1246">
                <text:p>-52.124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24.4136">
                <text:p>-24.4136</text:p>
              </table:table-cell>
              <table:table-cell office:value-type="float" office:value="43.5368">
                <text:p>43.53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2.0005">
                <text:p>22.0005</text:p>
              </table:table-cell>
              <table:table-cell office:value-type="float" office:value="-27.4708">
                <text:p>-27.470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97.6456">
                <text:p>-97.6456</text:p>
              </table:table-cell>
              <table:table-cell office:value-type="float" office:value="-40.0361">
                <text:p>-40.03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92.0622">
                <text:p>-92.0622</text:p>
              </table:table-cell>
              <table:table-cell office:value-type="float" office:value="-44.4207">
                <text:p>-44.42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58.3925">
                <text:p>-58.3925</text:p>
              </table:table-cell>
              <table:table-cell office:value-type="float" office:value="-44.6745">
                <text:p>-44.67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45.7971">
                <text:p>-45.7971</text:p>
              </table:table-cell>
              <table:table-cell office:value-type="float" office:value="-74.6223">
                <text:p>-74.62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60.0829">
                <text:p>60.0829</text:p>
              </table:table-cell>
              <table:table-cell office:value-type="float" office:value="-36.623">
                <text:p>-36.6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55.2343">
                <text:p>-55.2343</text:p>
              </table:table-cell>
              <table:table-cell office:value-type="float" office:value="22.2682">
                <text:p>22.26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72.7843">
                <text:p>72.7843</text:p>
              </table:table-cell>
              <table:table-cell office:value-type="float" office:value="12.3683">
                <text:p>12.36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3.6477">
                <text:p>53.6477</text:p>
              </table:table-cell>
              <table:table-cell office:value-type="float" office:value="64.7338">
                <text:p>64.733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69.0985">
                <text:p>-69.0985</text:p>
              </table:table-cell>
              <table:table-cell office:value-type="float" office:value="-3.97628">
                <text:p>-3.976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42.3518">
                <text:p>42.3518</text:p>
              </table:table-cell>
              <table:table-cell office:value-type="float" office:value="-6.35938">
                <text:p>-6.35938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5381">
                <text:p>11.5381</text:p>
              </table:table-cell>
              <table:table-cell office:value-type="float" office:value="81.9717">
                <text:p>81.971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2.5821">
                <text:p>22.5821</text:p>
              </table:table-cell>
              <table:table-cell office:value-type="float" office:value="-91.6367">
                <text:p>-91.63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3.25241">
                <text:p>-3.25241</text:p>
              </table:table-cell>
              <table:table-cell office:value-type="float" office:value="-77.9206">
                <text:p>-77.920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3.4948">
                <text:p>53.4948</text:p>
              </table:table-cell>
              <table:table-cell office:value-type="float" office:value="-36.9009">
                <text:p>-36.90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43.5717">
                <text:p>43.5717</text:p>
              </table:table-cell>
              <table:table-cell office:value-type="float" office:value="88.0037">
                <text:p>88.003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46.7839">
                <text:p>-46.7839</text:p>
              </table:table-cell>
              <table:table-cell office:value-type="float" office:value="6.39777">
                <text:p>6.397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4.327">
                <text:p>54.327</text:p>
              </table:table-cell>
              <table:table-cell office:value-type="float" office:value="69.729">
                <text:p>69.7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3.8853">
                <text:p>53.8853</text:p>
              </table:table-cell>
              <table:table-cell office:value-type="float" office:value="-81.182">
                <text:p>-81.1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81.6007">
                <text:p>-81.6007</text:p>
              </table:table-cell>
              <table:table-cell office:value-type="float" office:value="77.583">
                <text:p>77.5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84.3477">
                <text:p>-84.3477</text:p>
              </table:table-cell>
              <table:table-cell office:value-type="float" office:value="35.0341">
                <text:p>35.03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64.962">
                <text:p>-64.962</text:p>
              </table:table-cell>
              <table:table-cell office:value-type="float" office:value="-71.256">
                <text:p>-71.2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96.9492">
                <text:p>-96.9492</text:p>
              </table:table-cell>
              <table:table-cell office:value-type="float" office:value="48.9232">
                <text:p>48.92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4.656">
                <text:p>84.656</text:p>
              </table:table-cell>
              <table:table-cell office:value-type="float" office:value="-68.5775">
                <text:p>-68.57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97.3009">
                <text:p>-97.3009</text:p>
              </table:table-cell>
              <table:table-cell office:value-type="float" office:value="-77.9574">
                <text:p>-77.957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.72027">
                <text:p>-8.72027</text:p>
              </table:table-cell>
              <table:table-cell office:value-type="float" office:value="75.9481">
                <text:p>75.94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4.9639">
                <text:p>64.9639</text:p>
              </table:table-cell>
              <table:table-cell office:value-type="float" office:value="-46.5123">
                <text:p>-46.51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69.0027">
                <text:p>69.0027</text:p>
              </table:table-cell>
              <table:table-cell office:value-type="float" office:value="-18.4754">
                <text:p>-18.47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80.1721">
                <text:p>80.1721</text:p>
              </table:table-cell>
              <table:table-cell office:value-type="float" office:value="-6.31489">
                <text:p>-6.314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9.1168">
                <text:p>19.1168</text:p>
              </table:table-cell>
              <table:table-cell office:value-type="float" office:value="63.4558">
                <text:p>63.45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55.8429">
                <text:p>-55.8429</text:p>
              </table:table-cell>
              <table:table-cell office:value-type="float" office:value="-4.07381">
                <text:p>-4.073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67.5872">
                <text:p>67.5872</text:p>
              </table:table-cell>
              <table:table-cell office:value-type="float" office:value="82.2795">
                <text:p>82.27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34.4333">
                <text:p>-34.4333</text:p>
              </table:table-cell>
              <table:table-cell office:value-type="float" office:value="64.1781">
                <text:p>64.17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-95.3798">
                <text:p>-95.3798</text:p>
              </table:table-cell>
              <table:table-cell office:value-type="float" office:value="-10.2547">
                <text:p>-10.25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93.077">
                <text:p>93.077</text:p>
              </table:table-cell>
              <table:table-cell office:value-type="float" office:value="65.684">
                <text:p>65.68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1.8314">
                <text:p>51.8314</text:p>
              </table:table-cell>
              <table:table-cell office:value-type="float" office:value="-10.3185">
                <text:p>-10.318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31.2447">
                <text:p>-31.2447</text:p>
              </table:table-cell>
              <table:table-cell office:value-type="float" office:value="35.6582">
                <text:p>35.65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.90857">
                <text:p>6.90857</text:p>
              </table:table-cell>
              <table:table-cell office:value-type="float" office:value="-3.16338">
                <text:p>-3.1633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41.5711">
                <text:p>41.5711</text:p>
              </table:table-cell>
              <table:table-cell office:value-type="float" office:value="31.7047">
                <text:p>31.70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50.8844">
                <text:p>-50.8844</text:p>
              </table:table-cell>
              <table:table-cell office:value-type="float" office:value="89.4095">
                <text:p>89.40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20.7497">
                <text:p>-20.7497</text:p>
              </table:table-cell>
              <table:table-cell office:value-type="float" office:value="50.8262">
                <text:p>50.826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51.0454">
                <text:p>-51.0454</text:p>
              </table:table-cell>
              <table:table-cell office:value-type="float" office:value="88.5709">
                <text:p>88.57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64.6803">
                <text:p>-64.6803</text:p>
              </table:table-cell>
              <table:table-cell office:value-type="float" office:value="42.313">
                <text:p>42.3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-51.5219">
                <text:p>-51.5219</text:p>
              </table:table-cell>
              <table:table-cell office:value-type="float" office:value="3.21572">
                <text:p>3.215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94.073">
                <text:p>94.073</text:p>
              </table:table-cell>
              <table:table-cell office:value-type="float" office:value="85.4145">
                <text:p>85.414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60.6313">
                <text:p>-60.6313</text:p>
              </table:table-cell>
              <table:table-cell office:value-type="float" office:value="28.7435">
                <text:p>28.74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53.7064">
                <text:p>-53.7064</text:p>
              </table:table-cell>
              <table:table-cell office:value-type="float" office:value="2.252">
                <text:p>2.2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1.8685">
                <text:p>51.8685</text:p>
              </table:table-cell>
              <table:table-cell office:value-type="float" office:value="-71.9299">
                <text:p>-71.929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-6.30999">
                <text:p>-6.30999</text:p>
              </table:table-cell>
              <table:table-cell office:value-type="float" office:value="10.4581">
                <text:p>10.45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-96.6101">
                <text:p>-96.6101</text:p>
              </table:table-cell>
              <table:table-cell office:value-type="float" office:value="66.2837">
                <text:p>66.283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3.3451">
                <text:p>-83.3451</text:p>
              </table:table-cell>
              <table:table-cell office:value-type="float" office:value="17.4156">
                <text:p>17.41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76.7235">
                <text:p>76.7235</text:p>
              </table:table-cell>
              <table:table-cell office:value-type="float" office:value="-3.70717">
                <text:p>-3.7071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30.2073">
                <text:p>30.2073</text:p>
              </table:table-cell>
              <table:table-cell office:value-type="float" office:value="-0.303495">
                <text:p>-0.303495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3.5481">
                <text:p>93.5481</text:p>
              </table:table-cell>
              <table:table-cell office:value-type="float" office:value="13.6366">
                <text:p>13.63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8.3316">
                <text:p>78.3316</text:p>
              </table:table-cell>
              <table:table-cell office:value-type="float" office:value="97.8421">
                <text:p>97.842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1.8572">
                <text:p>21.8572</text:p>
              </table:table-cell>
              <table:table-cell office:value-type="float" office:value="59.4241">
                <text:p>59.42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-56.5526">
                <text:p>-56.5526</text:p>
              </table:table-cell>
              <table:table-cell office:value-type="float" office:value="-19.4578">
                <text:p>-19.45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-38.0564">
                <text:p>-38.0564</text:p>
              </table:table-cell>
              <table:table-cell office:value-type="float" office:value="12.4632">
                <text:p>12.46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4.3292">
                <text:p>84.3292</text:p>
              </table:table-cell>
              <table:table-cell office:value-type="float" office:value="-79.4087">
                <text:p>-79.40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99.9209">
                <text:p>-99.9209</text:p>
              </table:table-cell>
              <table:table-cell office:value-type="float" office:value="-63.0009">
                <text:p>-63.000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32.3407">
                <text:p>32.3407</text:p>
              </table:table-cell>
              <table:table-cell office:value-type="float" office:value="45.3128">
                <text:p>45.31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41.2487">
                <text:p>41.2487</text:p>
              </table:table-cell>
              <table:table-cell office:value-type="float" office:value="5.70782">
                <text:p>5.7078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-3.16477">
                <text:p>-3.16477</text:p>
              </table:table-cell>
              <table:table-cell office:value-type="float" office:value="-9.29461">
                <text:p>-9.294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-78.0003">
                <text:p>-78.0003</text:p>
              </table:table-cell>
              <table:table-cell office:value-type="float" office:value="-14.657">
                <text:p>-14.6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32.8079">
                <text:p>32.8079</text:p>
              </table:table-cell>
              <table:table-cell office:value-type="float" office:value="20.317">
                <text:p>20.31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20.4892">
                <text:p>-20.4892</text:p>
              </table:table-cell>
              <table:table-cell office:value-type="float" office:value="62.262">
                <text:p>62.26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-38.238">
                <text:p>-38.238</text:p>
              </table:table-cell>
              <table:table-cell office:value-type="float" office:value="75.4289">
                <text:p>75.42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-76.3487">
                <text:p>-76.3487</text:p>
              </table:table-cell>
              <table:table-cell office:value-type="float" office:value="87.9595">
                <text:p>87.95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-60.6669">
                <text:p>-60.6669</text:p>
              </table:table-cell>
              <table:table-cell office:value-type="float" office:value="-59.8272">
                <text:p>-59.82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-13.4712">
                <text:p>-13.4712</text:p>
              </table:table-cell>
              <table:table-cell office:value-type="float" office:value="91.6177">
                <text:p>91.61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95.169">
                <text:p>-95.169</text:p>
              </table:table-cell>
              <table:table-cell office:value-type="float" office:value="68.748">
                <text:p>68.7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61.9831">
                <text:p>-61.9831</text:p>
              </table:table-cell>
              <table:table-cell office:value-type="float" office:value="17.6036">
                <text:p>17.603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6.4122">
                <text:p>16.4122</text:p>
              </table:table-cell>
              <table:table-cell office:value-type="float" office:value="87.9636">
                <text:p>87.963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9.8823">
                <text:p>79.8823</text:p>
              </table:table-cell>
              <table:table-cell office:value-type="float" office:value="-14.0651">
                <text:p>-14.065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5.61248">
                <text:p>5.61248</text:p>
              </table:table-cell>
              <table:table-cell office:value-type="float" office:value="-47.543">
                <text:p>-47.54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55.8053">
                <text:p>55.8053</text:p>
              </table:table-cell>
              <table:table-cell office:value-type="float" office:value="50.1859">
                <text:p>50.18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-14.4439">
                <text:p>-14.4439</text:p>
              </table:table-cell>
              <table:table-cell office:value-type="float" office:value="33.8425">
                <text:p>33.84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63.7461">
                <text:p>63.7461</text:p>
              </table:table-cell>
              <table:table-cell office:value-type="float" office:value="-37.3244">
                <text:p>-37.324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1.2809">
                <text:p>-11.2809</text:p>
              </table:table-cell>
              <table:table-cell office:value-type="float" office:value="-11.4814">
                <text:p>-11.48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30.1757">
                <text:p>30.1757</text:p>
              </table:table-cell>
              <table:table-cell office:value-type="float" office:value="82.9237">
                <text:p>82.923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42.2103">
                <text:p>-42.2103</text:p>
              </table:table-cell>
              <table:table-cell office:value-type="float" office:value="84.8413">
                <text:p>84.84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70.3682">
                <text:p>-70.3682</text:p>
              </table:table-cell>
              <table:table-cell office:value-type="float" office:value="-26.9307">
                <text:p>-26.93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-9.18843">
                <text:p>-9.18843</text:p>
              </table:table-cell>
              <table:table-cell office:value-type="float" office:value="-22.7622">
                <text:p>-22.76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56.2859">
                <text:p>-56.2859</text:p>
              </table:table-cell>
              <table:table-cell office:value-type="float" office:value="64.3856">
                <text:p>64.38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75.8446">
                <text:p>75.8446</text:p>
              </table:table-cell>
              <table:table-cell office:value-type="float" office:value="-32.5332">
                <text:p>-32.53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5.8266">
                <text:p>75.8266</text:p>
              </table:table-cell>
              <table:table-cell office:value-type="float" office:value="3.71033">
                <text:p>3.7103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4.90368">
                <text:p>4.90368</text:p>
              </table:table-cell>
              <table:table-cell office:value-type="float" office:value="91.9323">
                <text:p>91.93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53.4988">
                <text:p>53.4988</text:p>
              </table:table-cell>
              <table:table-cell office:value-type="float" office:value="-58.3132">
                <text:p>-58.31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9.8865">
                <text:p>99.8865</text:p>
              </table:table-cell>
              <table:table-cell office:value-type="float" office:value="79.6218">
                <text:p>79.62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-27.3747">
                <text:p>-27.3747</text:p>
              </table:table-cell>
              <table:table-cell office:value-type="float" office:value="-27.124">
                <text:p>-27.1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74.3673">
                <text:p>74.3673</text:p>
              </table:table-cell>
              <table:table-cell office:value-type="float" office:value="-72.6209">
                <text:p>-72.62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71.7646">
                <text:p>71.7646</text:p>
              </table:table-cell>
              <table:table-cell office:value-type="float" office:value="-55.8889">
                <text:p>-55.88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-48.5243">
                <text:p>-48.5243</text:p>
              </table:table-cell>
              <table:table-cell office:value-type="float" office:value="67.4084">
                <text:p>67.408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71.8157">
                <text:p>71.8157</text:p>
              </table:table-cell>
              <table:table-cell office:value-type="float" office:value="2.25903">
                <text:p>2.2590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-55.8043">
                <text:p>-55.8043</text:p>
              </table:table-cell>
              <table:table-cell office:value-type="float" office:value="-93.3446">
                <text:p>-93.344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5.5741">
                <text:p>55.5741</text:p>
              </table:table-cell>
              <table:table-cell office:value-type="float" office:value="37.7057">
                <text:p>37.70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-96.4">
                <text:p>-96.4</text:p>
              </table:table-cell>
              <table:table-cell office:value-type="float" office:value="-74.2876">
                <text:p>-74.287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2.9876">
                <text:p>72.9876</text:p>
              </table:table-cell>
              <table:table-cell office:value-type="float" office:value="-39.1868">
                <text:p>-39.18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-67.2046">
                <text:p>-67.2046</text:p>
              </table:table-cell>
              <table:table-cell office:value-type="float" office:value="6.3187">
                <text:p>6.31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77.4009">
                <text:p>77.4009</text:p>
              </table:table-cell>
              <table:table-cell office:value-type="float" office:value="-17.5477">
                <text:p>-17.54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2.8553">
                <text:p>22.8553</text:p>
              </table:table-cell>
              <table:table-cell office:value-type="float" office:value="-4.01976">
                <text:p>-4.019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3.5137">
                <text:p>63.5137</text:p>
              </table:table-cell>
              <table:table-cell office:value-type="float" office:value="-96.9889">
                <text:p>-96.988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49.3581">
                <text:p>49.3581</text:p>
              </table:table-cell>
              <table:table-cell office:value-type="float" office:value="52.5176">
                <text:p>52.51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-58.356">
                <text:p>-58.356</text:p>
              </table:table-cell>
              <table:table-cell office:value-type="float" office:value="-46.7481">
                <text:p>-46.74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-87.1637">
                <text:p>-87.1637</text:p>
              </table:table-cell>
              <table:table-cell office:value-type="float" office:value="90.0614">
                <text:p>90.06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62.3813">
                <text:p>62.3813</text:p>
              </table:table-cell>
              <table:table-cell office:value-type="float" office:value="28.8582">
                <text:p>28.85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-85.8304">
                <text:p>-85.8304</text:p>
              </table:table-cell>
              <table:table-cell office:value-type="float" office:value="26.1691">
                <text:p>26.169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9.862">
                <text:p>69.862</text:p>
              </table:table-cell>
              <table:table-cell office:value-type="float" office:value="-59.4031">
                <text:p>-59.403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-68.9567">
                <text:p>-68.9567</text:p>
              </table:table-cell>
              <table:table-cell office:value-type="float" office:value="49.6359">
                <text:p>49.63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7.7157">
                <text:p>57.7157</text:p>
              </table:table-cell>
              <table:table-cell office:value-type="float" office:value="-75.7976">
                <text:p>-75.79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-63.3225">
                <text:p>-63.3225</text:p>
              </table:table-cell>
              <table:table-cell office:value-type="float" office:value="-59.5941">
                <text:p>-59.59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-71.4448">
                <text:p>-71.4448</text:p>
              </table:table-cell>
              <table:table-cell office:value-type="float" office:value="61.2166">
                <text:p>61.21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6.87804">
                <text:p>6.87804</text:p>
              </table:table-cell>
              <table:table-cell office:value-type="float" office:value="-2.40767">
                <text:p>-2.407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48.7064">
                <text:p>48.7064</text:p>
              </table:table-cell>
              <table:table-cell office:value-type="float" office:value="71.2884">
                <text:p>71.288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6.54278">
                <text:p>6.54278</text:p>
              </table:table-cell>
              <table:table-cell office:value-type="float" office:value="26.7464">
                <text:p>26.74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.6382">
                <text:p>12.6382</text:p>
              </table:table-cell>
              <table:table-cell office:value-type="float" office:value="80.5877">
                <text:p>80.58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-48.1317">
                <text:p>-48.1317</text:p>
              </table:table-cell>
              <table:table-cell office:value-type="float" office:value="7.05197">
                <text:p>7.051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-55.4427">
                <text:p>-55.4427</text:p>
              </table:table-cell>
              <table:table-cell office:value-type="float" office:value="19.8239">
                <text:p>19.82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-68.1598">
                <text:p>-68.1598</text:p>
              </table:table-cell>
              <table:table-cell office:value-type="float" office:value="26.6402">
                <text:p>26.640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-35.6582">
                <text:p>-35.6582</text:p>
              </table:table-cell>
              <table:table-cell office:value-type="float" office:value="-57.8886">
                <text:p>-57.88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5.6291">
                <text:p>25.6291</text:p>
              </table:table-cell>
              <table:table-cell office:value-type="float" office:value="51.1315">
                <text:p>51.131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-48.5333">
                <text:p>-48.5333</text:p>
              </table:table-cell>
              <table:table-cell office:value-type="float" office:value="-63.1828">
                <text:p>-63.18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-98.1927">
                <text:p>-98.1927</text:p>
              </table:table-cell>
              <table:table-cell office:value-type="float" office:value="29.4687">
                <text:p>29.46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-96.2708">
                <text:p>-96.2708</text:p>
              </table:table-cell>
              <table:table-cell office:value-type="float" office:value="-49.2677">
                <text:p>-49.267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39.7294">
                <text:p>39.7294</text:p>
              </table:table-cell>
              <table:table-cell office:value-type="float" office:value="-6.88339">
                <text:p>-6.88339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-31.2321">
                <text:p>-31.2321</text:p>
              </table:table-cell>
              <table:table-cell office:value-type="float" office:value="-91.7083">
                <text:p>-91.70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63.6635">
                <text:p>63.6635</text:p>
              </table:table-cell>
              <table:table-cell office:value-type="float" office:value="35.6197">
                <text:p>35.61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97.4903">
                <text:p>97.4903</text:p>
              </table:table-cell>
              <table:table-cell office:value-type="float" office:value="-6.05514">
                <text:p>-6.055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-47.0994">
                <text:p>-47.0994</text:p>
              </table:table-cell>
              <table:table-cell office:value-type="float" office:value="88.6869">
                <text:p>88.686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-87.8532">
                <text:p>-87.8532</text:p>
              </table:table-cell>
              <table:table-cell office:value-type="float" office:value="74.0318">
                <text:p>74.03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-73.249">
                <text:p>-73.249</text:p>
              </table:table-cell>
              <table:table-cell office:value-type="float" office:value="-58.3028">
                <text:p>-58.30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-48.8013">
                <text:p>-48.8013</text:p>
              </table:table-cell>
              <table:table-cell office:value-type="float" office:value="-51.4172">
                <text:p>-51.41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-86.0808">
                <text:p>-86.0808</text:p>
              </table:table-cell>
              <table:table-cell office:value-type="float" office:value="-50.1261">
                <text:p>-50.126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-40.9736">
                <text:p>-40.9736</text:p>
              </table:table-cell>
              <table:table-cell office:value-type="float" office:value="55.1867">
                <text:p>55.18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-51.2489">
                <text:p>-51.2489</text:p>
              </table:table-cell>
              <table:table-cell office:value-type="float" office:value="-37.4811">
                <text:p>-37.48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-23.1113">
                <text:p>-23.1113</text:p>
              </table:table-cell>
              <table:table-cell office:value-type="float" office:value="13.5875">
                <text:p>13.58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-23.0247">
                <text:p>-23.0247</text:p>
              </table:table-cell>
              <table:table-cell office:value-type="float" office:value="85.7664">
                <text:p>85.76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-35.2111">
                <text:p>-35.2111</text:p>
              </table:table-cell>
              <table:table-cell office:value-type="float" office:value="84.7019">
                <text:p>84.701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78.5095">
                <text:p>78.5095</text:p>
              </table:table-cell>
              <table:table-cell office:value-type="float" office:value="-43.3994">
                <text:p>-43.39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50.6063">
                <text:p>-50.6063</text:p>
              </table:table-cell>
              <table:table-cell office:value-type="float" office:value="51.3839">
                <text:p>51.38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9.6878">
                <text:p>99.6878</text:p>
              </table:table-cell>
              <table:table-cell office:value-type="float" office:value="-73.7248">
                <text:p>-73.72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36.4917">
                <text:p>-36.4917</text:p>
              </table:table-cell>
              <table:table-cell office:value-type="float" office:value="-7.94873">
                <text:p>-7.9487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5.6513">
                <text:p>45.6513</text:p>
              </table:table-cell>
              <table:table-cell office:value-type="float" office:value="46.3461">
                <text:p>46.34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52.6293">
                <text:p>52.6293</text:p>
              </table:table-cell>
              <table:table-cell office:value-type="float" office:value="88.2223">
                <text:p>88.22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61.3784">
                <text:p>61.3784</text:p>
              </table:table-cell>
              <table:table-cell office:value-type="float" office:value="-8.9226">
                <text:p>-8.922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-76.0765">
                <text:p>-76.0765</text:p>
              </table:table-cell>
              <table:table-cell office:value-type="float" office:value="-75.7966">
                <text:p>-75.79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30.9802">
                <text:p>-30.9802</text:p>
              </table:table-cell>
              <table:table-cell office:value-type="float" office:value="-86.0607">
                <text:p>-86.06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-84.906">
                <text:p>-84.906</text:p>
              </table:table-cell>
              <table:table-cell office:value-type="float" office:value="-89.0393">
                <text:p>-89.03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59.0888">
                <text:p>59.0888</text:p>
              </table:table-cell>
              <table:table-cell office:value-type="float" office:value="-22.3039">
                <text:p>-22.30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95.5848">
                <text:p>-95.5848</text:p>
              </table:table-cell>
              <table:table-cell office:value-type="float" office:value="81.707">
                <text:p>81.7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46.2205">
                <text:p>46.2205</text:p>
              </table:table-cell>
              <table:table-cell office:value-type="float" office:value="-1.62202">
                <text:p>-1.62202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41.0353">
                <text:p>-41.0353</text:p>
              </table:table-cell>
              <table:table-cell office:value-type="float" office:value="40.3124">
                <text:p>40.31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70.3245">
                <text:p>-70.3245</text:p>
              </table:table-cell>
              <table:table-cell office:value-type="float" office:value="-42.3465">
                <text:p>-42.346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2.6322">
                <text:p>62.6322</text:p>
              </table:table-cell>
              <table:table-cell office:value-type="float" office:value="-24.367">
                <text:p>-24.3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59.8638">
                <text:p>59.8638</text:p>
              </table:table-cell>
              <table:table-cell office:value-type="float" office:value="-97.173">
                <text:p>-97.17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-92.5026">
                <text:p>-92.5026</text:p>
              </table:table-cell>
              <table:table-cell office:value-type="float" office:value="-31.4318">
                <text:p>-31.431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5.0398">
                <text:p>25.0398</text:p>
              </table:table-cell>
              <table:table-cell office:value-type="float" office:value="-6.80521">
                <text:p>-6.8052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38.9564">
                <text:p>38.9564</text:p>
              </table:table-cell>
              <table:table-cell office:value-type="float" office:value="65.8432">
                <text:p>65.84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-24.4224">
                <text:p>-24.4224</text:p>
              </table:table-cell>
              <table:table-cell office:value-type="float" office:value="33.5476">
                <text:p>33.54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1.87825">
                <text:p>-1.87825</text:p>
              </table:table-cell>
              <table:table-cell office:value-type="float" office:value="2.6188">
                <text:p>2.618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3.5655">
                <text:p>13.5655</text:p>
              </table:table-cell>
              <table:table-cell office:value-type="float" office:value="80.138">
                <text:p>80.13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-3.6441">
                <text:p>-3.6441</text:p>
              </table:table-cell>
              <table:table-cell office:value-type="float" office:value="-73.7083">
                <text:p>-73.70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-83.1135">
                <text:p>-83.1135</text:p>
              </table:table-cell>
              <table:table-cell office:value-type="float" office:value="89.5775">
                <text:p>89.57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1.0855">
                <text:p>-81.0855</text:p>
              </table:table-cell>
              <table:table-cell office:value-type="float" office:value="76.0216">
                <text:p>76.02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-6.41696">
                <text:p>-6.41696</text:p>
              </table:table-cell>
              <table:table-cell office:value-type="float" office:value="18.9748">
                <text:p>18.97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-96.944">
                <text:p>-96.944</text:p>
              </table:table-cell>
              <table:table-cell office:value-type="float" office:value="47.7807">
                <text:p>47.78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48.9965">
                <text:p>48.9965</text:p>
              </table:table-cell>
              <table:table-cell office:value-type="float" office:value="-59.8763">
                <text:p>-59.87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96.0648">
                <text:p>-96.0648</text:p>
              </table:table-cell>
              <table:table-cell office:value-type="float" office:value="95.0661">
                <text:p>95.06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-19.9136">
                <text:p>-19.9136</text:p>
              </table:table-cell>
              <table:table-cell office:value-type="float" office:value="-67.3655">
                <text:p>-67.365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38.1322">
                <text:p>38.1322</text:p>
              </table:table-cell>
              <table:table-cell office:value-type="float" office:value="19.0111">
                <text:p>19.0111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11.2925">
                <text:p>-11.2925</text:p>
              </table:table-cell>
              <table:table-cell office:value-type="float" office:value="40.8916">
                <text:p>40.89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86.2688">
                <text:p>-86.2688</text:p>
              </table:table-cell>
              <table:table-cell office:value-type="float" office:value="63.7594">
                <text:p>63.75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-97.9729">
                <text:p>-97.9729</text:p>
              </table:table-cell>
              <table:table-cell office:value-type="float" office:value="-98.6316">
                <text:p>-98.63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84.1198">
                <text:p>84.1198</text:p>
              </table:table-cell>
              <table:table-cell office:value-type="float" office:value="-98.7832">
                <text:p>-98.78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85.3297">
                <text:p>-85.3297</text:p>
              </table:table-cell>
              <table:table-cell office:value-type="float" office:value="25.7693">
                <text:p>25.76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-97.4517">
                <text:p>-97.4517</text:p>
              </table:table-cell>
              <table:table-cell office:value-type="float" office:value="17.0347">
                <text:p>17.03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-1.37673">
                <text:p>-1.37673</text:p>
              </table:table-cell>
              <table:table-cell office:value-type="float" office:value="33.6488">
                <text:p>33.648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.51312">
                <text:p>-7.51312</text:p>
              </table:table-cell>
              <table:table-cell office:value-type="float" office:value="5.96654">
                <text:p>5.966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32.5068">
                <text:p>32.5068</text:p>
              </table:table-cell>
              <table:table-cell office:value-type="float" office:value="47.8211">
                <text:p>47.82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4.3454">
                <text:p>-34.3454</text:p>
              </table:table-cell>
              <table:table-cell office:value-type="float" office:value="-63.5758">
                <text:p>-63.57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49.531">
                <text:p>49.531</text:p>
              </table:table-cell>
              <table:table-cell office:value-type="float" office:value="91.8561">
                <text:p>91.85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84.5376">
                <text:p>84.5376</text:p>
              </table:table-cell>
              <table:table-cell office:value-type="float" office:value="54.3429">
                <text:p>54.34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2.03141">
                <text:p>-2.03141</text:p>
              </table:table-cell>
              <table:table-cell office:value-type="float" office:value="42.2034">
                <text:p>42.20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-1.34741">
                <text:p>-1.34741</text:p>
              </table:table-cell>
              <table:table-cell office:value-type="float" office:value="96.9382">
                <text:p>96.93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-2.94832">
                <text:p>-2.94832</text:p>
              </table:table-cell>
              <table:table-cell office:value-type="float" office:value="54.6552">
                <text:p>54.655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-17.8147">
                <text:p>-17.8147</text:p>
              </table:table-cell>
              <table:table-cell office:value-type="float" office:value="-40.0525">
                <text:p>-40.05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35.9262">
                <text:p>35.9262</text:p>
              </table:table-cell>
              <table:table-cell office:value-type="float" office:value="-46.9728">
                <text:p>-46.97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0.8313">
                <text:p>40.8313</text:p>
              </table:table-cell>
              <table:table-cell office:value-type="float" office:value="-81.4462">
                <text:p>-81.446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6.43539">
                <text:p>-6.43539</text:p>
              </table:table-cell>
              <table:table-cell office:value-type="float" office:value="-21.8222">
                <text:p>-21.82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">
                <text:p>100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2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

<file path=Object 3/content.xml><?xml version="1.0" encoding="utf-8"?>
<office:document-content xmlns:chartooo="http://openoffice.org/2010/chart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minimum="-150" chart:maximum="15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30.234cm" svg:height="20.831cm" xlink:href=".." xlink:type="simple" chart:class="chart:bubble" chart:style-name="ch1">
        <chart:legend chart:legend-position="end" svg:x="28.844cm" svg:y="10.116cm" style:legend-expansion="high" chart:style-name="ch2"/>
        <chart:plot-area chart:style-name="ch3" table:cell-range-address="Лист3.A1:Лист3.B352 Лист3.E1:Лист3.E352 Лист3.D2:Лист3.D352" chart:data-source-has-labels="row" svg:x="0.604cm" svg:y="0.416cm" svg:width="27.636cm" svg:height="19.999cm">
          <chartooo:coordinate-region svg:x="0.935cm" svg:y="0.615cm" svg:width="27.024cm" svg:height="19.601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Лист3.E2:Лист3.E352" chart:label-cell-address="Лист3.E1:Лист3.E1" chart:class="chart:bubble">
            <chart:domain table:cell-range-address="Лист3.B2:Лист3.B352"/>
            <chart:domain table:cell-range-address="Лист3.A2:Лист3.A352"/>
            <chart:data-point chart:repeated="351"/>
            <loext:propertry-mapping loext:property="FillColor" loext:cell-range-address="Лист3.D2:Лист3.D352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Столбец B</text:p>
              </table:table-cell>
              <table:table-cell office:value-type="string">
                <text:p>size</text:p>
                <draw:g>
                  <svg:desc>Лист3.E1:Лист3.E1</svg:desc>
                </draw:g>
              </table:table-cell>
              <table:table-cell office:value-type="string">
                <text:p>Столбец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187988">
                <text:p>0.187988</text:p>
                <draw:g>
                  <svg:desc>Лист3.A2:Лист3.A352</svg:desc>
                </draw:g>
              </table:table-cell>
              <table:table-cell office:value-type="float" office:value="0.982171">
                <text:p>0.982171</text:p>
                <draw:g>
                  <svg:desc>Лист3.B2:Лист3.B352</svg:desc>
                </draw:g>
              </table:table-cell>
              <table:table-cell office:value-type="float" office:value="1">
                <text:p>1</text:p>
                <draw:g>
                  <svg:desc>Лист3.E2:Лист3.E352</svg:desc>
                </draw:g>
              </table:table-cell>
              <table:table-cell office:value-type="float" office:value="16711680">
                <text:p>16711680</text:p>
                <draw:g>
                  <svg:desc>Лист3.D2:Лист3.D35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405668">
                <text:p>-0.405668</text:p>
              </table:table-cell>
              <table:table-cell office:value-type="float" office:value="-0.91402">
                <text:p>-0.9140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745769">
                <text:p>-0.745769</text:p>
              </table:table-cell>
              <table:table-cell office:value-type="float" office:value="-0.666204">
                <text:p>-0.66620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702372">
                <text:p>-0.702372</text:p>
              </table:table-cell>
              <table:table-cell office:value-type="float" office:value="0.71181">
                <text:p>0.7118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734638">
                <text:p>-0.734638</text:p>
              </table:table-cell>
              <table:table-cell office:value-type="float" office:value="-0.678459">
                <text:p>-0.6784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119469">
                <text:p>0.119469</text:p>
              </table:table-cell>
              <table:table-cell office:value-type="float" office:value="-0.992838">
                <text:p>-0.99283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666682">
                <text:p>0.666682</text:p>
              </table:table-cell>
              <table:table-cell office:value-type="float" office:value="0.745342">
                <text:p>0.74534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767684">
                <text:p>-0.767684</text:p>
              </table:table-cell>
              <table:table-cell office:value-type="float" office:value="-0.640828">
                <text:p>-0.6408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489819">
                <text:p>-0.489819</text:p>
              </table:table-cell>
              <table:table-cell office:value-type="float" office:value="0.871824">
                <text:p>0.87182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230534">
                <text:p>-0.230534</text:p>
              </table:table-cell>
              <table:table-cell office:value-type="float" office:value="0.973064">
                <text:p>0.97306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705139">
                <text:p>0.705139</text:p>
              </table:table-cell>
              <table:table-cell office:value-type="float" office:value="0.70907">
                <text:p>0.7090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838889">
                <text:p>0.838889</text:p>
              </table:table-cell>
              <table:table-cell office:value-type="float" office:value="0.544303">
                <text:p>0.54430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368572">
                <text:p>-0.368572</text:p>
              </table:table-cell>
              <table:table-cell office:value-type="float" office:value="-0.929599">
                <text:p>-0.92959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89233">
                <text:p>-0.89233</text:p>
              </table:table-cell>
              <table:table-cell office:value-type="float" office:value="-0.451383">
                <text:p>-0.4513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388188">
                <text:p>-0.388188</text:p>
              </table:table-cell>
              <table:table-cell office:value-type="float" office:value="0.92158">
                <text:p>0.921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893425">
                <text:p>0.893425</text:p>
              </table:table-cell>
              <table:table-cell office:value-type="float" office:value="0.449212">
                <text:p>0.44921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802542">
                <text:p>-0.802542</text:p>
              </table:table-cell>
              <table:table-cell office:value-type="float" office:value="-0.596596">
                <text:p>-0.5965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719243">
                <text:p>0.719243</text:p>
              </table:table-cell>
              <table:table-cell office:value-type="float" office:value="-0.694759">
                <text:p>-0.6947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726652">
                <text:p>-0.726652</text:p>
              </table:table-cell>
              <table:table-cell office:value-type="float" office:value="-0.687005">
                <text:p>-0.68700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959098">
                <text:p>0.959098</text:p>
              </table:table-cell>
              <table:table-cell office:value-type="float" office:value="0.283074">
                <text:p>0.2830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0922594">
                <text:p>-0.0922594</text:p>
              </table:table-cell>
              <table:table-cell office:value-type="float" office:value="0.995735">
                <text:p>0.9957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940037">
                <text:p>0.940037</text:p>
              </table:table-cell>
              <table:table-cell office:value-type="float" office:value="-0.341074">
                <text:p>-0.3410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588531">
                <text:p>0.588531</text:p>
              </table:table-cell>
              <table:table-cell office:value-type="float" office:value="0.808475">
                <text:p>0.80847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289041">
                <text:p>-0.289041</text:p>
              </table:table-cell>
              <table:table-cell office:value-type="float" office:value="-0.957317">
                <text:p>-0.95731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573968">
                <text:p>-0.573968</text:p>
              </table:table-cell>
              <table:table-cell office:value-type="float" office:value="-0.818878">
                <text:p>-0.8188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615743">
                <text:p>0.615743</text:p>
              </table:table-cell>
              <table:table-cell office:value-type="float" office:value="-0.787947">
                <text:p>-0.7879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203239">
                <text:p>-0.203239</text:p>
              </table:table-cell>
              <table:table-cell office:value-type="float" office:value="-0.979129">
                <text:p>-0.9791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0.404044">
                <text:p>0.404044</text:p>
              </table:table-cell>
              <table:table-cell office:value-type="float" office:value="0.914739">
                <text:p>0.9147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592459">
                <text:p>-0.592459</text:p>
              </table:table-cell>
              <table:table-cell office:value-type="float" office:value="0.805601">
                <text:p>0.80560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751415">
                <text:p>-0.751415</text:p>
              </table:table-cell>
              <table:table-cell office:value-type="float" office:value="-0.65983">
                <text:p>-0.6598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582922">
                <text:p>-0.582922</text:p>
              </table:table-cell>
              <table:table-cell office:value-type="float" office:value="-0.812528">
                <text:p>-0.8125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0.706715">
                <text:p>0.706715</text:p>
              </table:table-cell>
              <table:table-cell office:value-type="float" office:value="-0.707499">
                <text:p>-0.70749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464589">
                <text:p>-0.464589</text:p>
              </table:table-cell>
              <table:table-cell office:value-type="float" office:value="-0.885527">
                <text:p>-0.88552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0.719306">
                <text:p>0.719306</text:p>
              </table:table-cell>
              <table:table-cell office:value-type="float" office:value="0.694694">
                <text:p>0.6946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731762">
                <text:p>-0.731762</text:p>
              </table:table-cell>
              <table:table-cell office:value-type="float" office:value="0.681561">
                <text:p>0.6815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23533">
                <text:p>-0.523533</text:p>
              </table:table-cell>
              <table:table-cell office:value-type="float" office:value="-0.852005">
                <text:p>-0.85200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196411">
                <text:p>-0.196411</text:p>
              </table:table-cell>
              <table:table-cell office:value-type="float" office:value="-0.980522">
                <text:p>-0.9805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337025">
                <text:p>-0.337025</text:p>
              </table:table-cell>
              <table:table-cell office:value-type="float" office:value="0.941496">
                <text:p>0.9414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0.372587">
                <text:p>0.372587</text:p>
              </table:table-cell>
              <table:table-cell office:value-type="float" office:value="0.927997">
                <text:p>0.92799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0.0270914">
                <text:p>0.0270914</text:p>
              </table:table-cell>
              <table:table-cell office:value-type="float" office:value="0.999633">
                <text:p>0.99963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-0.14515">
                <text:p>-0.14515</text:p>
              </table:table-cell>
              <table:table-cell office:value-type="float" office:value="0.98941">
                <text:p>0.989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-0.379081">
                <text:p>-0.379081</text:p>
              </table:table-cell>
              <table:table-cell office:value-type="float" office:value="-0.925363">
                <text:p>-0.9253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-0.0400503">
                <text:p>-0.0400503</text:p>
              </table:table-cell>
              <table:table-cell office:value-type="float" office:value="0.999198">
                <text:p>0.9991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-0.4372">
                <text:p>-0.4372</text:p>
              </table:table-cell>
              <table:table-cell office:value-type="float" office:value="-0.899365">
                <text:p>-0.89936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814298">
                <text:p>0.814298</text:p>
              </table:table-cell>
              <table:table-cell office:value-type="float" office:value="0.580447">
                <text:p>0.5804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-0.678734">
                <text:p>-0.678734</text:p>
              </table:table-cell>
              <table:table-cell office:value-type="float" office:value="-0.734385">
                <text:p>-0.73438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723969">
                <text:p>0.723969</text:p>
              </table:table-cell>
              <table:table-cell office:value-type="float" office:value="0.689832">
                <text:p>0.6898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218686">
                <text:p>-0.218686</text:p>
              </table:table-cell>
              <table:table-cell office:value-type="float" office:value="0.975795">
                <text:p>0.9757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0.44029">
                <text:p>-0.44029</text:p>
              </table:table-cell>
              <table:table-cell office:value-type="float" office:value="-0.897856">
                <text:p>-0.8978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0.124212">
                <text:p>-0.124212</text:p>
              </table:table-cell>
              <table:table-cell office:value-type="float" office:value="0.992256">
                <text:p>0.9922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.15263">
                <text:p>5.15263</text:p>
              </table:table-cell>
              <table:table-cell office:value-type="float" office:value="14.0872">
                <text:p>14.08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0.6457">
                <text:p>-10.6457</text:p>
              </table:table-cell>
              <table:table-cell office:value-type="float" office:value="10.5674">
                <text:p>10.567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-11.1006">
                <text:p>-11.1006</text:p>
              </table:table-cell>
              <table:table-cell office:value-type="float" office:value="-10.0884">
                <text:p>-10.088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-0.709258">
                <text:p>-0.709258</text:p>
              </table:table-cell>
              <table:table-cell office:value-type="float" office:value="-14.9832">
                <text:p>-14.983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.74563">
                <text:p>5.74563</text:p>
              </table:table-cell>
              <table:table-cell office:value-type="float" office:value="-13.856">
                <text:p>-13.8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-8.63574">
                <text:p>-8.63574</text:p>
              </table:table-cell>
              <table:table-cell office:value-type="float" office:value="-12.2647">
                <text:p>-12.264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-3.14886">
                <text:p>-3.14886</text:p>
              </table:table-cell>
              <table:table-cell office:value-type="float" office:value="-14.6658">
                <text:p>-14.66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-11.5173">
                <text:p>-11.5173</text:p>
              </table:table-cell>
              <table:table-cell office:value-type="float" office:value="9.60996">
                <text:p>9.609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-1.82509">
                <text:p>-1.82509</text:p>
              </table:table-cell>
              <table:table-cell office:value-type="float" office:value="-14.8886">
                <text:p>-14.888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2.0359">
                <text:p>12.0359</text:p>
              </table:table-cell>
              <table:table-cell office:value-type="float" office:value="8.95199">
                <text:p>8.9519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5.5804">
                <text:p>5.5804</text:p>
              </table:table-cell>
              <table:table-cell office:value-type="float" office:value="-13.9233">
                <text:p>-13.923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-8.81351">
                <text:p>-8.81351</text:p>
              </table:table-cell>
              <table:table-cell office:value-type="float" office:value="-12.1376">
                <text:p>-12.13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433506">
                <text:p>0.433506</text:p>
              </table:table-cell>
              <table:table-cell office:value-type="float" office:value="-14.9937">
                <text:p>-14.993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-5.91123">
                <text:p>-5.91123</text:p>
              </table:table-cell>
              <table:table-cell office:value-type="float" office:value="-13.7861">
                <text:p>-13.786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7.8327">
                <text:p>7.8327</text:p>
              </table:table-cell>
              <table:table-cell office:value-type="float" office:value="12.7925">
                <text:p>12.79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34253">
                <text:p>7.34253</text:p>
              </table:table-cell>
              <table:table-cell office:value-type="float" office:value="13.08">
                <text:p>13.0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-8.75193">
                <text:p>-8.75193</text:p>
              </table:table-cell>
              <table:table-cell office:value-type="float" office:value="12.1821">
                <text:p>12.182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2.7461">
                <text:p>12.7461</text:p>
              </table:table-cell>
              <table:table-cell office:value-type="float" office:value="7.90811">
                <text:p>7.908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4.8173">
                <text:p>4.8173</text:p>
              </table:table-cell>
              <table:table-cell office:value-type="float" office:value="-14.2054">
                <text:p>-14.20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-7.20657">
                <text:p>-7.20657</text:p>
              </table:table-cell>
              <table:table-cell office:value-type="float" office:value="-13.1554">
                <text:p>-13.155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-6.05021">
                <text:p>-6.05021</text:p>
              </table:table-cell>
              <table:table-cell office:value-type="float" office:value="13.7257">
                <text:p>13.725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-14.6605">
                <text:p>-14.6605</text:p>
              </table:table-cell>
              <table:table-cell office:value-type="float" office:value="3.17334">
                <text:p>3.173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06121">
                <text:p>6.06121</text:p>
              </table:table-cell>
              <table:table-cell office:value-type="float" office:value="13.7209">
                <text:p>13.72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3.6681">
                <text:p>13.6681</text:p>
              </table:table-cell>
              <table:table-cell office:value-type="float" office:value="6.17913">
                <text:p>6.1791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65581">
                <text:p>6.65581</text:p>
              </table:table-cell>
              <table:table-cell office:value-type="float" office:value="13.4425">
                <text:p>13.44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-2.61452">
                <text:p>-2.61452</text:p>
              </table:table-cell>
              <table:table-cell office:value-type="float" office:value="14.7704">
                <text:p>14.770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-5.65545">
                <text:p>-5.65545</text:p>
              </table:table-cell>
              <table:table-cell office:value-type="float" office:value="13.893">
                <text:p>13.8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17429">
                <text:p>2.17429</text:p>
              </table:table-cell>
              <table:table-cell office:value-type="float" office:value="14.8416">
                <text:p>14.841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.38582">
                <text:p>2.38582</text:p>
              </table:table-cell>
              <table:table-cell office:value-type="float" office:value="14.809">
                <text:p>14.8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.77051">
                <text:p>8.77051</text:p>
              </table:table-cell>
              <table:table-cell office:value-type="float" office:value="-12.1687">
                <text:p>-12.16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5.271">
                <text:p>5.271</text:p>
              </table:table-cell>
              <table:table-cell office:value-type="float" office:value="-14.0434">
                <text:p>-14.04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-6.17482">
                <text:p>-6.17482</text:p>
              </table:table-cell>
              <table:table-cell office:value-type="float" office:value="-13.6701">
                <text:p>-13.670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-7.52435">
                <text:p>-7.52435</text:p>
              </table:table-cell>
              <table:table-cell office:value-type="float" office:value="12.9763">
                <text:p>12.97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0.56388">
                <text:p>0.56388</text:p>
              </table:table-cell>
              <table:table-cell office:value-type="float" office:value="14.9894">
                <text:p>14.98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3.24043">
                <text:p>3.24043</text:p>
              </table:table-cell>
              <table:table-cell office:value-type="float" office:value="-14.6458">
                <text:p>-14.64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-14.4556">
                <text:p>-14.4556</text:p>
              </table:table-cell>
              <table:table-cell office:value-type="float" office:value="4.00453">
                <text:p>4.0045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-9.68087">
                <text:p>-9.68087</text:p>
              </table:table-cell>
              <table:table-cell office:value-type="float" office:value="11.4578">
                <text:p>11.457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4.96055">
                <text:p>4.96055</text:p>
              </table:table-cell>
              <table:table-cell office:value-type="float" office:value="14.156">
                <text:p>14.15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-2.33193">
                <text:p>-2.33193</text:p>
              </table:table-cell>
              <table:table-cell office:value-type="float" office:value="-14.8176">
                <text:p>-14.81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-14.1588">
                <text:p>-14.1588</text:p>
              </table:table-cell>
              <table:table-cell office:value-type="float" office:value="4.9527">
                <text:p>4.952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8.92883">
                <text:p>-8.92883</text:p>
              </table:table-cell>
              <table:table-cell office:value-type="float" office:value="-12.0531">
                <text:p>-12.053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1.0359">
                <text:p>-11.0359</text:p>
              </table:table-cell>
              <table:table-cell office:value-type="float" office:value="10.1592">
                <text:p>10.1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-2.63933">
                <text:p>-2.63933</text:p>
              </table:table-cell>
              <table:table-cell office:value-type="float" office:value="-14.766">
                <text:p>-14.76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0.627539">
                <text:p>0.627539</text:p>
              </table:table-cell>
              <table:table-cell office:value-type="float" office:value="-14.9869">
                <text:p>-14.986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-4.88341">
                <text:p>-4.88341</text:p>
              </table:table-cell>
              <table:table-cell office:value-type="float" office:value="14.1828">
                <text:p>14.182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-8.75365">
                <text:p>-8.75365</text:p>
              </table:table-cell>
              <table:table-cell office:value-type="float" office:value="12.1809">
                <text:p>12.180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0.767983">
                <text:p>0.767983</text:p>
              </table:table-cell>
              <table:table-cell office:value-type="float" office:value="-14.9803">
                <text:p>-14.980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-14.2591">
                <text:p>-14.2591</text:p>
              </table:table-cell>
              <table:table-cell office:value-type="float" office:value="4.65592">
                <text:p>4.6559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575">
                <text:p>6.575</text:p>
              </table:table-cell>
              <table:table-cell office:value-type="float" office:value="13.4822">
                <text:p>13.48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3.6908">
                <text:p>13.6908</text:p>
              </table:table-cell>
              <table:table-cell office:value-type="float" office:value="6.1287">
                <text:p>6.128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26.2472">
                <text:p>26.2472</text:p>
              </table:table-cell>
              <table:table-cell office:value-type="float" office:value="29.842">
                <text:p>29.84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24.3099">
                <text:p>24.3099</text:p>
              </table:table-cell>
              <table:table-cell office:value-type="float" office:value="20.0479">
                <text:p>20.047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1.9932">
                <text:p>21.9932</text:p>
              </table:table-cell>
              <table:table-cell office:value-type="float" office:value="28.9949">
                <text:p>28.994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25.7398">
                <text:p>25.7398</text:p>
              </table:table-cell>
              <table:table-cell office:value-type="float" office:value="29.945">
                <text:p>29.94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25.7844">
                <text:p>25.7844</text:p>
              </table:table-cell>
              <table:table-cell office:value-type="float" office:value="20.0619">
                <text:p>20.061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6.8363">
                <text:p>26.8363</text:p>
              </table:table-cell>
              <table:table-cell office:value-type="float" office:value="20.3494">
                <text:p>20.349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24.4726">
                <text:p>24.4726</text:p>
              </table:table-cell>
              <table:table-cell office:value-type="float" office:value="20.0279">
                <text:p>20.027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26.1432">
                <text:p>26.1432</text:p>
              </table:table-cell>
              <table:table-cell office:value-type="float" office:value="20.1324">
                <text:p>20.132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22.1628">
                <text:p>22.1628</text:p>
              </table:table-cell>
              <table:table-cell office:value-type="float" office:value="20.8829">
                <text:p>20.8829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27.5381">
                <text:p>27.5381</text:p>
              </table:table-cell>
              <table:table-cell office:value-type="float" office:value="20.6921">
                <text:p>20.692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27.7721">
                <text:p>27.7721</text:p>
              </table:table-cell>
              <table:table-cell office:value-type="float" office:value="29.1612">
                <text:p>29.161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28.9582">
                <text:p>28.9582</text:p>
              </table:table-cell>
              <table:table-cell office:value-type="float" office:value="21.9451">
                <text:p>21.945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27.8454">
                <text:p>27.8454</text:p>
              </table:table-cell>
              <table:table-cell office:value-type="float" office:value="20.8886">
                <text:p>20.888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28.5202">
                <text:p>28.5202</text:p>
              </table:table-cell>
              <table:table-cell office:value-type="float" office:value="21.4492">
                <text:p>21.449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.8922">
                <text:p>22.8922</text:p>
              </table:table-cell>
              <table:table-cell office:value-type="float" office:value="20.466">
                <text:p>20.46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28.8931">
                <text:p>28.8931</text:p>
              </table:table-cell>
              <table:table-cell office:value-type="float" office:value="21.8625">
                <text:p>21.862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25.679">
                <text:p>25.679</text:p>
              </table:table-cell>
              <table:table-cell office:value-type="float" office:value="20.0463">
                <text:p>20.046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1.4436">
                <text:p>21.4436</text:p>
              </table:table-cell>
              <table:table-cell office:value-type="float" office:value="21.4854">
                <text:p>21.485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29.1324">
                <text:p>29.1324</text:p>
              </table:table-cell>
              <table:table-cell office:value-type="float" office:value="27.8148">
                <text:p>27.814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1.607">
                <text:p>21.607</text:p>
              </table:table-cell>
              <table:table-cell office:value-type="float" office:value="21.3275">
                <text:p>21.327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3.3806">
                <text:p>23.3806</text:p>
              </table:table-cell>
              <table:table-cell office:value-type="float" office:value="20.2695">
                <text:p>20.269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23.7549">
                <text:p>23.7549</text:p>
              </table:table-cell>
              <table:table-cell office:value-type="float" office:value="29.8425">
                <text:p>29.842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25.744">
                <text:p>25.744</text:p>
              </table:table-cell>
              <table:table-cell office:value-type="float" office:value="20.0557">
                <text:p>20.055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6.0202">
                <text:p>26.0202</text:p>
              </table:table-cell>
              <table:table-cell office:value-type="float" office:value="20.1052">
                <text:p>20.105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23.9941">
                <text:p>23.9941</text:p>
              </table:table-cell>
              <table:table-cell office:value-type="float" office:value="29.8978">
                <text:p>29.897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23.5327">
                <text:p>23.5327</text:p>
              </table:table-cell>
              <table:table-cell office:value-type="float" office:value="20.2202">
                <text:p>20.220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6.1921">
                <text:p>26.1921</text:p>
              </table:table-cell>
              <table:table-cell office:value-type="float" office:value="29.8558">
                <text:p>29.855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27.5351">
                <text:p>27.5351</text:p>
              </table:table-cell>
              <table:table-cell office:value-type="float" office:value="29.3097">
                <text:p>29.309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9.9892">
                <text:p>29.9892</text:p>
              </table:table-cell>
              <table:table-cell office:value-type="float" office:value="25.3292">
                <text:p>25.329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8.6725">
                <text:p>28.6725</text:p>
              </table:table-cell>
              <table:table-cell office:value-type="float" office:value="21.607">
                <text:p>21.60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22.9764">
                <text:p>22.9764</text:p>
              </table:table-cell>
              <table:table-cell office:value-type="float" office:value="29.5722">
                <text:p>29.572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9.8733">
                <text:p>29.8733</text:p>
              </table:table-cell>
              <table:table-cell office:value-type="float" office:value="26.1186">
                <text:p>26.118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25.869">
                <text:p>25.869</text:p>
              </table:table-cell>
              <table:table-cell office:value-type="float" office:value="20.0761">
                <text:p>20.076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23.0232">
                <text:p>23.0232</text:p>
              </table:table-cell>
              <table:table-cell office:value-type="float" office:value="20.4074">
                <text:p>20.407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.9541">
                <text:p>20.9541</text:p>
              </table:table-cell>
              <table:table-cell office:value-type="float" office:value="22.0623">
                <text:p>22.062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9.8134">
                <text:p>29.8134</text:p>
              </table:table-cell>
              <table:table-cell office:value-type="float" office:value="23.6467">
                <text:p>23.646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22.5493">
                <text:p>22.5493</text:p>
              </table:table-cell>
              <table:table-cell office:value-type="float" office:value="29.3582">
                <text:p>29.358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9.9222">
                <text:p>29.9222</text:p>
              </table:table-cell>
              <table:table-cell office:value-type="float" office:value="24.1214">
                <text:p>24.121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29.7421">
                <text:p>29.7421</text:p>
              </table:table-cell>
              <table:table-cell office:value-type="float" office:value="26.5852">
                <text:p>26.585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28.0343">
                <text:p>28.0343</text:p>
              </table:table-cell>
              <table:table-cell office:value-type="float" office:value="28.974">
                <text:p>28.974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2.6887">
                <text:p>22.6887</text:p>
              </table:table-cell>
              <table:table-cell office:value-type="float" office:value="20.5663">
                <text:p>20.5663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2.5994">
                <text:p>22.5994</text:p>
              </table:table-cell>
              <table:table-cell office:value-type="float" office:value="29.386">
                <text:p>29.38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25.9097">
                <text:p>25.9097</text:p>
              </table:table-cell>
              <table:table-cell office:value-type="float" office:value="20.0835">
                <text:p>20.0835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3.5205">
                <text:p>23.5205</text:p>
              </table:table-cell>
              <table:table-cell office:value-type="float" office:value="29.7761">
                <text:p>29.776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2.3394">
                <text:p>22.3394</text:p>
              </table:table-cell>
              <table:table-cell office:value-type="float" office:value="20.7667">
                <text:p>20.766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9.7231">
                <text:p>29.7231</text:p>
              </table:table-cell>
              <table:table-cell office:value-type="float" office:value="23.3592">
                <text:p>23.3592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5.1034">
                <text:p>25.1034</text:p>
              </table:table-cell>
              <table:table-cell office:value-type="float" office:value="20.0011">
                <text:p>20.0011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8.9227">
                <text:p>28.9227</text:p>
              </table:table-cell>
              <table:table-cell office:value-type="float" office:value="21.8996">
                <text:p>21.8996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2.0056">
                <text:p>22.0056</text:p>
              </table:table-cell>
              <table:table-cell office:value-type="float" office:value="20.9958">
                <text:p>20.9958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2.5441">
                <text:p>22.5441</text:p>
              </table:table-cell>
              <table:table-cell office:value-type="float" office:value="20.6447">
                <text:p>20.6447</text:p>
              </table:table-cell>
              <table:table-cell office:value-type="float" office:value="1">
                <text:p>1</text:p>
              </table:table-cell>
              <table:table-cell office:value-type="float" office:value="65280">
                <text:p>65280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-33.1162">
                <text:p>-33.1162</text:p>
              </table:table-cell>
              <table:table-cell office:value-type="float" office:value="33.1096">
                <text:p>33.10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-16.8912">
                <text:p>-16.8912</text:p>
              </table:table-cell>
              <table:table-cell office:value-type="float" office:value="-90.1667">
                <text:p>-90.16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-29.7287">
                <text:p>-29.7287</text:p>
              </table:table-cell>
              <table:table-cell office:value-type="float" office:value="94.6834">
                <text:p>94.68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49.961">
                <text:p>49.961</text:p>
              </table:table-cell>
              <table:table-cell office:value-type="float" office:value="-58.2593">
                <text:p>-58.259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-45.1354">
                <text:p>-45.1354</text:p>
              </table:table-cell>
              <table:table-cell office:value-type="float" office:value="-24.9776">
                <text:p>-24.97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-4.47514">
                <text:p>-4.47514</text:p>
              </table:table-cell>
              <table:table-cell office:value-type="float" office:value="42.4077">
                <text:p>42.40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49.3534">
                <text:p>49.3534</text:p>
              </table:table-cell>
              <table:table-cell office:value-type="float" office:value="19.9611">
                <text:p>19.961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-66.6329">
                <text:p>-66.6329</text:p>
              </table:table-cell>
              <table:table-cell office:value-type="float" office:value="-39.1663">
                <text:p>-39.166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66.958">
                <text:p>66.958</text:p>
              </table:table-cell>
              <table:table-cell office:value-type="float" office:value="9.27035">
                <text:p>9.270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-14.2633">
                <text:p>-14.2633</text:p>
              </table:table-cell>
              <table:table-cell office:value-type="float" office:value="-35.2048">
                <text:p>-35.204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-58.967">
                <text:p>-58.967</text:p>
              </table:table-cell>
              <table:table-cell office:value-type="float" office:value="-55.8467">
                <text:p>-55.846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.9212">
                <text:p>16.9212</text:p>
              </table:table-cell>
              <table:table-cell office:value-type="float" office:value="-25.4125">
                <text:p>-25.41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-6.34261">
                <text:p>-6.34261</text:p>
              </table:table-cell>
              <table:table-cell office:value-type="float" office:value="68.1189">
                <text:p>68.1189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-28.2361">
                <text:p>-28.2361</text:p>
              </table:table-cell>
              <table:table-cell office:value-type="float" office:value="32.798">
                <text:p>32.7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91.1713">
                <text:p>91.1713</text:p>
              </table:table-cell>
              <table:table-cell office:value-type="float" office:value="-44.4122">
                <text:p>-44.412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-40.9534">
                <text:p>-40.9534</text:p>
              </table:table-cell>
              <table:table-cell office:value-type="float" office:value="-33.6535">
                <text:p>-33.653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59.9433">
                <text:p>59.9433</text:p>
              </table:table-cell>
              <table:table-cell office:value-type="float" office:value="56.1225">
                <text:p>56.122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59.0307">
                <text:p>59.0307</text:p>
              </table:table-cell>
              <table:table-cell office:value-type="float" office:value="-8.40658">
                <text:p>-8.4065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72.2634">
                <text:p>72.2634</text:p>
              </table:table-cell>
              <table:table-cell office:value-type="float" office:value="56.6434">
                <text:p>56.643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79.2577">
                <text:p>79.2577</text:p>
              </table:table-cell>
              <table:table-cell office:value-type="float" office:value="29.6541">
                <text:p>29.6541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-20.159">
                <text:p>-20.159</text:p>
              </table:table-cell>
              <table:table-cell office:value-type="float" office:value="73.4952">
                <text:p>73.4952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-67.9449">
                <text:p>-67.9449</text:p>
              </table:table-cell>
              <table:table-cell office:value-type="float" office:value="-96.607">
                <text:p>-96.607</text:p>
              </table:table-cell>
              <table:table-cell office:value-type="float" office:value="1">
                <text:p>1</text:p>
              </table:table-cell>
              <table:table-cell office:value-type="float" office:value="255">
                <text:p>25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76.715">
                <text:p>76.715</text:p>
              </table:table-cell>
              <table:table-cell office:value-type="float" office:value="-14.196">
                <text:p>-14.19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48.8606">
                <text:p>48.8606</text:p>
              </table:table-cell>
              <table:table-cell office:value-type="float" office:value="-6.27077">
                <text:p>-6.270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-89.3027">
                <text:p>-89.3027</text:p>
              </table:table-cell>
              <table:table-cell office:value-type="float" office:value="-21.3798">
                <text:p>-21.379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7.7405">
                <text:p>87.7405</text:p>
              </table:table-cell>
              <table:table-cell office:value-type="float" office:value="40.494">
                <text:p>40.49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33.9729">
                <text:p>33.9729</text:p>
              </table:table-cell>
              <table:table-cell office:value-type="float" office:value="-35.6759">
                <text:p>-35.675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35.8298">
                <text:p>35.8298</text:p>
              </table:table-cell>
              <table:table-cell office:value-type="float" office:value="-94.6153">
                <text:p>-94.615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-74.2563">
                <text:p>-74.2563</text:p>
              </table:table-cell>
              <table:table-cell office:value-type="float" office:value="-19.4714">
                <text:p>-19.4714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3.90239">
                <text:p>3.90239</text:p>
              </table:table-cell>
              <table:table-cell office:value-type="float" office:value="59.0677">
                <text:p>59.06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-52.9476">
                <text:p>-52.9476</text:p>
              </table:table-cell>
              <table:table-cell office:value-type="float" office:value="1.43453">
                <text:p>1.4345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-44.8787">
                <text:p>-44.8787</text:p>
              </table:table-cell>
              <table:table-cell office:value-type="float" office:value="-40.3877">
                <text:p>-40.387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-29.5578">
                <text:p>-29.5578</text:p>
              </table:table-cell>
              <table:table-cell office:value-type="float" office:value="45.7195">
                <text:p>45.7195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41.9921">
                <text:p>41.9921</text:p>
              </table:table-cell>
              <table:table-cell office:value-type="float" office:value="-75.8236">
                <text:p>-75.823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-19.7425">
                <text:p>-19.7425</text:p>
              </table:table-cell>
              <table:table-cell office:value-type="float" office:value="-92.3876">
                <text:p>-92.387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-59.0026">
                <text:p>-59.0026</text:p>
              </table:table-cell>
              <table:table-cell office:value-type="float" office:value="-38.2872">
                <text:p>-38.287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44.4089">
                <text:p>44.4089</text:p>
              </table:table-cell>
              <table:table-cell office:value-type="float" office:value="69.2746">
                <text:p>69.274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07">
                <text:p>19.507</text:p>
              </table:table-cell>
              <table:table-cell office:value-type="float" office:value="-84.1323">
                <text:p>-84.13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-73.3943">
                <text:p>-73.3943</text:p>
              </table:table-cell>
              <table:table-cell office:value-type="float" office:value="-58.636">
                <text:p>-58.63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-44.8357">
                <text:p>-44.8357</text:p>
              </table:table-cell>
              <table:table-cell office:value-type="float" office:value="88.6329">
                <text:p>88.632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-35.5565">
                <text:p>-35.5565</text:p>
              </table:table-cell>
              <table:table-cell office:value-type="float" office:value="16.8182">
                <text:p>16.8182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-60.5279">
                <text:p>-60.5279</text:p>
              </table:table-cell>
              <table:table-cell office:value-type="float" office:value="80.1653">
                <text:p>80.165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7.42106">
                <text:p>7.42106</text:p>
              </table:table-cell>
              <table:table-cell office:value-type="float" office:value="8.09768">
                <text:p>8.097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-78.0224">
                <text:p>-78.0224</text:p>
              </table:table-cell>
              <table:table-cell office:value-type="float" office:value="88.7437">
                <text:p>88.7437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30.3395">
                <text:p>30.3395</text:p>
              </table:table-cell>
              <table:table-cell office:value-type="float" office:value="-10.1773">
                <text:p>-10.177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36.938">
                <text:p>36.938</text:p>
              </table:table-cell>
              <table:table-cell office:value-type="float" office:value="24.6039">
                <text:p>24.6039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62.1767">
                <text:p>62.1767</text:p>
              </table:table-cell>
              <table:table-cell office:value-type="float" office:value="-80.9023">
                <text:p>-80.9023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89.8158">
                <text:p>89.8158</text:p>
              </table:table-cell>
              <table:table-cell office:value-type="float" office:value="7.75246">
                <text:p>7.75246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43.7182">
                <text:p>43.7182</text:p>
              </table:table-cell>
              <table:table-cell office:value-type="float" office:value="-89.4768">
                <text:p>-89.4768</text:p>
              </table:table-cell>
              <table:table-cell office:value-type="float" office:value="1">
                <text:p>1</text:p>
              </table:table-cell>
              <table:table-cell office:value-type="float" office:value="16711680">
                <text:p>16711680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-20.2465">
                <text:p>-20.2465</text:p>
              </table:table-cell>
              <table:table-cell office:value-type="float" office:value="61.9781">
                <text:p>61.9781</text:p>
              </table:table-cell>
              <table:table-cell office:value-type="float" office:value="1">
                <text:p>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0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1000">
                <text:p>100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ooo="http://openoffice.org/2004/office" xmlns:office="urn:oasis:names:tc:opendocument:xmlns:office:1.0" xmlns:xlink="http://www.w3.org/1999/xlink" xmlns:chartooo="http://openoffice.org/2010/chart" xmlns:dc="http://purl.org/dc/elements/1.1/" xmlns:meta="urn:oasis:names:tc:opendocument:xmlns:meta:1.0" office:version="1.2">
  <office:meta>
    <meta:generator>LibreOffice/6.3.4.2$Linux_X86_64 LibreOffice_project/30$Build-2</meta:generator>
  </office:meta>
</office:document-meta>
</file>

<file path=Object 3/styles.xml><?xml version="1.0" encoding="utf-8"?>
<office:document-styles xmlns:chartooo="http://openoffice.org/2010/chart" xmlns:grddl="http://www.w3.org/2003/g/data-view#" xmlns:xhtml="http://www.w3.org/1999/xhtml" xmlns:dom="http://www.w3.org/2001/xml-events" xmlns:draw="urn:oasis:names:tc:opendocument:xmlns:drawing:1.0" xmlns:dr3d="urn:oasis:names:tc:opendocument:xmlns:dr3d:1.0" xmlns:text="urn:oasis:names:tc:opendocument:xmlns:text:1.0" xmlns:dc="http://purl.org/dc/elements/1.1/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chart="urn:oasis:names:tc:opendocument:xmlns:chart:1.0" xmlns:style="urn:oasis:names:tc:opendocument:xmlns:style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script="urn:oasis:names:tc:opendocument:xmlns:script:1.0" xmlns:calcext="urn:org:documentfoundation:names:experimental:calc:xmlns:calcext:1.0" xmlns:drawooo="http://openoffice.org/2010/draw" xmlns:xlink="http://www.w3.org/1999/xlink" xmlns:field="urn:openoffice:names:experimental:ooo-ms-interop:xmlns:field:1.0" office:version="1.2">
  <office:styles/>
</office:document-styles>
</file>